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2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4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6" style:family="table-cell" style:parent-style-name="Normal_32_5" style:data-style-name="N0">
      <style:table-cell-properties style:vertical-align="top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17" style:family="table-cell" style:parent-style-name="Normal_32_5" style:data-style-name="N0">
      <style:table-cell-properties style:vertical-align="automatic" fo:background-color="transparent"/>
    </style:style>
    <style:style style:name="ce118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19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1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2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3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4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5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8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9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30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1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32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33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35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6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7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39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0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51pt" style:use-optimal-row-height="true" fo:break-before="auto"/>
    </style:style>
    <style:style style:name="ro15" style:family="table-row">
      <style:table-row-properties style:row-height="15pt" style:use-optimal-row-height="false" fo:break-before="auto"/>
    </style:style>
    <style:style style:name="ro16" style:family="table-row">
      <style:table-row-properties style:row-height="48.75pt" style:use-optimal-row-height="true" fo:break-before="auto"/>
    </style:style>
    <style:style style:name="ro17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3082" table:style-name="ce30">
            <text:p>11.423.082</text:p>
          </table:table-cell>
          <table:table-cell office:value-type="float" office:value="997000" table:style-name="ce30">
            <text:p>997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60" table:style-name="ce30">
            <text:p>2.716.160</text:p>
          </table:table-cell>
          <table:table-cell office:value-type="float" office:value="177000" table:style-name="ce30">
            <text:p>177.0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50182" table:style-name="ce30">
            <text:p>19.050.182</text:p>
          </table:table-cell>
          <table:table-cell office:value-type="float" office:value="18913248.5" table:style-name="ce30">
            <text:p>18.913.249</text:p>
          </table:table-cell>
          <table:table-cell office:value-type="percentage" office:value="0.99281195843693248" table:style-name="ce31">
            <text:p>99,2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59937" table:style-name="ce33">
            <text:p>1.859.937</text:p>
          </table:table-cell>
          <table:table-cell office:value-type="float" office:value="144100" table:style-name="ce33">
            <text:p>144.100</text:p>
          </table:table-cell>
          <table:table-cell office:value-type="float" office:value="372618" table:style-name="ce33">
            <text:p>372.618</text:p>
          </table:table-cell>
          <table:table-cell office:value-type="float" office:value="422760" table:style-name="ce33">
            <text:p>422.760</text:p>
          </table:table-cell>
          <table:table-cell office:value-type="float" office:value="29710" table:style-name="ce33">
            <text:p>29.710</text:p>
          </table:table-cell>
          <table:table-cell office:value-type="float" office:value="252290" table:style-name="ce33">
            <text:p>252.290</text:p>
          </table:table-cell>
          <table:table-cell office:value-type="float" office:value="58020" table:style-name="ce33">
            <text:p>58.020</text:p>
          </table:table-cell>
          <table:table-cell office:value-type="float" office:value="3139435" table:style-name="ce33">
            <text:p>3.139.435</text:p>
          </table:table-cell>
          <table:table-cell office:value-type="float" office:value="3025440" table:style-name="ce33">
            <text:p>3.025.440</text:p>
          </table:table-cell>
          <table:table-cell office:value-type="percentage" office:value="0.96368932626412074" table:style-name="ce34">
            <text:p>96,3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499955" table:style-name="ce33">
            <text:p>1.499.955</text:p>
          </table:table-cell>
          <table:table-cell office:value-type="float" office:value="116000" table:style-name="ce33">
            <text:p>116.000</text:p>
          </table:table-cell>
          <table:table-cell office:value-type="float" office:value="486966" table:style-name="ce33">
            <text:p>486.966</text:p>
          </table:table-cell>
          <table:table-cell office:value-type="float" office:value="369610" table:style-name="ce33">
            <text:p>369.610</text:p>
          </table:table-cell>
          <table:table-cell office:value-type="float" office:value="0" table:style-name="ce33">
            <text:p>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70" table:style-name="ce33">
            <text:p>42.970</text:p>
          </table:table-cell>
          <table:table-cell office:value-type="float" office:value="2735261" table:style-name="ce33">
            <text:p>2.735.261</text:p>
          </table:table-cell>
          <table:table-cell office:value-type="float" office:value="2657437.5" table:style-name="ce33">
            <text:p>2.657.438</text:p>
          </table:table-cell>
          <table:table-cell office:value-type="percentage" office:value="0.97154805336675365" table:style-name="ce34">
            <text:p>97,1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91626" table:style-name="ce33">
            <text:p>1.291.626</text:p>
          </table:table-cell>
          <table:table-cell office:value-type="float" office:value="99680" table:style-name="ce33">
            <text:p>99.680</text:p>
          </table:table-cell>
          <table:table-cell office:value-type="float" office:value="251352" table:style-name="ce33">
            <text:p>251.352</text:p>
          </table:table-cell>
          <table:table-cell office:value-type="float" office:value="433540" table:style-name="ce33">
            <text:p>433.54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73838" table:style-name="ce33">
            <text:p>2.373.838</text:p>
          </table:table-cell>
          <table:table-cell office:value-type="float" office:value="2230471.5" table:style-name="ce33">
            <text:p>2.230.472</text:p>
          </table:table-cell>
          <table:table-cell office:value-type="percentage" office:value="0.93960560914434765" table:style-name="ce34">
            <text:p>93,9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4833" table:style-name="ce33">
            <text:p>2.834.833</text:p>
          </table:table-cell>
          <table:table-cell office:value-type="float" office:value="235080" table:style-name="ce33">
            <text:p>235.080</text:p>
          </table:table-cell>
          <table:table-cell office:value-type="float" office:value="600348" table:style-name="ce33">
            <text:p>600.348</text:p>
          </table:table-cell>
          <table:table-cell office:value-type="float" office:value="796470" table:style-name="ce33">
            <text:p>796.470</text:p>
          </table:table-cell>
          <table:table-cell office:value-type="float" office:value="42425" table:style-name="ce33">
            <text:p>42.425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097526" table:style-name="ce33">
            <text:p>5.097.526</text:p>
          </table:table-cell>
          <table:table-cell office:value-type="float" office:value="4474507.5" table:style-name="ce33">
            <text:p>4.474.508</text:p>
          </table:table-cell>
          <table:table-cell office:value-type="percentage" office:value="0.87778022122888633" table:style-name="ce34">
            <text:p>87,7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676" table:style-name="ce33">
            <text:p>919.676</text:p>
          </table:table-cell>
          <table:table-cell office:value-type="float" office:value="60000" table:style-name="ce33">
            <text:p>60.000</text:p>
          </table:table-cell>
          <table:table-cell office:value-type="float" office:value="144000" table:style-name="ce33">
            <text:p>144.0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57311" table:style-name="ce33">
            <text:p>1.457.311</text:p>
          </table:table-cell>
          <table:table-cell office:value-type="float" office:value="1409156" table:style-name="ce33">
            <text:p>1.409.156</text:p>
          </table:table-cell>
          <table:table-cell office:value-type="percentage" office:value="0.96695626396836365" table:style-name="ce34">
            <text:p>96,7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29428" table:style-name="ce33">
            <text:p>4.029.428</text:p>
          </table:table-cell>
          <table:table-cell office:value-type="float" office:value="192460" table:style-name="ce33">
            <text:p>192.460</text:p>
          </table:table-cell>
          <table:table-cell office:value-type="float" office:value="844776" table:style-name="ce33">
            <text:p>844.776</text:p>
          </table:table-cell>
          <table:table-cell office:value-type="float" office:value="578350" table:style-name="ce33">
            <text:p>578.35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475" table:style-name="ce33">
            <text:p>94.475</text:p>
          </table:table-cell>
          <table:table-cell office:value-type="float" office:value="6211659" table:style-name="ce33">
            <text:p>6.211.659</text:p>
          </table:table-cell>
          <table:table-cell office:value-type="float" office:value="6037521.5" table:style-name="ce33">
            <text:p>6.037.522</text:p>
          </table:table-cell>
          <table:table-cell office:value-type="percentage" office:value="0.97196602389152398" table:style-name="ce34">
            <text:p>97,20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4172" table:style-name="ce33">
            <text:p>2.764.172</text:p>
          </table:table-cell>
          <table:table-cell office:value-type="float" office:value="265120" table:style-name="ce33">
            <text:p>265.120</text:p>
          </table:table-cell>
          <table:table-cell office:value-type="float" office:value="782388" table:style-name="ce33">
            <text:p>782.388</text:p>
          </table:table-cell>
          <table:table-cell office:value-type="float" office:value="712830" table:style-name="ce33">
            <text:p>712.830</text:p>
          </table:table-cell>
          <table:table-cell office:value-type="float" office:value="91180" table:style-name="ce33">
            <text:p>91.180</text:p>
          </table:table-cell>
          <table:table-cell office:value-type="float" office:value="381890" table:style-name="ce33">
            <text:p>381.890</text:p>
          </table:table-cell>
          <table:table-cell office:value-type="float" office:value="93040" table:style-name="ce33">
            <text:p>93.040</text:p>
          </table:table-cell>
          <table:table-cell office:value-type="float" office:value="5090620" table:style-name="ce33">
            <text:p>5.090.620</text:p>
          </table:table-cell>
          <table:table-cell office:value-type="float" office:value="4468837" table:style-name="ce33">
            <text:p>4.468.837</text:p>
          </table:table-cell>
          <table:table-cell office:value-type="percentage" office:value="0.87785711760060658" table:style-name="ce34">
            <text:p>87,7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26316" table:style-name="ce33">
            <text:p>8.926.316</text:p>
          </table:table-cell>
          <table:table-cell office:value-type="float" office:value="513870" table:style-name="ce33">
            <text:p>513.8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50" table:style-name="ce33">
            <text:p>1.484.350</text:p>
          </table:table-cell>
          <table:table-cell office:value-type="float" office:value="352320" table:style-name="ce33">
            <text:p>352.320</text:p>
          </table:table-cell>
          <table:table-cell office:value-type="float" office:value="16201686" table:style-name="ce33">
            <text:p>16.201.686</text:p>
          </table:table-cell>
          <table:table-cell office:value-type="float" office:value="15847908" table:style-name="ce33">
            <text:p>15.847.908</text:p>
          </table:table-cell>
          <table:table-cell office:value-type="percentage" office:value="0.97816412440038647" table:style-name="ce34">
            <text:p>97,8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713398" table:style-name="ce33">
            <text:p>6.713.398</text:p>
          </table:table-cell>
          <table:table-cell office:value-type="float" office:value="554670" table:style-name="ce33">
            <text:p>55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40" table:style-name="ce33">
            <text:p>857.04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72438" table:style-name="ce33">
            <text:p>12.072.438</text:p>
          </table:table-cell>
          <table:table-cell office:value-type="float" office:value="11311686.5" table:style-name="ce33">
            <text:p>11.311.687</text:p>
          </table:table-cell>
          <table:table-cell office:value-type="percentage" office:value="0.93698443512404039" table:style-name="ce34">
            <text:p>93,7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0324" table:style-name="ce33">
            <text:p>1.630.324</text:p>
          </table:table-cell>
          <table:table-cell office:value-type="float" office:value="166560" table:style-name="ce33">
            <text:p>166.560</text:p>
          </table:table-cell>
          <table:table-cell office:value-type="float" office:value="327606" table:style-name="ce33">
            <text:p>327.606</text:p>
          </table:table-cell>
          <table:table-cell office:value-type="float" office:value="282470" table:style-name="ce33">
            <text:p>282.47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36990" table:style-name="ce33">
            <text:p>2.636.990</text:p>
          </table:table-cell>
          <table:table-cell office:value-type="float" office:value="2601305.5" table:style-name="ce33">
            <text:p>2.601.306</text:p>
          </table:table-cell>
          <table:table-cell office:value-type="percentage" office:value="0.9864677150842438" table:style-name="ce34">
            <text:p>98,6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41030" table:style-name="ce33">
            <text:p>4.141.030</text:p>
          </table:table-cell>
          <table:table-cell office:value-type="float" office:value="264300" table:style-name="ce33">
            <text:p>264.3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5710" table:style-name="ce33">
            <text:p>1.075.71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94795" table:style-name="ce33">
            <text:p>7.294.795</text:p>
          </table:table-cell>
          <table:table-cell office:value-type="float" office:value="7111755" table:style-name="ce33">
            <text:p>7.111.755</text:p>
          </table:table-cell>
          <table:table-cell office:value-type="percentage" office:value="0.97490813655489972" table:style-name="ce34">
            <text:p>97,4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49600" table:style-name="ce33">
            <text:p>449.600</text:p>
          </table:table-cell>
          <table:table-cell office:value-type="float" office:value="31350" table:style-name="ce33">
            <text:p>31.350</text:p>
          </table:table-cell>
          <table:table-cell office:value-type="float" office:value="90930" table:style-name="ce33">
            <text:p>90.930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105" table:style-name="ce33">
            <text:p>15.105</text:p>
          </table:table-cell>
          <table:table-cell office:value-type="float" office:value="756165" table:style-name="ce33">
            <text:p>756.165</text:p>
          </table:table-cell>
          <table:table-cell office:value-type="float" office:value="736732" table:style-name="ce33">
            <text:p>736.732</text:p>
          </table:table-cell>
          <table:table-cell office:value-type="percentage" office:value="0.974300582544815" table:style-name="ce34">
            <text:p>97,4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18378" table:style-name="ce33">
            <text:p>9.318.378</text:p>
          </table:table-cell>
          <table:table-cell office:value-type="float" office:value="564460" table:style-name="ce33">
            <text:p>564.46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107588" table:style-name="ce33">
            <text:p>15.107.588</text:p>
          </table:table-cell>
          <table:table-cell office:value-type="float" office:value="14828601.5" table:style-name="ce33">
            <text:p>14.828.602</text:p>
          </table:table-cell>
          <table:table-cell office:value-type="percentage" office:value="0.98153335264371788" table:style-name="ce34">
            <text:p>98,1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79905" table:style-name="ce33">
            <text:p>1.779.905</text:p>
          </table:table-cell>
          <table:table-cell office:value-type="float" office:value="127840" table:style-name="ce33">
            <text:p>127.840</text:p>
          </table:table-cell>
          <table:table-cell office:value-type="float" office:value="338544" table:style-name="ce33">
            <text:p>338.544</text:p>
          </table:table-cell>
          <table:table-cell office:value-type="float" office:value="624980" table:style-name="ce33">
            <text:p>624.98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192579" table:style-name="ce33">
            <text:p>3.192.579</text:p>
          </table:table-cell>
          <table:table-cell office:value-type="float" office:value="3083418.5" table:style-name="ce33">
            <text:p>3.083.419</text:p>
          </table:table-cell>
          <table:table-cell office:value-type="percentage" office:value="0.96580805048207108" table:style-name="ce34">
            <text:p>96,5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3503" table:style-name="ce33">
            <text:p>893.503</text:p>
          </table:table-cell>
          <table:table-cell office:value-type="float" office:value="60130" table:style-name="ce33">
            <text:p>60.130</text:p>
          </table:table-cell>
          <table:table-cell office:value-type="float" office:value="170976" table:style-name="ce33">
            <text:p>170.976</text:p>
          </table:table-cell>
          <table:table-cell office:value-type="float" office:value="273600" table:style-name="ce33">
            <text:p>273.60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57069" table:style-name="ce33">
            <text:p>1.557.069</text:p>
          </table:table-cell>
          <table:table-cell office:value-type="float" office:value="1490583.5" table:style-name="ce33">
            <text:p>1.490.584</text:p>
          </table:table-cell>
          <table:table-cell office:value-type="percentage" office:value="0.9573008646373411" table:style-name="ce34">
            <text:p>95,7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80623" table:style-name="ce33">
            <text:p>2.980.623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10968" table:style-name="ce33">
            <text:p>5.210.968</text:p>
          </table:table-cell>
          <table:table-cell office:value-type="float" office:value="5065902" table:style-name="ce33">
            <text:p>5.065.902</text:p>
          </table:table-cell>
          <table:table-cell office:value-type="percentage" office:value="0.97216141031762238" table:style-name="ce34">
            <text:p>97,2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9338" table:style-name="ce33">
            <text:p>109.338</text:p>
          </table:table-cell>
          <table:table-cell office:value-type="float" office:value="7210" table:style-name="ce33">
            <text:p>7.2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4603" table:style-name="ce33">
            <text:p>184.603</text:p>
          </table:table-cell>
          <table:table-cell office:value-type="float" office:value="165708" table:style-name="ce33">
            <text:p>165.708</text:p>
          </table:table-cell>
          <table:table-cell office:value-type="percentage" office:value="0.89764521703330935" table:style-name="ce34">
            <text:p>89,7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12228" table:style-name="ce33">
            <text:p>112.228</text:p>
          </table:table-cell>
          <table:table-cell office:value-type="float" office:value="11600" table:style-name="ce33">
            <text:p>11.600</text:p>
          </table:table-cell>
          <table:table-cell office:value-type="float" office:value="14400" table:style-name="ce33">
            <text:p>14.400</text:p>
          </table:table-cell>
          <table:table-cell office:value-type="float" office:value="17860" table:style-name="ce33">
            <text:p>17.86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4378" table:style-name="ce33">
            <text:p>174.378</text:p>
          </table:table-cell>
          <table:table-cell office:value-type="float" office:value="156490" table:style-name="ce33">
            <text:p>156.490</text:p>
          </table:table-cell>
          <table:table-cell office:value-type="percentage" office:value="0.8974182523024693" table:style-name="ce34">
            <text:p>89,7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7000" table:style-name="ce33">
            <text:p>57.00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49200" table:style-name="ce33">
            <text:p>49.200</text:p>
          </table:table-cell>
          <table:table-cell office:value-type="float" office:value="2000" table:style-name="ce33">
            <text:p>2.000</text:p>
          </table:table-cell>
          <table:table-cell office:value-type="float" office:value="101150" table:style-name="ce33">
            <text:p>101.150</text:p>
          </table:table-cell>
          <table:table-cell office:value-type="float" office:value="1795" table:style-name="ce33">
            <text:p>1.795</text:p>
          </table:table-cell>
          <table:table-cell office:value-type="float" office:value="211145" table:style-name="ce33">
            <text:p>211.145</text:p>
          </table:table-cell>
          <table:table-cell office:value-type="float" office:value="209741.5" table:style-name="ce33">
            <text:p>209.742</text:p>
          </table:table-cell>
          <table:table-cell office:value-type="percentage" office:value="0.9933529091382699" table:style-name="ce34">
            <text:p>99,34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2742" table:style-name="ce37">
            <text:p>2742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3370" table:style-name="ce37">
            <text:p>3370</text:p>
          </table:table-cell>
          <table:table-cell office:value-type="float" office:value="4705" table:style-name="ce38">
            <text:p>4.705</text:p>
          </table:table-cell>
          <table:table-cell office:value-type="float" office:value="19217" table:style-name="ce38">
            <text:p>19.217</text:p>
          </table:table-cell>
          <table:table-cell office:value-type="float" office:value="13869" table:style-name="ce38">
            <text:p>13.869</text:p>
          </table:table-cell>
          <table:table-cell office:value-type="percentage" office:value="0.72170474059426548" table:style-name="ce39">
            <text:p>72,17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737094" table:style-name="ce41">
            <text:p>63.737.094</text:p>
          </table:table-cell>
          <table:table-cell office:value-type="float" office:value="4592930" table:style-name="ce41">
            <text:p>4.592.930</text:p>
          </table:table-cell>
          <table:table-cell office:value-type="float" office:value="12923784" table:style-name="ce41">
            <text:p>12.923.784</text:p>
          </table:table-cell>
          <table:table-cell office:value-type="float" office:value="16916620" table:style-name="ce42">
            <text:p>16.916.620</text:p>
          </table:table-cell>
          <table:table-cell office:value-type="float" office:value="618315" table:style-name="ce42">
            <text:p>618.315</text:p>
          </table:table-cell>
          <table:table-cell office:value-type="float" office:value="8963200" table:style-name="ce43">
            <text:p>8.963.200</text:p>
          </table:table-cell>
          <table:table-cell office:value-type="float" office:value="2023510" table:style-name="ce44">
            <text:p>2.023.510</text:p>
          </table:table-cell>
          <table:table-cell office:value-type="float" office:value="109775453" table:style-name="ce45">
            <text:p>109.775.453</text:p>
          </table:table-cell>
          <table:table-cell office:value-type="float" office:value="105840320.5" table:style-name="ce45">
            <text:p>105.840.321</text:p>
          </table:table-cell>
          <table:table-cell office:value-type="percentage" office:value="0.96415289217708811" table:style-name="ce46">
            <text:p>96,42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92880" table:style-name="ce51">
            <text:p>7.492.880</text:p>
          </table:table-cell>
          <table:table-cell office:value-type="float" office:value="7341187" table:style-name="ce51">
            <text:p>7.341.187</text:p>
          </table:table-cell>
          <table:table-cell office:value-type="percentage" office:value="2.0244952541612838E-2" table:style-name="ce31">
            <text:p>2,02%</text:p>
          </table:table-cell>
          <table:table-cell office:value-type="float" office:value="4346693" table:style-name="ce51">
            <text:p>4.346.693</text:p>
          </table:table-cell>
          <table:table-cell office:value-type="date" office:date-value="2023-05-17T00:00:00" table:style-name="ce52">
            <text:p>17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3167" table:style-name="ce53">
            <text:p>1.153.167</text:p>
          </table:table-cell>
          <table:table-cell office:value-type="float" office:value="1133302" table:style-name="ce53">
            <text:p>1.133.302</text:p>
          </table:table-cell>
          <table:table-cell office:value-type="percentage" office:value="1.7226472835244158E-2" table:style-name="ce34">
            <text:p>1,72%</text:p>
          </table:table-cell>
          <table:table-cell office:value-type="float" office:value="750029" table:style-name="ce53">
            <text:p>750.029</text:p>
          </table:table-cell>
          <table:table-cell office:value-type="date" office:date-value="2023-05-24T00:00:00" table:style-name="ce54">
            <text:p>24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30982" table:style-name="ce53">
            <text:p>930.982</text:p>
          </table:table-cell>
          <table:table-cell office:value-type="float" office:value="921716" table:style-name="ce53">
            <text:p>921.716</text:p>
          </table:table-cell>
          <table:table-cell office:value-type="percentage" office:value="9.9529314208008316E-3" table:style-name="ce34">
            <text:p>1,00%</text:p>
          </table:table-cell>
          <table:table-cell office:value-type="float" office:value="741584" table:style-name="ce53">
            <text:p>741.584</text:p>
          </table:table-cell>
          <table:table-cell office:value-type="date" office:date-value="2023-05-24T00:00:00" table:style-name="ce54">
            <text:p>24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927" table:style-name="ce53">
            <text:p>929.927</text:p>
          </table:table-cell>
          <table:table-cell office:value-type="float" office:value="915376" table:style-name="ce53">
            <text:p>915.376</text:p>
          </table:table-cell>
          <table:table-cell office:value-type="percentage" office:value="1.5647464801000509E-2" table:style-name="ce34">
            <text:p>1,56%</text:p>
          </table:table-cell>
          <table:table-cell office:value-type="float" office:value="507527" table:style-name="ce53">
            <text:p>507.527</text:p>
          </table:table-cell>
          <table:table-cell office:value-type="date" office:date-value="2023-05-24T00:00:00" table:style-name="ce54">
            <text:p>24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8261" table:style-name="ce53">
            <text:p>1.828.261</text:p>
          </table:table-cell>
          <table:table-cell office:value-type="float" office:value="1775148" table:style-name="ce53">
            <text:p>1.775.148</text:p>
          </table:table-cell>
          <table:table-cell office:value-type="percentage" office:value="2.9051103753785702E-2" table:style-name="ce34">
            <text:p>2,91%</text:p>
          </table:table-cell>
          <table:table-cell office:value-type="float" office:value="1041640" table:style-name="ce53">
            <text:p>1.041.640</text:p>
          </table:table-cell>
          <table:table-cell office:value-type="date" office:date-value="2023-05-24T00:00:00" table:style-name="ce54">
            <text:p>24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542" table:style-name="ce53">
            <text:p>520.542</text:p>
          </table:table-cell>
          <table:table-cell office:value-type="float" office:value="517129" table:style-name="ce53">
            <text:p>517.129</text:p>
          </table:table-cell>
          <table:table-cell office:value-type="percentage" office:value="6.5566275151668837E-3" table:style-name="ce34">
            <text:p>0,66%</text:p>
          </table:table-cell>
          <table:table-cell office:value-type="float" office:value="368411" table:style-name="ce53">
            <text:p>368.411</text:p>
          </table:table-cell>
          <table:table-cell office:value-type="date" office:date-value="2023-05-24T00:00:00" table:style-name="ce54">
            <text:p>24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4467" table:style-name="ce53">
            <text:p>2.154.467</text:p>
          </table:table-cell>
          <table:table-cell office:value-type="float" office:value="2176934" table:style-name="ce53">
            <text:p>2.176.934</text:p>
          </table:table-cell>
          <table:table-cell office:value-type="percentage" office:value="0" table:style-name="ce34">
            <text:p>0,00%</text:p>
          </table:table-cell>
          <table:table-cell office:value-type="float" office:value="1583580" table:style-name="ce53">
            <text:p>1.583.580</text:p>
          </table:table-cell>
          <table:table-cell office:value-type="date" office:date-value="2023-05-24T00:00:00" table:style-name="ce54">
            <text:p>24/05/2023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2160" table:style-name="ce53">
            <text:p>1.772.160</text:p>
          </table:table-cell>
          <table:table-cell office:value-type="float" office:value="1721959" table:style-name="ce53">
            <text:p>1.721.959</text:p>
          </table:table-cell>
          <table:table-cell office:value-type="percentage" office:value="2.8327577645359335E-2" table:style-name="ce34">
            <text:p>2,83%</text:p>
          </table:table-cell>
          <table:table-cell office:value-type="float" office:value="1131811" table:style-name="ce53">
            <text:p>1.131.811</text:p>
          </table:table-cell>
          <table:table-cell office:value-type="date" office:date-value="2023-05-24T00:00:00" table:style-name="ce54">
            <text:p>24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7024" table:style-name="ce53">
            <text:p>6.507.024</text:p>
          </table:table-cell>
          <table:table-cell office:value-type="float" office:value="6374137" table:style-name="ce53">
            <text:p>6.374.137</text:p>
          </table:table-cell>
          <table:table-cell office:value-type="percentage" office:value="2.0422085426456089E-2" table:style-name="ce34">
            <text:p>2,04%</text:p>
          </table:table-cell>
          <table:table-cell office:value-type="float" office:value="4005279" table:style-name="ce53">
            <text:p>4.005.279</text:p>
          </table:table-cell>
          <table:table-cell office:value-type="date" office:date-value="2023-05-24T00:00:00" table:style-name="ce54">
            <text:p>24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7471" table:style-name="ce53">
            <text:p>4.457.471</text:p>
          </table:table-cell>
          <table:table-cell office:value-type="float" office:value="4400117" table:style-name="ce53">
            <text:p>4.400.117</text:p>
          </table:table-cell>
          <table:table-cell office:value-type="percentage" office:value="1.2866937328363998E-2" table:style-name="ce34">
            <text:p>1,29%</text:p>
          </table:table-cell>
          <table:table-cell office:value-type="float" office:value="3076214" table:style-name="ce53">
            <text:p>3.076.214</text:p>
          </table:table-cell>
          <table:table-cell office:value-type="date" office:date-value="2023-05-24T00:00:00" table:style-name="ce54">
            <text:p>24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2002" table:style-name="ce53">
            <text:p>972.002</text:p>
          </table:table-cell>
          <table:table-cell office:value-type="float" office:value="954656" table:style-name="ce53">
            <text:p>954.656</text:p>
          </table:table-cell>
          <table:table-cell office:value-type="percentage" office:value="1.7845642292917092E-2" table:style-name="ce34">
            <text:p>1,78%</text:p>
          </table:table-cell>
          <table:table-cell office:value-type="float" office:value="667410" table:style-name="ce53">
            <text:p>667.410</text:p>
          </table:table-cell>
          <table:table-cell office:value-type="date" office:date-value="2023-05-24T00:00:00" table:style-name="ce54">
            <text:p>24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7830" table:style-name="ce53">
            <text:p>2.487.830</text:p>
          </table:table-cell>
          <table:table-cell office:value-type="float" office:value="2463457" table:style-name="ce53">
            <text:p>2.463.457</text:p>
          </table:table-cell>
          <table:table-cell office:value-type="percentage" office:value="9.7968912666862289E-3" table:style-name="ce34">
            <text:p>0,98%</text:p>
          </table:table-cell>
          <table:table-cell office:value-type="float" office:value="2021271" table:style-name="ce53">
            <text:p>2.021.271</text:p>
          </table:table-cell>
          <table:table-cell office:value-type="date" office:date-value="2023-05-23T00:00:00" table:style-name="ce54">
            <text:p>23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5083" table:style-name="ce53">
            <text:p>285.083</text:p>
          </table:table-cell>
          <table:table-cell office:value-type="float" office:value="287346" table:style-name="ce53">
            <text:p>287.346</text:p>
          </table:table-cell>
          <table:table-cell office:value-type="percentage" office:value="0" table:style-name="ce34">
            <text:p>0,00%</text:p>
          </table:table-cell>
          <table:table-cell office:value-type="float" office:value="190531" table:style-name="ce53">
            <text:p>190.531</text:p>
          </table:table-cell>
          <table:table-cell office:value-type="date" office:date-value="2023-05-24T00:00:00" table:style-name="ce54">
            <text:p>24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91530" table:style-name="ce53">
            <text:p>5.791.530</text:p>
          </table:table-cell>
          <table:table-cell office:value-type="float" office:value="5751898" table:style-name="ce53">
            <text:p>5.751.898</text:p>
          </table:table-cell>
          <table:table-cell office:value-type="percentage" office:value="6.8430967291890051E-3" table:style-name="ce34">
            <text:p>0,68%</text:p>
          </table:table-cell>
          <table:table-cell office:value-type="float" office:value="3610887" table:style-name="ce53">
            <text:p>3.610.887</text:p>
          </table:table-cell>
          <table:table-cell office:value-type="date" office:date-value="2023-05-24T00:00:00" table:style-name="ce54">
            <text:p>24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631" table:style-name="ce53">
            <text:p>1.302.631</text:p>
          </table:table-cell>
          <table:table-cell office:value-type="float" office:value="1284085" table:style-name="ce53">
            <text:p>1.284.085</text:p>
          </table:table-cell>
          <table:table-cell office:value-type="percentage" office:value="1.4237339661039849E-2" table:style-name="ce34">
            <text:p>1,42%</text:p>
          </table:table-cell>
          <table:table-cell office:value-type="float" office:value="730045" table:style-name="ce53">
            <text:p>730.045</text:p>
          </table:table-cell>
          <table:table-cell office:value-type="date" office:date-value="2023-05-24T00:00:00" table:style-name="ce54">
            <text:p>24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252" table:style-name="ce53">
            <text:p>569.252</text:p>
          </table:table-cell>
          <table:table-cell office:value-type="float" office:value="564514" table:style-name="ce53">
            <text:p>564.514</text:p>
          </table:table-cell>
          <table:table-cell office:value-type="percentage" office:value="8.3232030805337528E-3" table:style-name="ce34">
            <text:p>0,83%</text:p>
          </table:table-cell>
          <table:table-cell office:value-type="float" office:value="376007" table:style-name="ce53">
            <text:p>376.007</text:p>
          </table:table-cell>
          <table:table-cell office:value-type="date" office:date-value="2023-05-24T00:00:00" table:style-name="ce54">
            <text:p>24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7082" table:style-name="ce53">
            <text:p>1.957.082</text:p>
          </table:table-cell>
          <table:table-cell office:value-type="float" office:value="1923618" table:style-name="ce53">
            <text:p>1.923.618</text:p>
          </table:table-cell>
          <table:table-cell office:value-type="percentage" office:value="1.7098925849811097E-2" table:style-name="ce34">
            <text:p>1,71%</text:p>
          </table:table-cell>
          <table:table-cell office:value-type="float" office:value="1272279" table:style-name="ce53">
            <text:p>1.272.279</text:p>
          </table:table-cell>
          <table:table-cell office:value-type="date" office:date-value="2023-05-24T00:00:00" table:style-name="ce54">
            <text:p>24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760" table:style-name="ce53">
            <text:p>68.760</text:p>
          </table:table-cell>
          <table:table-cell office:value-type="float" office:value="65936" table:style-name="ce53">
            <text:p>65.936</text:p>
          </table:table-cell>
          <table:table-cell office:value-type="percentage" office:value="4.1070389761489239E-2" table:style-name="ce34">
            <text:p>4,11%</text:p>
          </table:table-cell>
          <table:table-cell office:value-type="float" office:value="44245" table:style-name="ce53">
            <text:p>44.245</text:p>
          </table:table-cell>
          <table:table-cell office:value-type="date" office:date-value="2023-05-18T00:00:00" table:style-name="ce54">
            <text:p>18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7" table:style-name="ce53">
            <text:p>66.607</text:p>
          </table:table-cell>
          <table:table-cell office:value-type="float" office:value="63336" table:style-name="ce53">
            <text:p>63.336</text:p>
          </table:table-cell>
          <table:table-cell office:value-type="percentage" office:value="4.9108952512498687E-2" table:style-name="ce34">
            <text:p>4,91%</text:p>
          </table:table-cell>
          <table:table-cell office:value-type="float" office:value="37372" table:style-name="ce53">
            <text:p>37.372</text:p>
          </table:table-cell>
          <table:table-cell office:value-type="date" office:date-value="2023-05-16T00:00:00" table:style-name="ce54">
            <text:p>16/05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441" table:style-name="ce53">
            <text:p>95.441</text:p>
          </table:table-cell>
          <table:table-cell office:value-type="float" office:value="95119" table:style-name="ce53">
            <text:p>95.119</text:p>
          </table:table-cell>
          <table:table-cell office:value-type="percentage" office:value="3.3738120933351494E-3" table:style-name="ce34">
            <text:p>0,34%</text:p>
          </table:table-cell>
          <table:table-cell office:value-type="float" office:value="52237" table:style-name="ce53">
            <text:p>52.237</text:p>
          </table:table-cell>
          <table:table-cell office:value-type="date" office:date-value="2023-05-12T00:00:00" table:style-name="ce54">
            <text:p>12/05/2023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35" table:style-name="ce55">
            <text:p>8.135</text:p>
          </table:table-cell>
          <table:table-cell office:value-type="float" office:value="8153" table:style-name="ce55">
            <text:p>8.153</text:p>
          </table:table-cell>
          <table:table-cell office:value-type="percentage" office:value="0" table:style-name="ce39">
            <text:p>0,00%</text:p>
          </table:table-cell>
          <table:table-cell office:value-type="float" office:value="4230" table:style-name="ce55">
            <text:p>4.230</text:p>
          </table:table-cell>
          <table:table-cell office:value-type="date" office:date-value="2023-04-26T00:00:00" table:style-name="ce56">
            <text:p>26/04/2023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51234" table:style-name="ce57">
            <text:p>41.351.234</text:p>
          </table:table-cell>
          <table:table-cell office:value-type="float" office:value="40739123" table:style-name="ce57">
            <text:p>40.739.123</text:p>
          </table:table-cell>
          <table:table-cell office:value-type="percentage" office:value="1.4802726322508295E-2" table:style-name="ce46">
            <text:p>1,48%</text:p>
          </table:table-cell>
          <table:table-cell office:value-type="float" office:value="26559282" table:style-name="ce57">
            <text:p>26.559.282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49680.891117" table:style-name="ce63">
            <text:p>7.549.681</text:p>
          </table:table-cell>
          <table:table-cell office:value-type="float" office:value="7047519" table:style-name="ce63">
            <text:p>7.047.519</text:p>
          </table:table-cell>
          <table:table-cell office:value-type="percentage" office:value="0.93348567994339382" table:style-name="ce64">
            <text:p>93,3%</text:p>
          </table:table-cell>
          <table:table-cell office:value-type="float" office:value="7019448" table:style-name="ce63">
            <text:p>7.019.448</text:p>
          </table:table-cell>
          <table:table-cell office:value-type="percentage" office:value="0.92976750954588361" table:style-name="ce64">
            <text:p>93,0%</text:p>
          </table:table-cell>
          <table:table-cell office:value-type="date" office:date-value="2023-05-17T00:00:00" table:style-name="ce65">
            <text:p>17/05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76072.6972430001" table:style-name="ce63">
            <text:p>1.176.073</text:p>
          </table:table-cell>
          <table:table-cell office:value-type="float" office:value="1098861" table:style-name="ce63">
            <text:p>1.098.861</text:p>
          </table:table-cell>
          <table:table-cell office:value-type="percentage" office:value="0.93434785330532444" table:style-name="ce64">
            <text:p>93,4%</text:p>
          </table:table-cell>
          <table:table-cell office:value-type="float" office:value="1092759" table:style-name="ce63">
            <text:p>1.092.759</text:p>
          </table:table-cell>
          <table:table-cell office:value-type="percentage" office:value="0.92915939853181895" table:style-name="ce67">
            <text:p>92,9%</text:p>
          </table:table-cell>
          <table:table-cell office:value-type="date" office:date-value="2023-05-24T00:00:00" table:style-name="ce65">
            <text:p>24/05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26948.79131500016" table:style-name="ce63">
            <text:p>926.949</text:p>
          </table:table-cell>
          <table:table-cell office:value-type="float" office:value="886735" table:style-name="ce63">
            <text:p>886.735</text:p>
          </table:table-cell>
          <table:table-cell office:value-type="percentage" office:value="0.95661703031302137" table:style-name="ce64">
            <text:p>95,7%</text:p>
          </table:table-cell>
          <table:table-cell office:value-type="float" office:value="887396" table:style-name="ce63">
            <text:p>887.396</text:p>
          </table:table-cell>
          <table:table-cell office:value-type="percentage" office:value="0.9573301225638482" table:style-name="ce67">
            <text:p>95,7%</text:p>
          </table:table-cell>
          <table:table-cell office:value-type="date" office:date-value="2023-05-24T00:00:00" table:style-name="ce65">
            <text:p>24/05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9409.0493709997" table:style-name="ce63">
            <text:p>1.089.409</text:p>
          </table:table-cell>
          <table:table-cell office:value-type="float" office:value="898085" table:style-name="ce63">
            <text:p>898.085</text:p>
          </table:table-cell>
          <table:table-cell office:value-type="percentage" office:value="0.82437813465799104" table:style-name="ce64">
            <text:p>82,4%</text:p>
          </table:table-cell>
          <table:table-cell office:value-type="float" office:value="892868" table:style-name="ce63">
            <text:p>892.868</text:p>
          </table:table-cell>
          <table:table-cell office:value-type="percentage" office:value="0.81958929982775697" table:style-name="ce67">
            <text:p>82,0%</text:p>
          </table:table-cell>
          <table:table-cell office:value-type="date" office:date-value="2023-05-24T00:00:00" table:style-name="ce65">
            <text:p>24/05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48188.859992" table:style-name="ce63">
            <text:p>2.048.189</text:p>
          </table:table-cell>
          <table:table-cell office:value-type="float" office:value="1751620" table:style-name="ce63">
            <text:p>1.751.620</text:p>
          </table:table-cell>
          <table:table-cell office:value-type="percentage" office:value="0.85520433892353154" table:style-name="ce64">
            <text:p>85,5%</text:p>
          </table:table-cell>
          <table:table-cell office:value-type="float" office:value="1720752" table:style-name="ce63">
            <text:p>1.720.752</text:p>
          </table:table-cell>
          <table:table-cell office:value-type="percentage" office:value="0.84013346308636838" table:style-name="ce67">
            <text:p>84,0%</text:p>
          </table:table-cell>
          <table:table-cell office:value-type="date" office:date-value="2023-05-24T00:00:00" table:style-name="ce65">
            <text:p>24/05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9709.28377600014" table:style-name="ce63">
            <text:p>529.709</text:p>
          </table:table-cell>
          <table:table-cell office:value-type="float" office:value="495286" table:style-name="ce63">
            <text:p>495.286</text:p>
          </table:table-cell>
          <table:table-cell office:value-type="percentage" office:value="0.93501476219065693" table:style-name="ce64">
            <text:p>93,5%</text:p>
          </table:table-cell>
          <table:table-cell office:value-type="float" office:value="496716" table:style-name="ce63">
            <text:p>496.716</text:p>
          </table:table-cell>
          <table:table-cell office:value-type="percentage" office:value="0.93771435618267907" table:style-name="ce67">
            <text:p>93,8%</text:p>
          </table:table-cell>
          <table:table-cell office:value-type="date" office:date-value="2023-05-24T00:00:00" table:style-name="ce65">
            <text:p>24/05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68005.04715" table:style-name="ce63">
            <text:p>2.168.005</text:p>
          </table:table-cell>
          <table:table-cell office:value-type="float" office:value="2050204" table:style-name="ce63">
            <text:p>2.050.204</text:p>
          </table:table-cell>
          <table:table-cell office:value-type="percentage" office:value="0.94566385013500864" table:style-name="ce64">
            <text:p>94,6%</text:p>
          </table:table-cell>
          <table:table-cell office:value-type="float" office:value="2089327" table:style-name="ce63">
            <text:p>2.089.327</text:p>
          </table:table-cell>
          <table:table-cell office:value-type="percentage" office:value="0.96370947233105941" table:style-name="ce67">
            <text:p>96,4%</text:p>
          </table:table-cell>
          <table:table-cell office:value-type="date" office:date-value="2023-05-24T00:00:00" table:style-name="ce65">
            <text:p>24/05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22885.5576560001" table:style-name="ce63">
            <text:p>1.822.886</text:p>
          </table:table-cell>
          <table:table-cell office:value-type="float" office:value="1666362" table:style-name="ce63">
            <text:p>1.666.362</text:p>
          </table:table-cell>
          <table:table-cell office:value-type="percentage" office:value="0.91413418302722771" table:style-name="ce64">
            <text:p>91,4%</text:p>
          </table:table-cell>
          <table:table-cell office:value-type="float" office:value="1644380" table:style-name="ce63">
            <text:p>1.644.380</text:p>
          </table:table-cell>
          <table:table-cell office:value-type="percentage" office:value="0.90207528009298854" table:style-name="ce67">
            <text:p>90,2%</text:p>
          </table:table-cell>
          <table:table-cell office:value-type="date" office:date-value="2023-05-24T00:00:00" table:style-name="ce65">
            <text:p>24/05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811841.3897879999" table:style-name="ce63">
            <text:p>6.811.841</text:p>
          </table:table-cell>
          <table:table-cell office:value-type="float" office:value="6262174" table:style-name="ce63">
            <text:p>6.262.174</text:p>
          </table:table-cell>
          <table:table-cell office:value-type="percentage" office:value="0.91930707743547346" table:style-name="ce64">
            <text:p>91,9%</text:p>
          </table:table-cell>
          <table:table-cell office:value-type="float" office:value="6195889" table:style-name="ce63">
            <text:p>6.195.889</text:p>
          </table:table-cell>
          <table:table-cell office:value-type="percentage" office:value="0.90957622843194685" table:style-name="ce67">
            <text:p>91,0%</text:p>
          </table:table-cell>
          <table:table-cell office:value-type="date" office:date-value="2023-05-24T00:00:00" table:style-name="ce65">
            <text:p>24/05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528081.8524599997" table:style-name="ce63">
            <text:p>4.528.082</text:p>
          </table:table-cell>
          <table:table-cell office:value-type="float" office:value="4199047" table:style-name="ce63">
            <text:p>4.199.047</text:p>
          </table:table-cell>
          <table:table-cell office:value-type="percentage" office:value="0.92733460587042105" table:style-name="ce64">
            <text:p>92,7%</text:p>
          </table:table-cell>
          <table:table-cell office:value-type="float" office:value="4223677" table:style-name="ce63">
            <text:p>4.223.677</text:p>
          </table:table-cell>
          <table:table-cell office:value-type="percentage" office:value="0.93277399517532489" table:style-name="ce67">
            <text:p>93,3%</text:p>
          </table:table-cell>
          <table:table-cell office:value-type="date" office:date-value="2023-05-24T00:00:00" table:style-name="ce65">
            <text:p>24/05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8307.09296600008" table:style-name="ce63">
            <text:p>948.307</text:p>
          </table:table-cell>
          <table:table-cell office:value-type="float" office:value="910439" table:style-name="ce63">
            <text:p>910.439</text:p>
          </table:table-cell>
          <table:table-cell office:value-type="percentage" office:value="0.96006768983709612" table:style-name="ce64">
            <text:p>96,0%</text:p>
          </table:table-cell>
          <table:table-cell office:value-type="float" office:value="908036" table:style-name="ce63">
            <text:p>908.036</text:p>
          </table:table-cell>
          <table:table-cell office:value-type="percentage" office:value="0.9575337005652409" table:style-name="ce67">
            <text:p>95,8%</text:p>
          </table:table-cell>
          <table:table-cell office:value-type="date" office:date-value="2023-05-24T00:00:00" table:style-name="ce65">
            <text:p>24/05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7737.9663919997" table:style-name="ce63">
            <text:p>2.457.738</text:p>
          </table:table-cell>
          <table:table-cell office:value-type="float" office:value="2343337" table:style-name="ce63">
            <text:p>2.343.337</text:p>
          </table:table-cell>
          <table:table-cell office:value-type="percentage" office:value="0.95345274070858654" table:style-name="ce64">
            <text:p>95,3%</text:p>
          </table:table-cell>
          <table:table-cell office:value-type="float" office:value="2349845" table:style-name="ce63">
            <text:p>2.349.845</text:p>
          </table:table-cell>
          <table:table-cell office:value-type="percentage" office:value="0.95610070403461744" table:style-name="ce67">
            <text:p>95,6%</text:p>
          </table:table-cell>
          <table:table-cell office:value-type="date" office:date-value="2023-05-23T00:00:00" table:style-name="ce65">
            <text:p>23/05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978.88969400001" table:style-name="ce63">
            <text:p>281.979</text:p>
          </table:table-cell>
          <table:table-cell office:value-type="float" office:value="269636" table:style-name="ce63">
            <text:p>269.636</text:p>
          </table:table-cell>
          <table:table-cell office:value-type="percentage" office:value="0.95622761084209407" table:style-name="ce64">
            <text:p>95,6%</text:p>
          </table:table-cell>
          <table:table-cell office:value-type="float" office:value="274451" table:style-name="ce63">
            <text:p>274.451</text:p>
          </table:table-cell>
          <table:table-cell office:value-type="percentage" office:value="0.97330335720461492" table:style-name="ce67">
            <text:p>97,3%</text:p>
          </table:table-cell>
          <table:table-cell office:value-type="date" office:date-value="2023-05-24T00:00:00" table:style-name="ce65">
            <text:p>24/05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6006507.0008920003" table:style-name="ce63">
            <text:p>6.006.507</text:p>
          </table:table-cell>
          <table:table-cell office:value-type="float" office:value="5534279" table:style-name="ce63">
            <text:p>5.534.279</text:p>
          </table:table-cell>
          <table:table-cell office:value-type="percentage" office:value="0.92138059594005772" table:style-name="ce64">
            <text:p>92,1%</text:p>
          </table:table-cell>
          <table:table-cell office:value-type="float" office:value="5546826" table:style-name="ce63">
            <text:p>5.546.826</text:p>
          </table:table-cell>
          <table:table-cell office:value-type="percentage" office:value="0.92346949719300497" table:style-name="ce67">
            <text:p>92,3%</text:p>
          </table:table-cell>
          <table:table-cell office:value-type="date" office:date-value="2023-05-24T00:00:00" table:style-name="ce65">
            <text:p>24/05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29419.0966020001" table:style-name="ce63">
            <text:p>1.329.419</text:p>
          </table:table-cell>
          <table:table-cell office:value-type="float" office:value="1233401" table:style-name="ce63">
            <text:p>1.233.401</text:p>
          </table:table-cell>
          <table:table-cell office:value-type="percentage" office:value="0.92777439646577764" table:style-name="ce64">
            <text:p>92,8%</text:p>
          </table:table-cell>
          <table:table-cell office:value-type="float" office:value="1239026" table:style-name="ce63">
            <text:p>1.239.026</text:p>
          </table:table-cell>
          <table:table-cell office:value-type="percentage" office:value="0.93200556782052768" table:style-name="ce67">
            <text:p>93,2%</text:p>
          </table:table-cell>
          <table:table-cell office:value-type="date" office:date-value="2023-05-24T00:00:00" table:style-name="ce65">
            <text:p>24/05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3256.26343299996" table:style-name="ce63">
            <text:p>583.256</text:p>
          </table:table-cell>
          <table:table-cell office:value-type="float" office:value="540418" table:style-name="ce63">
            <text:p>540.418</text:p>
          </table:table-cell>
          <table:table-cell office:value-type="percentage" office:value="0.92655327320300451" table:style-name="ce64">
            <text:p>92,7%</text:p>
          </table:table-cell>
          <table:table-cell office:value-type="float" office:value="541860" table:style-name="ce63">
            <text:p>541.860</text:p>
          </table:table-cell>
          <table:table-cell office:value-type="percentage" office:value="0.92902559984637822" table:style-name="ce67">
            <text:p>92,9%</text:p>
          </table:table-cell>
          <table:table-cell office:value-type="date" office:date-value="2023-05-24T00:00:00" table:style-name="ce65">
            <text:p>24/05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3592.4880969999" table:style-name="ce63">
            <text:p>1.953.592</text:p>
          </table:table-cell>
          <table:table-cell office:value-type="float" office:value="1871209" table:style-name="ce63">
            <text:p>1.871.209</text:p>
          </table:table-cell>
          <table:table-cell office:value-type="percentage" office:value="0.95782974770892471" table:style-name="ce64">
            <text:p>95,8%</text:p>
          </table:table-cell>
          <table:table-cell office:value-type="float" office:value="1862168" table:style-name="ce63">
            <text:p>1.862.168</text:p>
          </table:table-cell>
          <table:table-cell office:value-type="percentage" office:value="0.95320186341110635" table:style-name="ce67">
            <text:p>95,3%</text:p>
          </table:table-cell>
          <table:table-cell office:value-type="date" office:date-value="2023-05-24T00:00:00" table:style-name="ce65">
            <text:p>24/05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0789.104772000006" table:style-name="ce63">
            <text:p>70.789</text:p>
          </table:table-cell>
          <table:table-cell office:value-type="float" office:value="65741" table:style-name="ce63">
            <text:p>65.741</text:p>
          </table:table-cell>
          <table:table-cell office:value-type="percentage" office:value="0.9286881111399965" table:style-name="ce64">
            <text:p>92,9%</text:p>
          </table:table-cell>
          <table:table-cell office:value-type="float" office:value="64026" table:style-name="ce63">
            <text:p>64.026</text:p>
          </table:table-cell>
          <table:table-cell office:value-type="percentage" office:value="0.90446121908473276" table:style-name="ce67">
            <text:p>90,4%</text:p>
          </table:table-cell>
          <table:table-cell office:value-type="date" office:date-value="2023-05-18T00:00:00" table:style-name="ce65">
            <text:p>18/05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173.882383999997" table:style-name="ce63">
            <text:p>68.174</text:p>
          </table:table-cell>
          <table:table-cell office:value-type="float" office:value="63119" table:style-name="ce63">
            <text:p>63.119</text:p>
          </table:table-cell>
          <table:table-cell office:value-type="percentage" office:value="0.92585309495023937" table:style-name="ce64">
            <text:p>92,6%</text:p>
          </table:table-cell>
          <table:table-cell office:value-type="float" office:value="61488" table:style-name="ce63">
            <text:p>61.488</text:p>
          </table:table-cell>
          <table:table-cell office:value-type="percentage" office:value="0.90192897704812047" table:style-name="ce67">
            <text:p>90,2%</text:p>
          </table:table-cell>
          <table:table-cell office:value-type="date" office:date-value="2023-05-16T00:00:00" table:style-name="ce65">
            <text:p>16/05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441" table:style-name="ce63">
            <text:p>95.441</text:p>
          </table:table-cell>
          <table:table-cell office:value-type="string" table:style-name="ce64">
            <text:p>-</text:p>
          </table:table-cell>
          <table:table-cell office:value-type="float" office:value="95119" table:style-name="ce63">
            <text:p>95.119</text:p>
          </table:table-cell>
          <table:table-cell office:value-type="string" table:style-name="ce67">
            <text:p>-</text:p>
          </table:table-cell>
          <table:table-cell office:value-type="date" office:date-value="2023-05-12T00:00:00" table:style-name="ce65">
            <text:p>12/05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35" table:style-name="ce63">
            <text:p>8.135</text:p>
          </table:table-cell>
          <table:table-cell office:value-type="string" table:style-name="ce64">
            <text:p>-</text:p>
          </table:table-cell>
          <table:table-cell office:value-type="float" office:value="8153" table:style-name="ce63">
            <text:p>8.153</text:p>
          </table:table-cell>
          <table:table-cell office:value-type="string" table:style-name="ce67">
            <text:p>-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350585.205100007" table:style-name="ce69">
            <text:p>42.350.585</text:p>
          </table:table-cell>
          <table:table-cell office:value-type="float" office:value="39291048" table:style-name="ce69">
            <text:p>39.291.048</text:p>
          </table:table-cell>
          <table:table-cell office:value-type="percentage" office:value="0.92775690842799574" table:style-name="ce70">
            <text:p>92,8%</text:p>
          </table:table-cell>
          <table:table-cell office:value-type="float" office:value="39214210" table:style-name="ce69">
            <text:p>39.214.210</text:p>
          </table:table-cell>
          <table:table-cell office:value-type="percentage" office:value="0.92594257694643822" table:style-name="ce70">
            <text:p>92,6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9" table:style-name="ce79">
            <text:p>435.669</text:p>
          </table:table-cell>
          <table:table-cell office:value-type="percentage" office:value="1" table:style-name="ce80">
            <text:p>100,0%</text:p>
          </table:table-cell>
          <table:table-cell office:value-type="float" office:value="656770" table:style-name="ce79">
            <text:p>656.770</text:p>
          </table:table-cell>
          <table:table-cell office:value-type="percentage" office:value="0.97690438162090876" table:style-name="ce80">
            <text:p>97,7%</text:p>
          </table:table-cell>
          <table:table-cell office:value-type="float" office:value="937962" table:style-name="ce79">
            <text:p>937.962</text:p>
          </table:table-cell>
          <table:table-cell office:value-type="percentage" office:value="0.94849993349125394" table:style-name="ce80">
            <text:p>94,8%</text:p>
          </table:table-cell>
          <table:table-cell office:value-type="float" office:value="1230247" table:style-name="ce79">
            <text:p>1.230.247</text:p>
          </table:table-cell>
          <table:table-cell office:value-type="percentage" office:value="0.94220372617620407" table:style-name="ce80">
            <text:p>94,2%</text:p>
          </table:table-cell>
          <table:table-cell office:value-type="float" office:value="1278443" table:style-name="ce79">
            <text:p>1.278.443</text:p>
          </table:table-cell>
          <table:table-cell office:value-type="percentage" office:value="0.92835258684517263" table:style-name="ce80">
            <text:p>92,8%</text:p>
          </table:table-cell>
          <table:table-cell office:value-type="float" office:value="970039" table:style-name="ce79">
            <text:p>970.039</text:p>
          </table:table-cell>
          <table:table-cell office:value-type="percentage" office:value="0.89898409736467599" table:style-name="ce80">
            <text:p>89,9%</text:p>
          </table:table-cell>
          <table:table-cell office:value-type="float" office:value="814260" table:style-name="ce79">
            <text:p>814.260</text:p>
          </table:table-cell>
          <table:table-cell office:value-type="percentage" office:value="0.8802683620378392" table:style-name="ce80">
            <text:p>88,0%</text:p>
          </table:table-cell>
          <table:table-cell office:value-type="float" office:value="724129" table:style-name="ce79">
            <text:p>724.129</text:p>
          </table:table-cell>
          <table:table-cell office:value-type="percentage" office:value="0.92699273418130401" table:style-name="ce80">
            <text:p>92,7%</text:p>
          </table:table-cell>
          <table:table-cell office:value-type="float" office:value="7047519" table:style-name="ce79">
            <text:p>7.047.519</text:p>
          </table:table-cell>
          <table:table-cell office:value-type="float" office:value="7549680.891117" table:style-name="ce79">
            <text:p>7.549.681</text:p>
          </table:table-cell>
          <table:table-cell office:value-type="percentage" office:value="0.93348567994339382" table:style-name="ce80">
            <text:p>93,3%</text:p>
          </table:table-cell>
          <table:table-cell office:value-type="percentage" office:value="0.82726034563051187" table:style-name="ce80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76" table:style-name="ce82">
            <text:p>101.776</text:p>
          </table:table-cell>
          <table:table-cell office:value-type="percentage" office:value="1" table:style-name="ce83">
            <text:p>100,0%</text:p>
          </table:table-cell>
          <table:table-cell office:value-type="float" office:value="119941" table:style-name="ce82">
            <text:p>119.941</text:p>
          </table:table-cell>
          <table:table-cell office:value-type="percentage" office:value="0.99061331941026121" table:style-name="ce83">
            <text:p>99,1%</text:p>
          </table:table-cell>
          <table:table-cell office:value-type="float" office:value="156171" table:style-name="ce82">
            <text:p>156.171</text:p>
          </table:table-cell>
          <table:table-cell office:value-type="percentage" office:value="0.95287627098234595" table:style-name="ce83">
            <text:p>95,3%</text:p>
          </table:table-cell>
          <table:table-cell office:value-type="float" office:value="188738" table:style-name="ce82">
            <text:p>188.738</text:p>
          </table:table-cell>
          <table:table-cell office:value-type="percentage" office:value="0.94274029729692665" table:style-name="ce83">
            <text:p>94,3%</text:p>
          </table:table-cell>
          <table:table-cell office:value-type="float" office:value="192663" table:style-name="ce82">
            <text:p>192.663</text:p>
          </table:table-cell>
          <table:table-cell office:value-type="percentage" office:value="0.93218281559277605" table:style-name="ce83">
            <text:p>93,2%</text:p>
          </table:table-cell>
          <table:table-cell office:value-type="float" office:value="132419" table:style-name="ce82">
            <text:p>132.419</text:p>
          </table:table-cell>
          <table:table-cell office:value-type="percentage" office:value="0.88587747321650023" table:style-name="ce83">
            <text:p>88,6%</text:p>
          </table:table-cell>
          <table:table-cell office:value-type="float" office:value="111241" table:style-name="ce82">
            <text:p>111.241</text:p>
          </table:table-cell>
          <table:table-cell office:value-type="percentage" office:value="0.85333599087858414" table:style-name="ce83">
            <text:p>85,3%</text:p>
          </table:table-cell>
          <table:table-cell office:value-type="float" office:value="95912" table:style-name="ce82">
            <text:p>95.912</text:p>
          </table:table-cell>
          <table:table-cell office:value-type="percentage" office:value="0.89363116849614299" table:style-name="ce83">
            <text:p>89,4%</text:p>
          </table:table-cell>
          <table:table-cell office:value-type="float" office:value="1098861" table:style-name="ce82">
            <text:p>1.098.861</text:p>
          </table:table-cell>
          <table:table-cell office:value-type="float" office:value="1176072.6972429999" table:style-name="ce82">
            <text:p>1.176.073</text:p>
          </table:table-cell>
          <table:table-cell office:value-type="percentage" office:value="0.93434785330532466" table:style-name="ce83">
            <text:p>93,4%</text:p>
          </table:table-cell>
          <table:table-cell office:value-type="percentage" office:value="0.83617026371197833" table:style-name="ce83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50" table:style-name="ce82">
            <text:p>89.350</text:p>
          </table:table-cell>
          <table:table-cell office:value-type="percentage" office:value="1" table:style-name="ce83">
            <text:p>100,0%</text:p>
          </table:table-cell>
          <table:table-cell office:value-type="float" office:value="114872" table:style-name="ce82">
            <text:p>114.872</text:p>
          </table:table-cell>
          <table:table-cell office:value-type="percentage" office:value="0.99902751164828474" table:style-name="ce83">
            <text:p>99,9%</text:p>
          </table:table-cell>
          <table:table-cell office:value-type="float" office:value="149351" table:style-name="ce82">
            <text:p>149.351</text:p>
          </table:table-cell>
          <table:table-cell office:value-type="percentage" office:value="0.97030269932565294" table:style-name="ce83">
            <text:p>97,0%</text:p>
          </table:table-cell>
          <table:table-cell office:value-type="float" office:value="154623" table:style-name="ce82">
            <text:p>154.623</text:p>
          </table:table-cell>
          <table:table-cell office:value-type="percentage" office:value="0.95306794916349946" table:style-name="ce83">
            <text:p>95,3%</text:p>
          </table:table-cell>
          <table:table-cell office:value-type="float" office:value="152824" table:style-name="ce82">
            <text:p>152.824</text:p>
          </table:table-cell>
          <table:table-cell office:value-type="percentage" office:value="0.93604157870002447" table:style-name="ce83">
            <text:p>93,6%</text:p>
          </table:table-cell>
          <table:table-cell office:value-type="float" office:value="93364" table:style-name="ce82">
            <text:p>93.364</text:p>
          </table:table-cell>
          <table:table-cell office:value-type="percentage" office:value="0.90428305305271384" table:style-name="ce83">
            <text:p>90,4%</text:p>
          </table:table-cell>
          <table:table-cell office:value-type="float" office:value="69130" table:style-name="ce82">
            <text:p>69.130</text:p>
          </table:table-cell>
          <table:table-cell office:value-type="percentage" office:value="0.87955182190060377" table:style-name="ce83">
            <text:p>88,0%</text:p>
          </table:table-cell>
          <table:table-cell office:value-type="float" office:value="63221" table:style-name="ce82">
            <text:p>63.221</text:p>
          </table:table-cell>
          <table:table-cell office:value-type="percentage" office:value="0.95345476787477401" table:style-name="ce83">
            <text:p>95,3%</text:p>
          </table:table-cell>
          <table:table-cell office:value-type="float" office:value="886735" table:style-name="ce82">
            <text:p>886.735</text:p>
          </table:table-cell>
          <table:table-cell office:value-type="float" office:value="926948.79131500004" table:style-name="ce82">
            <text:p>926.949</text:p>
          </table:table-cell>
          <table:table-cell office:value-type="percentage" office:value="0.95661703031302148" table:style-name="ce83">
            <text:p>95,7%</text:p>
          </table:table-cell>
          <table:table-cell office:value-type="percentage" office:value="0.88124127330813884" table:style-name="ce83">
            <text:p>88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5" table:style-name="ce82">
            <text:p>51.885</text:p>
          </table:table-cell>
          <table:table-cell office:value-type="percentage" office:value="0.95984966423535523" table:style-name="ce83">
            <text:p>96,0%</text:p>
          </table:table-cell>
          <table:table-cell office:value-type="float" office:value="79981" table:style-name="ce82">
            <text:p>79.981</text:p>
          </table:table-cell>
          <table:table-cell office:value-type="percentage" office:value="0.88971138573488739" table:style-name="ce83">
            <text:p>89,0%</text:p>
          </table:table-cell>
          <table:table-cell office:value-type="float" office:value="112277" table:style-name="ce82">
            <text:p>112.277</text:p>
          </table:table-cell>
          <table:table-cell office:value-type="percentage" office:value="0.85871398153774192" table:style-name="ce83">
            <text:p>85,9%</text:p>
          </table:table-cell>
          <table:table-cell office:value-type="float" office:value="153836" table:style-name="ce82">
            <text:p>153.836</text:p>
          </table:table-cell>
          <table:table-cell office:value-type="percentage" office:value="0.84347783770798312" table:style-name="ce83">
            <text:p>84,3%</text:p>
          </table:table-cell>
          <table:table-cell office:value-type="float" office:value="174124" table:style-name="ce82">
            <text:p>174.124</text:p>
          </table:table-cell>
          <table:table-cell office:value-type="percentage" office:value="0.80610980217227235" table:style-name="ce83">
            <text:p>80,6%</text:p>
          </table:table-cell>
          <table:table-cell office:value-type="float" office:value="135800" table:style-name="ce82">
            <text:p>135.800</text:p>
          </table:table-cell>
          <table:table-cell office:value-type="percentage" office:value="0.75661190717859228" table:style-name="ce83">
            <text:p>75,7%</text:p>
          </table:table-cell>
          <table:table-cell office:value-type="float" office:value="105210" table:style-name="ce82">
            <text:p>105.210</text:p>
          </table:table-cell>
          <table:table-cell office:value-type="percentage" office:value="0.77364388024896147" table:style-name="ce83">
            <text:p>77,4%</text:p>
          </table:table-cell>
          <table:table-cell office:value-type="float" office:value="84972" table:style-name="ce82">
            <text:p>84.972</text:p>
          </table:table-cell>
          <table:table-cell office:value-type="percentage" office:value="0.84261970476206305" table:style-name="ce83">
            <text:p>84,3%</text:p>
          </table:table-cell>
          <table:table-cell office:value-type="float" office:value="898085" table:style-name="ce82">
            <text:p>898.085</text:p>
          </table:table-cell>
          <table:table-cell office:value-type="float" office:value="1089409.0493709999" table:style-name="ce82">
            <text:p>1.089.409</text:p>
          </table:table-cell>
          <table:table-cell office:value-type="percentage" office:value="0.82437813465799092" table:style-name="ce83">
            <text:p>82,4%</text:p>
          </table:table-cell>
          <table:table-cell office:value-type="percentage" office:value="0.73374160751986461" table:style-name="ce83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5004" table:style-name="ce82">
            <text:p>95.004</text:p>
          </table:table-cell>
          <table:table-cell office:value-type="percentage" office:value="0.92079118429904383" table:style-name="ce83">
            <text:p>92,1%</text:p>
          </table:table-cell>
          <table:table-cell office:value-type="float" office:value="156428" table:style-name="ce82">
            <text:p>156.428</text:p>
          </table:table-cell>
          <table:table-cell office:value-type="percentage" office:value="0.90286412147830042" table:style-name="ce83">
            <text:p>90,3%</text:p>
          </table:table-cell>
          <table:table-cell office:value-type="float" office:value="229799" table:style-name="ce82">
            <text:p>229.799</text:p>
          </table:table-cell>
          <table:table-cell office:value-type="percentage" office:value="0.87975600493102835" table:style-name="ce83">
            <text:p>88,0%</text:p>
          </table:table-cell>
          <table:table-cell office:value-type="float" office:value="326409" table:style-name="ce82">
            <text:p>326.409</text:p>
          </table:table-cell>
          <table:table-cell office:value-type="percentage" office:value="0.86565305274527871" table:style-name="ce83">
            <text:p>86,6%</text:p>
          </table:table-cell>
          <table:table-cell office:value-type="float" office:value="325699" table:style-name="ce82">
            <text:p>325.699</text:p>
          </table:table-cell>
          <table:table-cell office:value-type="percentage" office:value="0.83666083327304386" table:style-name="ce83">
            <text:p>83,7%</text:p>
          </table:table-cell>
          <table:table-cell office:value-type="float" office:value="240668" table:style-name="ce82">
            <text:p>240.668</text:p>
          </table:table-cell>
          <table:table-cell office:value-type="percentage" office:value="0.78581846787711629" table:style-name="ce83">
            <text:p>78,6%</text:p>
          </table:table-cell>
          <table:table-cell office:value-type="float" office:value="203415" table:style-name="ce82">
            <text:p>203.415</text:p>
          </table:table-cell>
          <table:table-cell office:value-type="percentage" office:value="0.79895273960354674" table:style-name="ce83">
            <text:p>79,9%</text:p>
          </table:table-cell>
          <table:table-cell office:value-type="float" office:value="174198" table:style-name="ce82">
            <text:p>174.198</text:p>
          </table:table-cell>
          <table:table-cell office:value-type="percentage" office:value="0.95018880041869447" table:style-name="ce83">
            <text:p>95,0%</text:p>
          </table:table-cell>
          <table:table-cell office:value-type="float" office:value="1751620" table:style-name="ce82">
            <text:p>1.751.620</text:p>
          </table:table-cell>
          <table:table-cell office:value-type="float" office:value="2048188.859992" table:style-name="ce82">
            <text:p>2.048.189</text:p>
          </table:table-cell>
          <table:table-cell office:value-type="percentage" office:value="0.85520433892353154" table:style-name="ce83">
            <text:p>85,5%</text:p>
          </table:table-cell>
          <table:table-cell office:value-type="percentage" office:value="0.77772466004372809" table:style-name="ce83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20" table:style-name="ce82">
            <text:p>42.620</text:p>
          </table:table-cell>
          <table:table-cell office:value-type="percentage" office:value="1" table:style-name="ce83">
            <text:p>100,0%</text:p>
          </table:table-cell>
          <table:table-cell office:value-type="float" office:value="56239" table:style-name="ce82">
            <text:p>56.239</text:p>
          </table:table-cell>
          <table:table-cell office:value-type="percentage" office:value="0.98904950375318101" table:style-name="ce83">
            <text:p>98,9%</text:p>
          </table:table-cell>
          <table:table-cell office:value-type="float" office:value="77328" table:style-name="ce82">
            <text:p>77.328</text:p>
          </table:table-cell>
          <table:table-cell office:value-type="percentage" office:value="0.95458283688718248" table:style-name="ce83">
            <text:p>95,5%</text:p>
          </table:table-cell>
          <table:table-cell office:value-type="float" office:value="85281" table:style-name="ce82">
            <text:p>85.281</text:p>
          </table:table-cell>
          <table:table-cell office:value-type="percentage" office:value="0.93193750512620677" table:style-name="ce83">
            <text:p>93,2%</text:p>
          </table:table-cell>
          <table:table-cell office:value-type="float" office:value="89621" table:style-name="ce82">
            <text:p>89.621</text:p>
          </table:table-cell>
          <table:table-cell office:value-type="percentage" office:value="0.92259134777728513" table:style-name="ce83">
            <text:p>92,3%</text:p>
          </table:table-cell>
          <table:table-cell office:value-type="float" office:value="57082" table:style-name="ce82">
            <text:p>57.082</text:p>
          </table:table-cell>
          <table:table-cell office:value-type="percentage" office:value="0.88550089680072097" table:style-name="ce83">
            <text:p>88,6%</text:p>
          </table:table-cell>
          <table:table-cell office:value-type="float" office:value="43676" table:style-name="ce82">
            <text:p>43.676</text:p>
          </table:table-cell>
          <table:table-cell office:value-type="percentage" office:value="0.85341062117545552" table:style-name="ce83">
            <text:p>85,3%</text:p>
          </table:table-cell>
          <table:table-cell office:value-type="float" office:value="43439" table:style-name="ce82">
            <text:p>43.439</text:p>
          </table:table-cell>
          <table:table-cell office:value-type="percentage" office:value="0.93873608596551983" table:style-name="ce83">
            <text:p>93,9%</text:p>
          </table:table-cell>
          <table:table-cell office:value-type="float" office:value="495286" table:style-name="ce82">
            <text:p>495.286</text:p>
          </table:table-cell>
          <table:table-cell office:value-type="float" office:value="529709.28377600003" table:style-name="ce82">
            <text:p>529.709</text:p>
          </table:table-cell>
          <table:table-cell office:value-type="percentage" office:value="0.93501476219065716" table:style-name="ce83">
            <text:p>93,5%</text:p>
          </table:table-cell>
          <table:table-cell office:value-type="percentage" office:value="0.8475584984396215" table:style-name="ce83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47" table:style-name="ce82">
            <text:p>230.147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5" table:style-name="ce82">
            <text:p>252.405</text:p>
          </table:table-cell>
          <table:table-cell office:value-type="percentage" office:value="1" table:style-name="ce83">
            <text:p>100,0%</text:p>
          </table:table-cell>
          <table:table-cell office:value-type="float" office:value="324807" table:style-name="ce82">
            <text:p>324.807</text:p>
          </table:table-cell>
          <table:table-cell office:value-type="percentage" office:value="0.96798269097763201" table:style-name="ce83">
            <text:p>96,8%</text:p>
          </table:table-cell>
          <table:table-cell office:value-type="float" office:value="358130" table:style-name="ce82">
            <text:p>358.130</text:p>
          </table:table-cell>
          <table:table-cell office:value-type="percentage" office:value="0.9413912472460656" table:style-name="ce83">
            <text:p>94,1%</text:p>
          </table:table-cell>
          <table:table-cell office:value-type="float" office:value="326605" table:style-name="ce82">
            <text:p>326.605</text:p>
          </table:table-cell>
          <table:table-cell office:value-type="percentage" office:value="0.92193740234605359" table:style-name="ce83">
            <text:p>92,2%</text:p>
          </table:table-cell>
          <table:table-cell office:value-type="float" office:value="219525" table:style-name="ce82">
            <text:p>219.525</text:p>
          </table:table-cell>
          <table:table-cell office:value-type="percentage" office:value="0.87851886960923375" table:style-name="ce83">
            <text:p>87,9%</text:p>
          </table:table-cell>
          <table:table-cell office:value-type="float" office:value="181758" table:style-name="ce82">
            <text:p>181.758</text:p>
          </table:table-cell>
          <table:table-cell office:value-type="percentage" office:value="0.86123948733861966" table:style-name="ce83">
            <text:p>86,1%</text:p>
          </table:table-cell>
          <table:table-cell office:value-type="float" office:value="156827" table:style-name="ce82">
            <text:p>156.827</text:p>
          </table:table-cell>
          <table:table-cell office:value-type="percentage" office:value="0.92680310166934399" table:style-name="ce83">
            <text:p>92,7%</text:p>
          </table:table-cell>
          <table:table-cell office:value-type="float" office:value="2050204" table:style-name="ce82">
            <text:p>2.050.204</text:p>
          </table:table-cell>
          <table:table-cell office:value-type="float" office:value="2168005.04715" table:style-name="ce82">
            <text:p>2.168.005</text:p>
          </table:table-cell>
          <table:table-cell office:value-type="percentage" office:value="0.94566385013500864" table:style-name="ce83">
            <text:p>94,6%</text:p>
          </table:table-cell>
          <table:table-cell office:value-type="percentage" office:value="0.86263102377807888" table:style-name="ce83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366" table:style-name="ce82">
            <text:p>139.366</text:p>
          </table:table-cell>
          <table:table-cell office:value-type="percentage" office:value="1" table:style-name="ce83">
            <text:p>100,0%</text:p>
          </table:table-cell>
          <table:table-cell office:value-type="float" office:value="159931" table:style-name="ce82">
            <text:p>159.931</text:p>
          </table:table-cell>
          <table:table-cell office:value-type="percentage" office:value="0.99645772024415435" table:style-name="ce83">
            <text:p>99,6%</text:p>
          </table:table-cell>
          <table:table-cell office:value-type="float" office:value="226062" table:style-name="ce82">
            <text:p>226.062</text:p>
          </table:table-cell>
          <table:table-cell office:value-type="percentage" office:value="0.95062598661694742" table:style-name="ce83">
            <text:p>95,1%</text:p>
          </table:table-cell>
          <table:table-cell office:value-type="float" office:value="291038" table:style-name="ce82">
            <text:p>291.038</text:p>
          </table:table-cell>
          <table:table-cell office:value-type="percentage" office:value="0.92686956571253898" table:style-name="ce83">
            <text:p>92,7%</text:p>
          </table:table-cell>
          <table:table-cell office:value-type="float" office:value="293112" table:style-name="ce82">
            <text:p>293.112</text:p>
          </table:table-cell>
          <table:table-cell office:value-type="percentage" office:value="0.89109598622115116" table:style-name="ce83">
            <text:p>89,1%</text:p>
          </table:table-cell>
          <table:table-cell office:value-type="float" office:value="213514" table:style-name="ce82">
            <text:p>213.514</text:p>
          </table:table-cell>
          <table:table-cell office:value-type="percentage" office:value="0.85130529161980961" table:style-name="ce83">
            <text:p>85,1%</text:p>
          </table:table-cell>
          <table:table-cell office:value-type="float" office:value="182093" table:style-name="ce82">
            <text:p>182.093</text:p>
          </table:table-cell>
          <table:table-cell office:value-type="percentage" office:value="0.83441001201621934" table:style-name="ce83">
            <text:p>83,4%</text:p>
          </table:table-cell>
          <table:table-cell office:value-type="float" office:value="161246" table:style-name="ce82">
            <text:p>161.246</text:p>
          </table:table-cell>
          <table:table-cell office:value-type="percentage" office:value="0.89430088790195728" table:style-name="ce83">
            <text:p>89,4%</text:p>
          </table:table-cell>
          <table:table-cell office:value-type="float" office:value="1666362" table:style-name="ce82">
            <text:p>1.666.362</text:p>
          </table:table-cell>
          <table:table-cell office:value-type="float" office:value="1822885.5576559999" table:style-name="ce82">
            <text:p>1.822.886</text:p>
          </table:table-cell>
          <table:table-cell office:value-type="percentage" office:value="0.91413418302722782" table:style-name="ce83">
            <text:p>91,4%</text:p>
          </table:table-cell>
          <table:table-cell office:value-type="percentage" office:value="0.81286725331832255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76" table:style-name="ce82">
            <text:p>461.476</text:p>
          </table:table-cell>
          <table:table-cell office:value-type="percentage" office:value="1" table:style-name="ce83">
            <text:p>100,0%</text:p>
          </table:table-cell>
          <table:table-cell office:value-type="float" office:value="622454" table:style-name="ce82">
            <text:p>622.454</text:p>
          </table:table-cell>
          <table:table-cell office:value-type="percentage" office:value="0.95850374799795535" table:style-name="ce83">
            <text:p>95,9%</text:p>
          </table:table-cell>
          <table:table-cell office:value-type="float" office:value="810692" table:style-name="ce82">
            <text:p>810.692</text:p>
          </table:table-cell>
          <table:table-cell office:value-type="percentage" office:value="0.93473731024579509" table:style-name="ce83">
            <text:p>93,5%</text:p>
          </table:table-cell>
          <table:table-cell office:value-type="float" office:value="1046039" table:style-name="ce82">
            <text:p>1.046.039</text:p>
          </table:table-cell>
          <table:table-cell office:value-type="percentage" office:value="0.93699934730781598" table:style-name="ce83">
            <text:p>93,7%</text:p>
          </table:table-cell>
          <table:table-cell office:value-type="float" office:value="1168673" table:style-name="ce82">
            <text:p>1.168.673</text:p>
          </table:table-cell>
          <table:table-cell office:value-type="percentage" office:value="0.928313678230545" table:style-name="ce83">
            <text:p>92,8%</text:p>
          </table:table-cell>
          <table:table-cell office:value-type="float" office:value="836702" table:style-name="ce82">
            <text:p>836.702</text:p>
          </table:table-cell>
          <table:table-cell office:value-type="percentage" office:value="0.88442007971184855" table:style-name="ce83">
            <text:p>88,4%</text:p>
          </table:table-cell>
          <table:table-cell office:value-type="float" office:value="703838" table:style-name="ce82">
            <text:p>703.838</text:p>
          </table:table-cell>
          <table:table-cell office:value-type="percentage" office:value="0.84131911945443671" table:style-name="ce83">
            <text:p>84,1%</text:p>
          </table:table-cell>
          <table:table-cell office:value-type="float" office:value="612300" table:style-name="ce82">
            <text:p>612.300</text:p>
          </table:table-cell>
          <table:table-cell office:value-type="percentage" office:value="0.89728206357388618" table:style-name="ce83">
            <text:p>89,7%</text:p>
          </table:table-cell>
          <table:table-cell office:value-type="float" office:value="6262174" table:style-name="ce82">
            <text:p>6.262.174</text:p>
          </table:table-cell>
          <table:table-cell office:value-type="float" office:value="6811841.3897879999" table:style-name="ce82">
            <text:p>6.811.841</text:p>
          </table:table-cell>
          <table:table-cell office:value-type="percentage" office:value="0.91930707743547346" table:style-name="ce83">
            <text:p>91,9%</text:p>
          </table:table-cell>
          <table:table-cell office:value-type="percentage" office:value="0.81547301104727088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60" table:style-name="ce82">
            <text:p>299.260</text:p>
          </table:table-cell>
          <table:table-cell office:value-type="percentage" office:value="1" table:style-name="ce83">
            <text:p>100,0%</text:p>
          </table:table-cell>
          <table:table-cell office:value-type="float" office:value="438031" table:style-name="ce82">
            <text:p>438.031</text:p>
          </table:table-cell>
          <table:table-cell office:value-type="percentage" office:value="0.97355510400230727" table:style-name="ce83">
            <text:p>97,4%</text:p>
          </table:table-cell>
          <table:table-cell office:value-type="float" office:value="577077" table:style-name="ce82">
            <text:p>577.077</text:p>
          </table:table-cell>
          <table:table-cell office:value-type="percentage" office:value="0.94083632079320778" table:style-name="ce83">
            <text:p>94,1%</text:p>
          </table:table-cell>
          <table:table-cell office:value-type="float" office:value="724429" table:style-name="ce82">
            <text:p>724.429</text:p>
          </table:table-cell>
          <table:table-cell office:value-type="percentage" office:value="0.93272366059853107" table:style-name="ce83">
            <text:p>93,3%</text:p>
          </table:table-cell>
          <table:table-cell office:value-type="float" office:value="768801" table:style-name="ce82">
            <text:p>768.801</text:p>
          </table:table-cell>
          <table:table-cell office:value-type="percentage" office:value="0.9204538960256462" table:style-name="ce83">
            <text:p>92,0%</text:p>
          </table:table-cell>
          <table:table-cell office:value-type="float" office:value="532168" table:style-name="ce82">
            <text:p>532.168</text:p>
          </table:table-cell>
          <table:table-cell office:value-type="percentage" office:value="0.88436522300792997" table:style-name="ce83">
            <text:p>88,4%</text:p>
          </table:table-cell>
          <table:table-cell office:value-type="float" office:value="450419" table:style-name="ce82">
            <text:p>450.419</text:p>
          </table:table-cell>
          <table:table-cell office:value-type="percentage" office:value="0.86753239854904152" table:style-name="ce83">
            <text:p>86,8%</text:p>
          </table:table-cell>
          <table:table-cell office:value-type="float" office:value="408862" table:style-name="ce82">
            <text:p>408.862</text:p>
          </table:table-cell>
          <table:table-cell office:value-type="percentage" office:value="0.92931224587763839" table:style-name="ce83">
            <text:p>92,9%</text:p>
          </table:table-cell>
          <table:table-cell office:value-type="float" office:value="4199047" table:style-name="ce82">
            <text:p>4.199.047</text:p>
          </table:table-cell>
          <table:table-cell office:value-type="float" office:value="4528081.8524599997" table:style-name="ce82">
            <text:p>4.528.082</text:p>
          </table:table-cell>
          <table:table-cell office:value-type="percentage" office:value="0.92733460587042105" table:style-name="ce83">
            <text:p>92,7%</text:p>
          </table:table-cell>
          <table:table-cell office:value-type="percentage" office:value="0.82779802119941037" table:style-name="ce83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6" table:style-name="ce82">
            <text:p>78.466</text:p>
          </table:table-cell>
          <table:table-cell office:value-type="percentage" office:value="1" table:style-name="ce83">
            <text:p>100,0%</text:p>
          </table:table-cell>
          <table:table-cell office:value-type="float" office:value="96192" table:style-name="ce82">
            <text:p>96.192</text:p>
          </table:table-cell>
          <table:table-cell office:value-type="percentage" office:value="1" table:style-name="ce83">
            <text:p>100,0%</text:p>
          </table:table-cell>
          <table:table-cell office:value-type="float" office:value="133525" table:style-name="ce82">
            <text:p>133.525</text:p>
          </table:table-cell>
          <table:table-cell office:value-type="percentage" office:value="0.98664447546429968" table:style-name="ce83">
            <text:p>98,7%</text:p>
          </table:table-cell>
          <table:table-cell office:value-type="float" office:value="162416" table:style-name="ce82">
            <text:p>162.416</text:p>
          </table:table-cell>
          <table:table-cell office:value-type="percentage" office:value="0.96890767815155598" table:style-name="ce83">
            <text:p>96,9%</text:p>
          </table:table-cell>
          <table:table-cell office:value-type="float" office:value="147471" table:style-name="ce82">
            <text:p>147.471</text:p>
          </table:table-cell>
          <table:table-cell office:value-type="percentage" office:value="0.94736717221130617" table:style-name="ce83">
            <text:p>94,7%</text:p>
          </table:table-cell>
          <table:table-cell office:value-type="float" office:value="115005" table:style-name="ce82">
            <text:p>115.005</text:p>
          </table:table-cell>
          <table:table-cell office:value-type="percentage" office:value="0.90603309186401748" table:style-name="ce83">
            <text:p>90,6%</text:p>
          </table:table-cell>
          <table:table-cell office:value-type="float" office:value="95843" table:style-name="ce82">
            <text:p>95.843</text:p>
          </table:table-cell>
          <table:table-cell office:value-type="percentage" office:value="0.86490984659726611" table:style-name="ce83">
            <text:p>86,5%</text:p>
          </table:table-cell>
          <table:table-cell office:value-type="float" office:value="81521" table:style-name="ce82">
            <text:p>81.521</text:p>
          </table:table-cell>
          <table:table-cell office:value-type="percentage" office:value="0.9515616708895297" table:style-name="ce83">
            <text:p>95,2%</text:p>
          </table:table-cell>
          <table:table-cell office:value-type="float" office:value="910439" table:style-name="ce82">
            <text:p>910.439</text:p>
          </table:table-cell>
          <table:table-cell office:value-type="float" office:value="948307.09296599997" table:style-name="ce82">
            <text:p>948.307</text:p>
          </table:table-cell>
          <table:table-cell office:value-type="percentage" office:value="0.96006768983709623" table:style-name="ce83">
            <text:p>96,0%</text:p>
          </table:table-cell>
          <table:table-cell office:value-type="percentage" office:value="0.86435418476913761" table:style-name="ce83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201" table:style-name="ce82">
            <text:p>243.201</text:p>
          </table:table-cell>
          <table:table-cell office:value-type="percentage" office:value="1" table:style-name="ce83">
            <text:p>100,0%</text:p>
          </table:table-cell>
          <table:table-cell office:value-type="float" office:value="292483" table:style-name="ce82">
            <text:p>292.483</text:p>
          </table:table-cell>
          <table:table-cell office:value-type="percentage" office:value="0.99084056084993122" table:style-name="ce83">
            <text:p>99,1%</text:p>
          </table:table-cell>
          <table:table-cell office:value-type="float" office:value="348445" table:style-name="ce82">
            <text:p>348.445</text:p>
          </table:table-cell>
          <table:table-cell office:value-type="percentage" office:value="0.96727429060081216" table:style-name="ce83">
            <text:p>96,7%</text:p>
          </table:table-cell>
          <table:table-cell office:value-type="float" office:value="394103" table:style-name="ce82">
            <text:p>394.103</text:p>
          </table:table-cell>
          <table:table-cell office:value-type="percentage" office:value="0.95367642072468262" table:style-name="ce83">
            <text:p>95,4%</text:p>
          </table:table-cell>
          <table:table-cell office:value-type="float" office:value="412920" table:style-name="ce82">
            <text:p>412.920</text:p>
          </table:table-cell>
          <table:table-cell office:value-type="percentage" office:value="0.9389370805676025" table:style-name="ce83">
            <text:p>93,9%</text:p>
          </table:table-cell>
          <table:table-cell office:value-type="float" office:value="269436" table:style-name="ce82">
            <text:p>269.436</text:p>
          </table:table-cell>
          <table:table-cell office:value-type="percentage" office:value="0.90898836326650401" table:style-name="ce83">
            <text:p>90,9%</text:p>
          </table:table-cell>
          <table:table-cell office:value-type="float" office:value="205295" table:style-name="ce82">
            <text:p>205.295</text:p>
          </table:table-cell>
          <table:table-cell office:value-type="percentage" office:value="0.89419714116666127" table:style-name="ce83">
            <text:p>89,4%</text:p>
          </table:table-cell>
          <table:table-cell office:value-type="float" office:value="177454" table:style-name="ce82">
            <text:p>177.454</text:p>
          </table:table-cell>
          <table:table-cell office:value-type="percentage" office:value="0.95384121313670056" table:style-name="ce83">
            <text:p>95,4%</text:p>
          </table:table-cell>
          <table:table-cell office:value-type="float" office:value="2343337" table:style-name="ce82">
            <text:p>2.343.337</text:p>
          </table:table-cell>
          <table:table-cell office:value-type="float" office:value="2457737.9663920002" table:style-name="ce82">
            <text:p>2.457.738</text:p>
          </table:table-cell>
          <table:table-cell office:value-type="percentage" office:value="0.95345274070858632" table:style-name="ce83">
            <text:p>95,3%</text:p>
          </table:table-cell>
          <table:table-cell office:value-type="percentage" office:value="0.87065769196202192" table:style-name="ce83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505" table:style-name="ce82">
            <text:p>23.505</text:p>
          </table:table-cell>
          <table:table-cell office:value-type="percentage" office:value="1" table:style-name="ce83">
            <text:p>100,0%</text:p>
          </table:table-cell>
          <table:table-cell office:value-type="float" office:value="28798" table:style-name="ce82">
            <text:p>28.798</text:p>
          </table:table-cell>
          <table:table-cell office:value-type="percentage" office:value="1" table:style-name="ce83">
            <text:p>100,0%</text:p>
          </table:table-cell>
          <table:table-cell office:value-type="float" office:value="38562" table:style-name="ce82">
            <text:p>38.562</text:p>
          </table:table-cell>
          <table:table-cell office:value-type="percentage" office:value="0.97360679537350658" table:style-name="ce83">
            <text:p>97,4%</text:p>
          </table:table-cell>
          <table:table-cell office:value-type="float" office:value="46000" table:style-name="ce82">
            <text:p>46.000</text:p>
          </table:table-cell>
          <table:table-cell office:value-type="percentage" office:value="0.96376402638412972" table:style-name="ce83">
            <text:p>96,4%</text:p>
          </table:table-cell>
          <table:table-cell office:value-type="float" office:value="48582" table:style-name="ce82">
            <text:p>48.582</text:p>
          </table:table-cell>
          <table:table-cell office:value-type="percentage" office:value="0.94927188880446922" table:style-name="ce83">
            <text:p>94,9%</text:p>
          </table:table-cell>
          <table:table-cell office:value-type="float" office:value="32659" table:style-name="ce82">
            <text:p>32.659</text:p>
          </table:table-cell>
          <table:table-cell office:value-type="percentage" office:value="0.91148865814067037" table:style-name="ce83">
            <text:p>91,1%</text:p>
          </table:table-cell>
          <table:table-cell office:value-type="float" office:value="25928" table:style-name="ce82">
            <text:p>25.928</text:p>
          </table:table-cell>
          <table:table-cell office:value-type="percentage" office:value="0.85649071270496047" table:style-name="ce83">
            <text:p>85,6%</text:p>
          </table:table-cell>
          <table:table-cell office:value-type="float" office:value="25602" table:style-name="ce82">
            <text:p>25.602</text:p>
          </table:table-cell>
          <table:table-cell office:value-type="percentage" office:value="0.96661041067699305" table:style-name="ce83">
            <text:p>96,7%</text:p>
          </table:table-cell>
          <table:table-cell office:value-type="float" office:value="269636" table:style-name="ce82">
            <text:p>269.636</text:p>
          </table:table-cell>
          <table:table-cell office:value-type="float" office:value="281978.88969400001" table:style-name="ce82">
            <text:p>281.979</text:p>
          </table:table-cell>
          <table:table-cell office:value-type="percentage" office:value="0.95622761084209407" table:style-name="ce83">
            <text:p>95,6%</text:p>
          </table:table-cell>
          <table:table-cell office:value-type="percentage" office:value="0.85350634681764015" table:style-name="ce83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800" table:style-name="ce82">
            <text:p>375.800</text:p>
          </table:table-cell>
          <table:table-cell office:value-type="percentage" office:value="1" table:style-name="ce83">
            <text:p>100,0%</text:p>
          </table:table-cell>
          <table:table-cell office:value-type="float" office:value="513556" table:style-name="ce82">
            <text:p>513.556</text:p>
          </table:table-cell>
          <table:table-cell office:value-type="percentage" office:value="0.95141440433064073" table:style-name="ce83">
            <text:p>95,1%</text:p>
          </table:table-cell>
          <table:table-cell office:value-type="float" office:value="695542" table:style-name="ce82">
            <text:p>695.542</text:p>
          </table:table-cell>
          <table:table-cell office:value-type="percentage" office:value="0.9422989465629954" table:style-name="ce83">
            <text:p>94,2%</text:p>
          </table:table-cell>
          <table:table-cell office:value-type="float" office:value="952432" table:style-name="ce82">
            <text:p>952.432</text:p>
          </table:table-cell>
          <table:table-cell office:value-type="percentage" office:value="0.94211969377882665" table:style-name="ce83">
            <text:p>94,2%</text:p>
          </table:table-cell>
          <table:table-cell office:value-type="float" office:value="1056543" table:style-name="ce82">
            <text:p>1.056.543</text:p>
          </table:table-cell>
          <table:table-cell office:value-type="percentage" office:value="0.92390688234118612" table:style-name="ce83">
            <text:p>92,4%</text:p>
          </table:table-cell>
          <table:table-cell office:value-type="float" office:value="786055" table:style-name="ce82">
            <text:p>786.055</text:p>
          </table:table-cell>
          <table:table-cell office:value-type="percentage" office:value="0.89583879226420482" table:style-name="ce83">
            <text:p>89,6%</text:p>
          </table:table-cell>
          <table:table-cell office:value-type="float" office:value="643855" table:style-name="ce82">
            <text:p>643.855</text:p>
          </table:table-cell>
          <table:table-cell office:value-type="percentage" office:value="0.86841629871167325" table:style-name="ce83">
            <text:p>86,8%</text:p>
          </table:table-cell>
          <table:table-cell office:value-type="float" office:value="510496" table:style-name="ce82">
            <text:p>510.496</text:p>
          </table:table-cell>
          <table:table-cell office:value-type="percentage" office:value="0.87973935834561012" table:style-name="ce83">
            <text:p>88,0%</text:p>
          </table:table-cell>
          <table:table-cell office:value-type="float" office:value="5534279" table:style-name="ce82">
            <text:p>5.534.279</text:p>
          </table:table-cell>
          <table:table-cell office:value-type="float" office:value="6006507.0008919984" table:style-name="ce82">
            <text:p>6.006.507</text:p>
          </table:table-cell>
          <table:table-cell office:value-type="percentage" office:value="0.92138059594005806" table:style-name="ce83">
            <text:p>92,1%</text:p>
          </table:table-cell>
          <table:table-cell office:value-type="percentage" office:value="0.8175467741375908" table:style-name="ce83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19" table:style-name="ce82">
            <text:p>72.919</text:p>
          </table:table-cell>
          <table:table-cell office:value-type="percentage" office:value="1" table:style-name="ce83">
            <text:p>100,0%</text:p>
          </table:table-cell>
          <table:table-cell office:value-type="float" office:value="103973" table:style-name="ce82">
            <text:p>103.973</text:p>
          </table:table-cell>
          <table:table-cell office:value-type="percentage" office:value="0.97226145476556614" table:style-name="ce83">
            <text:p>97,2%</text:p>
          </table:table-cell>
          <table:table-cell office:value-type="float" office:value="149980" table:style-name="ce82">
            <text:p>149.980</text:p>
          </table:table-cell>
          <table:table-cell office:value-type="percentage" office:value="0.94432596209236852" table:style-name="ce83">
            <text:p>94,4%</text:p>
          </table:table-cell>
          <table:table-cell office:value-type="float" office:value="210182" table:style-name="ce82">
            <text:p>210.182</text:p>
          </table:table-cell>
          <table:table-cell office:value-type="percentage" office:value="0.94489612172109116" table:style-name="ce83">
            <text:p>94,5%</text:p>
          </table:table-cell>
          <table:table-cell office:value-type="float" office:value="237254" table:style-name="ce82">
            <text:p>237.254</text:p>
          </table:table-cell>
          <table:table-cell office:value-type="percentage" office:value="0.94100175731005309" table:style-name="ce83">
            <text:p>94,1%</text:p>
          </table:table-cell>
          <table:table-cell office:value-type="float" office:value="175414" table:style-name="ce82">
            <text:p>175.414</text:p>
          </table:table-cell>
          <table:table-cell office:value-type="percentage" office:value="0.89992488369669543" table:style-name="ce83">
            <text:p>90,0%</text:p>
          </table:table-cell>
          <table:table-cell office:value-type="float" office:value="150823" table:style-name="ce82">
            <text:p>150.823</text:p>
          </table:table-cell>
          <table:table-cell office:value-type="percentage" office:value="0.85557251771419174" table:style-name="ce83">
            <text:p>85,6%</text:p>
          </table:table-cell>
          <table:table-cell office:value-type="float" office:value="132856" table:style-name="ce82">
            <text:p>132.856</text:p>
          </table:table-cell>
          <table:table-cell office:value-type="percentage" office:value="0.907775353927747" table:style-name="ce83">
            <text:p>90,8%</text:p>
          </table:table-cell>
          <table:table-cell office:value-type="float" office:value="1233401" table:style-name="ce82">
            <text:p>1.233.401</text:p>
          </table:table-cell>
          <table:table-cell office:value-type="float" office:value="1329419.0966020001" table:style-name="ce82">
            <text:p>1.329.419</text:p>
          </table:table-cell>
          <table:table-cell office:value-type="percentage" office:value="0.92777439646577764" table:style-name="ce83">
            <text:p>92,8%</text:p>
          </table:table-cell>
          <table:table-cell office:value-type="percentage" office:value="0.81010701583022227" table:style-name="ce83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8" table:style-name="ce82">
            <text:p>42.598</text:p>
          </table:table-cell>
          <table:table-cell office:value-type="percentage" office:value="1" table:style-name="ce83">
            <text:p>100,0%</text:p>
          </table:table-cell>
          <table:table-cell office:value-type="float" office:value="56022" table:style-name="ce82">
            <text:p>56.022</text:p>
          </table:table-cell>
          <table:table-cell office:value-type="percentage" office:value="0.96739327776818029" table:style-name="ce83">
            <text:p>96,7%</text:p>
          </table:table-cell>
          <table:table-cell office:value-type="float" office:value="72670" table:style-name="ce82">
            <text:p>72.670</text:p>
          </table:table-cell>
          <table:table-cell office:value-type="percentage" office:value="0.93768632628601234" table:style-name="ce83">
            <text:p>93,8%</text:p>
          </table:table-cell>
          <table:table-cell office:value-type="float" office:value="92604" table:style-name="ce82">
            <text:p>92.604</text:p>
          </table:table-cell>
          <table:table-cell office:value-type="percentage" office:value="0.93540979897417487" table:style-name="ce83">
            <text:p>93,5%</text:p>
          </table:table-cell>
          <table:table-cell office:value-type="float" office:value="96714" table:style-name="ce82">
            <text:p>96.714</text:p>
          </table:table-cell>
          <table:table-cell office:value-type="percentage" office:value="0.92549593400559049" table:style-name="ce83">
            <text:p>92,5%</text:p>
          </table:table-cell>
          <table:table-cell office:value-type="float" office:value="66190" table:style-name="ce82">
            <text:p>66.190</text:p>
          </table:table-cell>
          <table:table-cell office:value-type="percentage" office:value="0.89023274691934784" table:style-name="ce83">
            <text:p>89,0%</text:p>
          </table:table-cell>
          <table:table-cell office:value-type="float" office:value="60192" table:style-name="ce82">
            <text:p>60.192</text:p>
          </table:table-cell>
          <table:table-cell office:value-type="percentage" office:value="0.86213678021900375" table:style-name="ce83">
            <text:p>86,2%</text:p>
          </table:table-cell>
          <table:table-cell office:value-type="float" office:value="53428" table:style-name="ce82">
            <text:p>53.428</text:p>
          </table:table-cell>
          <table:table-cell office:value-type="percentage" office:value="0.91612083654787491" table:style-name="ce83">
            <text:p>91,6%</text:p>
          </table:table-cell>
          <table:table-cell office:value-type="float" office:value="540418" table:style-name="ce82">
            <text:p>540.418</text:p>
          </table:table-cell>
          <table:table-cell office:value-type="float" office:value="583256.26343300007" table:style-name="ce82">
            <text:p>583.256</text:p>
          </table:table-cell>
          <table:table-cell office:value-type="percentage" office:value="0.9265532732030044" table:style-name="ce83">
            <text:p>92,7%</text:p>
          </table:table-cell>
          <table:table-cell office:value-type="percentage" office:value="0.81986515735503662" table:style-name="ce83">
            <text:p>82,0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561" table:style-name="ce82">
            <text:p>165.561</text:p>
          </table:table-cell>
          <table:table-cell office:value-type="percentage" office:value="1" table:style-name="ce83">
            <text:p>100,0%</text:p>
          </table:table-cell>
          <table:table-cell office:value-type="float" office:value="215428" table:style-name="ce82">
            <text:p>215.428</text:p>
          </table:table-cell>
          <table:table-cell office:value-type="percentage" office:value="0.97784143335009432" table:style-name="ce83">
            <text:p>97,8%</text:p>
          </table:table-cell>
          <table:table-cell office:value-type="float" office:value="281996" table:style-name="ce82">
            <text:p>281.996</text:p>
          </table:table-cell>
          <table:table-cell office:value-type="percentage" office:value="0.97551512043667821" table:style-name="ce83">
            <text:p>97,6%</text:p>
          </table:table-cell>
          <table:table-cell office:value-type="float" office:value="328553" table:style-name="ce82">
            <text:p>328.553</text:p>
          </table:table-cell>
          <table:table-cell office:value-type="percentage" office:value="0.96853459006234743" table:style-name="ce83">
            <text:p>96,9%</text:p>
          </table:table-cell>
          <table:table-cell office:value-type="float" office:value="327791" table:style-name="ce82">
            <text:p>327.791</text:p>
          </table:table-cell>
          <table:table-cell office:value-type="percentage" office:value="0.96229679262571377" table:style-name="ce83">
            <text:p>96,2%</text:p>
          </table:table-cell>
          <table:table-cell office:value-type="float" office:value="213434" table:style-name="ce82">
            <text:p>213.434</text:p>
          </table:table-cell>
          <table:table-cell office:value-type="percentage" office:value="0.93644781843267966" table:style-name="ce83">
            <text:p>93,6%</text:p>
          </table:table-cell>
          <table:table-cell office:value-type="float" office:value="177058" table:style-name="ce82">
            <text:p>177.058</text:p>
          </table:table-cell>
          <table:table-cell office:value-type="percentage" office:value="0.87968967152490229" table:style-name="ce83">
            <text:p>88,0%</text:p>
          </table:table-cell>
          <table:table-cell office:value-type="float" office:value="161388" table:style-name="ce82">
            <text:p>161.388</text:p>
          </table:table-cell>
          <table:table-cell office:value-type="percentage" office:value="0.92010829496160762" table:style-name="ce83">
            <text:p>92,0%</text:p>
          </table:table-cell>
          <table:table-cell office:value-type="float" office:value="1871209" table:style-name="ce82">
            <text:p>1.871.209</text:p>
          </table:table-cell>
          <table:table-cell office:value-type="float" office:value="1953592.4880969999" table:style-name="ce82">
            <text:p>1.953.592</text:p>
          </table:table-cell>
          <table:table-cell office:value-type="percentage" office:value="0.95782974770892471" table:style-name="ce83">
            <text:p>95,8%</text:p>
          </table:table-cell>
          <table:table-cell office:value-type="percentage" office:value="0.8595681127919067" table:style-name="ce83">
            <text:p>86,0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3" table:style-name="ce82">
            <text:p>2.413</text:p>
          </table:table-cell>
          <table:table-cell office:value-type="percentage" office:value="0.85448220373366912" table:style-name="ce83">
            <text:p>85,4%</text:p>
          </table:table-cell>
          <table:table-cell office:value-type="float" office:value="3940" table:style-name="ce82">
            <text:p>3.940</text:p>
          </table:table-cell>
          <table:table-cell office:value-type="percentage" office:value="0.89661616467774974" table:style-name="ce83">
            <text:p>89,7%</text:p>
          </table:table-cell>
          <table:table-cell office:value-type="float" office:value="7733" table:style-name="ce82">
            <text:p>7.733</text:p>
          </table:table-cell>
          <table:table-cell office:value-type="percentage" office:value="0.90287443777418852" table:style-name="ce83">
            <text:p>90,3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3184451824097136" table:style-name="ce83">
            <text:p>93,2%</text:p>
          </table:table-cell>
          <table:table-cell office:value-type="float" office:value="11358" table:style-name="ce82">
            <text:p>11.358</text:p>
          </table:table-cell>
          <table:table-cell office:value-type="percentage" office:value="0.93314530680512864" table:style-name="ce83">
            <text:p>93,3%</text:p>
          </table:table-cell>
          <table:table-cell office:value-type="float" office:value="9677" table:style-name="ce82">
            <text:p>9.677</text:p>
          </table:table-cell>
          <table:table-cell office:value-type="percentage" office:value="0.87289270764163107" table:style-name="ce83">
            <text:p>87,3%</text:p>
          </table:table-cell>
          <table:table-cell office:value-type="float" office:value="9943" table:style-name="ce82">
            <text:p>9.943</text:p>
          </table:table-cell>
          <table:table-cell office:value-type="percentage" office:value="0.91395799735631511" table:style-name="ce83">
            <text:p>91,4%</text:p>
          </table:table-cell>
          <table:table-cell office:value-type="float" office:value="9967" table:style-name="ce82">
            <text:p>9.967</text:p>
          </table:table-cell>
          <table:table-cell office:value-type="percentage" office:value="1.0630615848870744" table:style-name="ce83">
            <text:p>106,3%</text:p>
          </table:table-cell>
          <table:table-cell office:value-type="float" office:value="65741" table:style-name="ce82">
            <text:p>65.741</text:p>
          </table:table-cell>
          <table:table-cell office:value-type="float" office:value="70789.104772000006" table:style-name="ce82">
            <text:p>70.789</text:p>
          </table:table-cell>
          <table:table-cell office:value-type="percentage" office:value="0.9286881111399965" table:style-name="ce83">
            <text:p>92,9%</text:p>
          </table:table-cell>
          <table:table-cell office:value-type="percentage" office:value="0.79673963208936416" table:style-name="ce83">
            <text:p>79,7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3" table:style-name="ce82">
            <text:p>2.103</text:p>
          </table:table-cell>
          <table:table-cell office:value-type="percentage" office:value="0.86173174887436488" table:style-name="ce83">
            <text:p>86,2%</text:p>
          </table:table-cell>
          <table:table-cell office:value-type="float" office:value="3433" table:style-name="ce82">
            <text:p>3.433</text:p>
          </table:table-cell>
          <table:table-cell office:value-type="percentage" office:value="0.88192501940329449" table:style-name="ce83">
            <text:p>88,2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1545390949307492" table:style-name="ce83">
            <text:p>91,5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5544726850100992" table:style-name="ce83">
            <text:p>95,5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9168995942426585" table:style-name="ce83">
            <text:p>99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7854561790873931" table:style-name="ce83">
            <text:p>87,9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7942642608332422" table:style-name="ce83">
            <text:p>87,9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7258001656581683" table:style-name="ce83">
            <text:p>97,3%</text:p>
          </table:table-cell>
          <table:table-cell office:value-type="float" office:value="63119" table:style-name="ce82">
            <text:p>63.119</text:p>
          </table:table-cell>
          <table:table-cell office:value-type="float" office:value="68173.882384000011" table:style-name="ce82">
            <text:p>68.174</text:p>
          </table:table-cell>
          <table:table-cell office:value-type="percentage" office:value="0.92585309495023915" table:style-name="ce83">
            <text:p>92,6%</text:p>
          </table:table-cell>
          <table:table-cell office:value-type="percentage" office:value="0.75831655487523153" table:style-name="ce83">
            <text:p>75,8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8" table:style-name="ce82">
            <text:p>3.698</text:p>
          </table:table-cell>
          <table:table-cell office:value-type="string" table:style-name="ce83">
            <text:p>-</text:p>
          </table:table-cell>
          <table:table-cell office:value-type="float" office:value="9683" table:style-name="ce82">
            <text:p>9.683</text:p>
          </table:table-cell>
          <table:table-cell office:value-type="string" table:style-name="ce83">
            <text:p>-</text:p>
          </table:table-cell>
          <table:table-cell office:value-type="float" office:value="22792" table:style-name="ce82">
            <text:p>22.792</text:p>
          </table:table-cell>
          <table:table-cell office:value-type="string" table:style-name="ce83">
            <text:p>-</text:p>
          </table:table-cell>
          <table:table-cell office:value-type="float" office:value="32804" table:style-name="ce82">
            <text:p>32.804</text:p>
          </table:table-cell>
          <table:table-cell office:value-type="string" table:style-name="ce83">
            <text:p>-</text:p>
          </table:table-cell>
          <table:table-cell office:value-type="float" office:value="25173" table:style-name="ce82">
            <text:p>25.173</text:p>
          </table:table-cell>
          <table:table-cell office:value-type="string" table:style-name="ce83">
            <text:p>-</text:p>
          </table:table-cell>
          <table:table-cell office:value-type="float" office:value="1241" table:style-name="ce82">
            <text:p>1.241</text:p>
          </table:table-cell>
          <table:table-cell office:value-type="string" table:style-name="ce83">
            <text:p>-</text:p>
          </table:table-cell>
          <table:table-cell office:value-type="float" office:value="95441" table:style-name="ce82">
            <text:p>95.441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21" table:style-name="ce85">
            <text:p>321</text:p>
          </table:table-cell>
          <table:table-cell office:value-type="string" table:style-name="ce86">
            <text:p>-</text:p>
          </table:table-cell>
          <table:table-cell office:value-type="float" office:value="924" table:style-name="ce85">
            <text:p>924</text:p>
          </table:table-cell>
          <table:table-cell office:value-type="string" table:style-name="ce86">
            <text:p>-</text:p>
          </table:table-cell>
          <table:table-cell office:value-type="float" office:value="1972" table:style-name="ce85">
            <text:p>1.972</text:p>
          </table:table-cell>
          <table:table-cell office:value-type="string" table:style-name="ce86">
            <text:p>-</text:p>
          </table:table-cell>
          <table:table-cell office:value-type="float" office:value="2431" table:style-name="ce85">
            <text:p>2.431</text:p>
          </table:table-cell>
          <table:table-cell office:value-type="string" table:style-name="ce86">
            <text:p>-</text:p>
          </table:table-cell>
          <table:table-cell office:value-type="float" office:value="2130" table:style-name="ce85">
            <text:p>2.130</text:p>
          </table:table-cell>
          <table:table-cell office:value-type="string" table:style-name="ce86">
            <text:p>-</text:p>
          </table:table-cell>
          <table:table-cell office:value-type="float" office:value="272" table:style-name="ce85">
            <text:p>272</text:p>
          </table:table-cell>
          <table:table-cell office:value-type="string" table:style-name="ce86">
            <text:p>-</text:p>
          </table:table-cell>
          <table:table-cell office:value-type="float" office:value="8135" table:style-name="ce85">
            <text:p>8.135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3182" table:style-name="ce89">
            <text:p>2.953.182</text:p>
          </table:table-cell>
          <table:table-cell office:value-type="percentage" office:value="1" table:style-name="ce90">
            <text:p>100,0%</text:p>
          </table:table-cell>
          <table:table-cell office:value-type="float" office:value="3970949" table:style-name="ce89">
            <text:p>3.970.949</text:p>
          </table:table-cell>
          <table:table-cell office:value-type="percentage" office:value="0.97131679577408969" table:style-name="ce90">
            <text:p>97,1%</text:p>
          </table:table-cell>
          <table:table-cell office:value-type="float" office:value="5341518" table:style-name="ce89">
            <text:p>5.341.518</text:p>
          </table:table-cell>
          <table:table-cell office:value-type="percentage" office:value="0.94554090733704776" table:style-name="ce90">
            <text:p>94,6%</text:p>
          </table:table-cell>
          <table:table-cell office:value-type="float" office:value="6776556" table:style-name="ce89">
            <text:p>6.776.556</text:p>
          </table:table-cell>
          <table:table-cell office:value-type="percentage" office:value="0.93741905274282755" table:style-name="ce90">
            <text:p>93,7%</text:p>
          </table:table-cell>
          <table:table-cell office:value-type="float" office:value="7144685" table:style-name="ce89">
            <text:p>7.144.685</text:p>
          </table:table-cell>
          <table:table-cell office:value-type="percentage" office:value="0.92341233523847721" table:style-name="ce90">
            <text:p>92,3%</text:p>
          </table:table-cell>
          <table:table-cell office:value-type="float" office:value="5143818" table:style-name="ce89">
            <text:p>5.143.818</text:p>
          </table:table-cell>
          <table:table-cell office:value-type="percentage" office:value="0.88899557973314836" table:style-name="ce90">
            <text:p>88,9%</text:p>
          </table:table-cell>
          <table:table-cell office:value-type="float" office:value="4271735" table:style-name="ce89">
            <text:p>4.271.735</text:p>
          </table:table-cell>
          <table:table-cell office:value-type="percentage" office:value="0.86419459631339635" table:style-name="ce90">
            <text:p>86,4%</text:p>
          </table:table-cell>
          <table:table-cell office:value-type="float" office:value="3688605" table:style-name="ce89">
            <text:p>3.688.605</text:p>
          </table:table-cell>
          <table:table-cell office:value-type="percentage" office:value="0.91424773026021855" table:style-name="ce90">
            <text:p>91,4%</text:p>
          </table:table-cell>
          <table:table-cell office:value-type="float" office:value="39291048" table:style-name="ce89">
            <text:p>39.291.048</text:p>
          </table:table-cell>
          <table:table-cell office:value-type="float" office:value="42350585.205100007" table:style-name="ce89">
            <text:p>42.350.585</text:p>
          </table:table-cell>
          <table:table-cell office:value-type="percentage" office:value="0.92775690842799574" table:style-name="ce90">
            <text:p>92,8%</text:p>
          </table:table-cell>
          <table:table-cell office:value-type="percentage" office:value="0.82835023465619995" table:style-name="ce90">
            <text:p>82,8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10" table:style-name="ce92">
            <text:p>430.910</text:p>
          </table:table-cell>
          <table:table-cell office:value-type="percentage" office:value="1" table:style-name="ce93">
            <text:p>100,0%</text:p>
          </table:table-cell>
          <table:table-cell office:value-type="float" office:value="653116" table:style-name="ce92">
            <text:p>653.116</text:p>
          </table:table-cell>
          <table:table-cell office:value-type="percentage" office:value="0.97146928469132487" table:style-name="ce93">
            <text:p>97,1%</text:p>
          </table:table-cell>
          <table:table-cell office:value-type="float" office:value="934182" table:style-name="ce92">
            <text:p>934.182</text:p>
          </table:table-cell>
          <table:table-cell office:value-type="percentage" office:value="0.94467746547165732" table:style-name="ce93">
            <text:p>94,5%</text:p>
          </table:table-cell>
          <table:table-cell office:value-type="float" office:value="1223000" table:style-name="ce92">
            <text:p>1.223.000</text:p>
          </table:table-cell>
          <table:table-cell office:value-type="percentage" office:value="0.93665349894248684" table:style-name="ce93">
            <text:p>93,7%</text:p>
          </table:table-cell>
          <table:table-cell office:value-type="float" office:value="1268167" table:style-name="ce92">
            <text:p>1.268.167</text:p>
          </table:table-cell>
          <table:table-cell office:value-type="percentage" office:value="0.92089057940141406" table:style-name="ce93">
            <text:p>92,1%</text:p>
          </table:table-cell>
          <table:table-cell office:value-type="float" office:value="954117" table:style-name="ce92">
            <text:p>954.117</text:p>
          </table:table-cell>
          <table:table-cell office:value-type="percentage" office:value="0.88422837641094076" table:style-name="ce93">
            <text:p>88,4%</text:p>
          </table:table-cell>
          <table:table-cell office:value-type="float" office:value="794930" table:style-name="ce92">
            <text:p>794.930</text:p>
          </table:table-cell>
          <table:table-cell office:value-type="percentage" office:value="0.85937136668231218" table:style-name="ce93">
            <text:p>85,9%</text:p>
          </table:table-cell>
          <table:table-cell office:value-type="float" office:value="761026" table:style-name="ce92">
            <text:p>761.026</text:p>
          </table:table-cell>
          <table:table-cell office:value-type="percentage" office:value="0.97422637751431174" table:style-name="ce93">
            <text:p>97,4%</text:p>
          </table:table-cell>
          <table:table-cell office:value-type="float" office:value="7019448" table:style-name="ce92">
            <text:p>7.019.448</text:p>
          </table:table-cell>
          <table:table-cell office:value-type="float" office:value="7549680.891117" table:style-name="ce92">
            <text:p>7.549.681</text:p>
          </table:table-cell>
          <table:table-cell office:value-type="percentage" office:value="0.92976750954588361" table:style-name="ce93">
            <text:p>93,0%</text:p>
          </table:table-cell>
          <table:table-cell office:value-type="percentage" office:value="0.8239652817701385" table:style-name="ce93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6" table:style-name="ce94">
            <text:p>100.546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5" table:style-name="ce94">
            <text:p>119.285</text:p>
          </table:table-cell>
          <table:table-cell office:value-type="percentage" office:value="0.98519530273928857" table:style-name="ce95">
            <text:p>98,5%</text:p>
          </table:table-cell>
          <table:table-cell office:value-type="float" office:value="155588" table:style-name="ce94">
            <text:p>155.588</text:p>
          </table:table-cell>
          <table:table-cell office:value-type="percentage" office:value="0.94931910053467827" table:style-name="ce95">
            <text:p>94,9%</text:p>
          </table:table-cell>
          <table:table-cell office:value-type="float" office:value="188559" table:style-name="ce94">
            <text:p>188.559</text:p>
          </table:table-cell>
          <table:table-cell office:value-type="percentage" office:value="0.94184619799940228" table:style-name="ce95">
            <text:p>94,2%</text:p>
          </table:table-cell>
          <table:table-cell office:value-type="float" office:value="191304" table:style-name="ce94">
            <text:p>191.304</text:p>
          </table:table-cell>
          <table:table-cell office:value-type="percentage" office:value="0.92560741478208286" table:style-name="ce95">
            <text:p>92,6%</text:p>
          </table:table-cell>
          <table:table-cell office:value-type="float" office:value="130316" table:style-name="ce94">
            <text:p>130.316</text:p>
          </table:table-cell>
          <table:table-cell office:value-type="percentage" office:value="0.87180849273655181" table:style-name="ce95">
            <text:p>87,2%</text:p>
          </table:table-cell>
          <table:table-cell office:value-type="float" office:value="108685" table:style-name="ce94">
            <text:p>108.685</text:p>
          </table:table-cell>
          <table:table-cell office:value-type="percentage" office:value="0.83372877058493655" table:style-name="ce95">
            <text:p>83,4%</text:p>
          </table:table-cell>
          <table:table-cell office:value-type="float" office:value="98476" table:style-name="ce94">
            <text:p>98.476</text:p>
          </table:table-cell>
          <table:table-cell office:value-type="percentage" office:value="0.91752046614423832" table:style-name="ce95">
            <text:p>91,8%</text:p>
          </table:table-cell>
          <table:table-cell office:value-type="float" office:value="1092759" table:style-name="ce94">
            <text:p>1.092.759</text:p>
          </table:table-cell>
          <table:table-cell office:value-type="float" office:value="1176072.6972429999" table:style-name="ce94">
            <text:p>1.176.073</text:p>
          </table:table-cell>
          <table:table-cell office:value-type="percentage" office:value="0.92915939853181906" table:style-name="ce95">
            <text:p>92,9%</text:p>
          </table:table-cell>
          <table:table-cell office:value-type="percentage" office:value="0.83152699131522345" table:style-name="ce95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43" table:style-name="ce94">
            <text:p>88.643</text:p>
          </table:table-cell>
          <table:table-cell office:value-type="percentage" office:value="1" table:style-name="ce95">
            <text:p>100,0%</text:p>
          </table:table-cell>
          <table:table-cell office:value-type="float" office:value="114562" table:style-name="ce94">
            <text:p>114.562</text:p>
          </table:table-cell>
          <table:table-cell office:value-type="percentage" office:value="0.99633148016445083" table:style-name="ce95">
            <text:p>99,6%</text:p>
          </table:table-cell>
          <table:table-cell office:value-type="float" office:value="149195" table:style-name="ce94">
            <text:p>149.195</text:p>
          </table:table-cell>
          <table:table-cell office:value-type="percentage" office:value="0.96928919944219183" table:style-name="ce95">
            <text:p>96,9%</text:p>
          </table:table-cell>
          <table:table-cell office:value-type="float" office:value="154904" table:style-name="ce94">
            <text:p>154.904</text:p>
          </table:table-cell>
          <table:table-cell office:value-type="percentage" office:value="0.95479998187347759" table:style-name="ce95">
            <text:p>95,5%</text:p>
          </table:table-cell>
          <table:table-cell office:value-type="float" office:value="152658" table:style-name="ce94">
            <text:p>152.658</text:p>
          </table:table-cell>
          <table:table-cell office:value-type="percentage" office:value="0.93502483458873176" table:style-name="ce95">
            <text:p>93,5%</text:p>
          </table:table-cell>
          <table:table-cell office:value-type="float" office:value="92251" table:style-name="ce94">
            <text:p>92.251</text:p>
          </table:table-cell>
          <table:table-cell office:value-type="percentage" office:value="0.8935030196560334" table:style-name="ce95">
            <text:p>89,4%</text:p>
          </table:table-cell>
          <table:table-cell office:value-type="float" office:value="67809" table:style-name="ce94">
            <text:p>67.809</text:p>
          </table:table-cell>
          <table:table-cell office:value-type="percentage" office:value="0.86274453191462519" table:style-name="ce95">
            <text:p>86,3%</text:p>
          </table:table-cell>
          <table:table-cell office:value-type="float" office:value="67374" table:style-name="ce94">
            <text:p>67.374</text:p>
          </table:table-cell>
          <table:table-cell office:value-type="percentage" office:value="1.0160874002435112" table:style-name="ce95">
            <text:p>101,6%</text:p>
          </table:table-cell>
          <table:table-cell office:value-type="float" office:value="887396" table:style-name="ce94">
            <text:p>887.396</text:p>
          </table:table-cell>
          <table:table-cell office:value-type="float" office:value="926948.79131500004" table:style-name="ce94">
            <text:p>926.949</text:p>
          </table:table-cell>
          <table:table-cell office:value-type="percentage" office:value="0.95733012256384831" table:style-name="ce95">
            <text:p>95,7%</text:p>
          </table:table-cell>
          <table:table-cell office:value-type="percentage" office:value="0.88189817811245652" table:style-name="ce95">
            <text:p>88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4" table:style-name="ce94">
            <text:p>51.454</text:p>
          </table:table-cell>
          <table:table-cell office:value-type="percentage" office:value="0.95187635392822534" table:style-name="ce95">
            <text:p>95,2%</text:p>
          </table:table-cell>
          <table:table-cell office:value-type="float" office:value="79894" table:style-name="ce94">
            <text:p>79.894</text:p>
          </table:table-cell>
          <table:table-cell office:value-type="percentage" office:value="0.88874359475254239" table:style-name="ce95">
            <text:p>88,9%</text:p>
          </table:table-cell>
          <table:table-cell office:value-type="float" office:value="112227" table:style-name="ce94">
            <text:p>112.227</text:p>
          </table:table-cell>
          <table:table-cell office:value-type="percentage" office:value="0.85833157286030226" table:style-name="ce95">
            <text:p>85,8%</text:p>
          </table:table-cell>
          <table:table-cell office:value-type="float" office:value="153231" table:style-name="ce94">
            <text:p>153.231</text:p>
          </table:table-cell>
          <table:table-cell office:value-type="percentage" office:value="0.84016064217629138" table:style-name="ce95">
            <text:p>84,0%</text:p>
          </table:table-cell>
          <table:table-cell office:value-type="float" office:value="173035" table:style-name="ce94">
            <text:p>173.035</text:p>
          </table:table-cell>
          <table:table-cell office:value-type="percentage" office:value="0.80106825950976979" table:style-name="ce95">
            <text:p>80,1%</text:p>
          </table:table-cell>
          <table:table-cell office:value-type="float" office:value="133825" table:style-name="ce94">
            <text:p>133.825</text:p>
          </table:table-cell>
          <table:table-cell office:value-type="percentage" office:value="0.74560816257860907" table:style-name="ce95">
            <text:p>74,6%</text:p>
          </table:table-cell>
          <table:table-cell office:value-type="float" office:value="103139" table:style-name="ce94">
            <text:p>103.139</text:p>
          </table:table-cell>
          <table:table-cell office:value-type="percentage" office:value="0.7584151332097484" table:style-name="ce95">
            <text:p>75,8%</text:p>
          </table:table-cell>
          <table:table-cell office:value-type="float" office:value="86063" table:style-name="ce94">
            <text:p>86.063</text:p>
          </table:table-cell>
          <table:table-cell office:value-type="percentage" office:value="0.85343854035373345" table:style-name="ce95">
            <text:p>85,3%</text:p>
          </table:table-cell>
          <table:table-cell office:value-type="float" office:value="892868" table:style-name="ce94">
            <text:p>892.868</text:p>
          </table:table-cell>
          <table:table-cell office:value-type="float" office:value="1089409.0493709999" table:style-name="ce94">
            <text:p>1.089.409</text:p>
          </table:table-cell>
          <table:table-cell office:value-type="percentage" office:value="0.81958929982775686" table:style-name="ce95">
            <text:p>82,0%</text:p>
          </table:table-cell>
          <table:table-cell office:value-type="percentage" office:value="0.72947928272162044" table:style-name="ce95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584" table:style-name="ce94">
            <text:p>93.584</text:p>
          </table:table-cell>
          <table:table-cell office:value-type="percentage" office:value="0.90702835871586163" table:style-name="ce95">
            <text:p>90,7%</text:p>
          </table:table-cell>
          <table:table-cell office:value-type="float" office:value="152937" table:style-name="ce94">
            <text:p>152.937</text:p>
          </table:table-cell>
          <table:table-cell office:value-type="percentage" office:value="0.8827149240962413" table:style-name="ce95">
            <text:p>88,3%</text:p>
          </table:table-cell>
          <table:table-cell office:value-type="float" office:value="226731" table:style-name="ce94">
            <text:p>226.731</text:p>
          </table:table-cell>
          <table:table-cell office:value-type="percentage" office:value="0.86801056033323465" table:style-name="ce95">
            <text:p>86,8%</text:p>
          </table:table-cell>
          <table:table-cell office:value-type="float" office:value="325343" table:style-name="ce94">
            <text:p>325.343</text:p>
          </table:table-cell>
          <table:table-cell office:value-type="percentage" office:value="0.86282596723530047" table:style-name="ce95">
            <text:p>86,3%</text:p>
          </table:table-cell>
          <table:table-cell office:value-type="float" office:value="322938" table:style-name="ce94">
            <text:p>322.938</text:p>
          </table:table-cell>
          <table:table-cell office:value-type="percentage" office:value="0.82956833203519265" table:style-name="ce95">
            <text:p>83,0%</text:p>
          </table:table-cell>
          <table:table-cell office:value-type="float" office:value="234623" table:style-name="ce94">
            <text:p>234.623</text:p>
          </table:table-cell>
          <table:table-cell office:value-type="percentage" office:value="0.76608060227671593" table:style-name="ce95">
            <text:p>76,6%</text:p>
          </table:table-cell>
          <table:table-cell office:value-type="float" office:value="192951" table:style-name="ce94">
            <text:p>192.951</text:p>
          </table:table-cell>
          <table:table-cell office:value-type="percentage" office:value="0.75785330511144178" table:style-name="ce95">
            <text:p>75,8%</text:p>
          </table:table-cell>
          <table:table-cell office:value-type="float" office:value="171645" table:style-name="ce94">
            <text:p>171.645</text:p>
          </table:table-cell>
          <table:table-cell office:value-type="percentage" office:value="0.93626308366265287" table:style-name="ce95">
            <text:p>93,6%</text:p>
          </table:table-cell>
          <table:table-cell office:value-type="float" office:value="1720752" table:style-name="ce94">
            <text:p>1.720.752</text:p>
          </table:table-cell>
          <table:table-cell office:value-type="float" office:value="2048188.859992" table:style-name="ce94">
            <text:p>2.048.189</text:p>
          </table:table-cell>
          <table:table-cell office:value-type="percentage" office:value="0.84013346308636838" table:style-name="ce95">
            <text:p>84,0%</text:p>
          </table:table-cell>
          <table:table-cell office:value-type="percentage" office:value="0.76401917323367241" table:style-name="ce95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309" table:style-name="ce94">
            <text:p>42.309</text:p>
          </table:table-cell>
          <table:table-cell office:value-type="percentage" office:value="1" table:style-name="ce95">
            <text:p>100,0%</text:p>
          </table:table-cell>
          <table:table-cell office:value-type="float" office:value="56125" table:style-name="ce94">
            <text:p>56.125</text:p>
          </table:table-cell>
          <table:table-cell office:value-type="percentage" office:value="0.98704463802961084" table:style-name="ce95">
            <text:p>98,7%</text:p>
          </table:table-cell>
          <table:table-cell office:value-type="float" office:value="77197" table:style-name="ce94">
            <text:p>77.197</text:p>
          </table:table-cell>
          <table:table-cell office:value-type="percentage" office:value="0.95296569495111505" table:style-name="ce95">
            <text:p>95,3%</text:p>
          </table:table-cell>
          <table:table-cell office:value-type="float" office:value="85156" table:style-name="ce94">
            <text:p>85.156</text:p>
          </table:table-cell>
          <table:table-cell office:value-type="percentage" office:value="0.93057152456616676" table:style-name="ce95">
            <text:p>93,1%</text:p>
          </table:table-cell>
          <table:table-cell office:value-type="float" office:value="89370" table:style-name="ce94">
            <text:p>89.370</text:p>
          </table:table-cell>
          <table:table-cell office:value-type="percentage" office:value="0.92000746198832839" table:style-name="ce95">
            <text:p>92,0%</text:p>
          </table:table-cell>
          <table:table-cell office:value-type="float" office:value="56844" table:style-name="ce94">
            <text:p>56.844</text:p>
          </table:table-cell>
          <table:table-cell office:value-type="percentage" office:value="0.8818088535394728" table:style-name="ce95">
            <text:p>88,2%</text:p>
          </table:table-cell>
          <table:table-cell office:value-type="float" office:value="43428" table:style-name="ce94">
            <text:p>43.428</text:p>
          </table:table-cell>
          <table:table-cell office:value-type="percentage" office:value="0.84856480576077675" table:style-name="ce95">
            <text:p>84,9%</text:p>
          </table:table-cell>
          <table:table-cell office:value-type="float" office:value="46287" table:style-name="ce94">
            <text:p>46.287</text:p>
          </table:table-cell>
          <table:table-cell office:value-type="percentage" office:value="1.0002826310708353" table:style-name="ce95">
            <text:p>100,0%</text:p>
          </table:table-cell>
          <table:table-cell office:value-type="float" office:value="496716" table:style-name="ce94">
            <text:p>496.716</text:p>
          </table:table-cell>
          <table:table-cell office:value-type="float" office:value="529709.28377600003" table:style-name="ce94">
            <text:p>529.709</text:p>
          </table:table-cell>
          <table:table-cell office:value-type="percentage" office:value="0.93771435618267929" table:style-name="ce95">
            <text:p>93,8%</text:p>
          </table:table-cell>
          <table:table-cell office:value-type="percentage" office:value="0.85000558689511729" table:style-name="ce95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690" table:style-name="ce94">
            <text:p>228.690</text:p>
          </table:table-cell>
          <table:table-cell office:value-type="percentage" office:value="1" table:style-name="ce95">
            <text:p>100,0%</text:p>
          </table:table-cell>
          <table:table-cell office:value-type="float" office:value="251367" table:style-name="ce94">
            <text:p>251.367</text:p>
          </table:table-cell>
          <table:table-cell office:value-type="percentage" office:value="1" table:style-name="ce95">
            <text:p>100,0%</text:p>
          </table:table-cell>
          <table:table-cell office:value-type="float" office:value="325077" table:style-name="ce94">
            <text:p>325.077</text:p>
          </table:table-cell>
          <table:table-cell office:value-type="percentage" office:value="0.96878733905037662" table:style-name="ce95">
            <text:p>96,9%</text:p>
          </table:table-cell>
          <table:table-cell office:value-type="float" office:value="356872" table:style-name="ce94">
            <text:p>356.872</text:p>
          </table:table-cell>
          <table:table-cell office:value-type="percentage" office:value="0.93808443075754033" table:style-name="ce95">
            <text:p>93,8%</text:p>
          </table:table-cell>
          <table:table-cell office:value-type="float" office:value="325065" table:style-name="ce94">
            <text:p>325.065</text:p>
          </table:table-cell>
          <table:table-cell office:value-type="percentage" office:value="0.91759030539526321" table:style-name="ce95">
            <text:p>91,8%</text:p>
          </table:table-cell>
          <table:table-cell office:value-type="float" office:value="217287" table:style-name="ce94">
            <text:p>217.287</text:p>
          </table:table-cell>
          <table:table-cell office:value-type="percentage" office:value="0.86956259934304336" table:style-name="ce95">
            <text:p>87,0%</text:p>
          </table:table-cell>
          <table:table-cell office:value-type="float" office:value="186681" table:style-name="ce94">
            <text:p>186.681</text:p>
          </table:table-cell>
          <table:table-cell office:value-type="percentage" office:value="0.88456655957845509" table:style-name="ce95">
            <text:p>88,5%</text:p>
          </table:table-cell>
          <table:table-cell office:value-type="float" office:value="198288" table:style-name="ce94">
            <text:p>198.288</text:p>
          </table:table-cell>
          <table:table-cell office:value-type="percentage" office:value="1.1718258553935923" table:style-name="ce95">
            <text:p>117,2%</text:p>
          </table:table-cell>
          <table:table-cell office:value-type="float" office:value="2089327" table:style-name="ce94">
            <text:p>2.089.327</text:p>
          </table:table-cell>
          <table:table-cell office:value-type="float" office:value="2168005.04715" table:style-name="ce94">
            <text:p>2.168.005</text:p>
          </table:table-cell>
          <table:table-cell office:value-type="percentage" office:value="0.96370947233105941" table:style-name="ce95">
            <text:p>96,4%</text:p>
          </table:table-cell>
          <table:table-cell office:value-type="percentage" office:value="0.87909217278728469" table:style-name="ce95">
            <text:p>87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312" table:style-name="ce94">
            <text:p>137.312</text:p>
          </table:table-cell>
          <table:table-cell office:value-type="percentage" office:value="1" table:style-name="ce95">
            <text:p>100,0%</text:p>
          </table:table-cell>
          <table:table-cell office:value-type="float" office:value="158527" table:style-name="ce94">
            <text:p>158.527</text:p>
          </table:table-cell>
          <table:table-cell office:value-type="percentage" office:value="0.98771003130815826" table:style-name="ce95">
            <text:p>98,8%</text:p>
          </table:table-cell>
          <table:table-cell office:value-type="float" office:value="223420" table:style-name="ce94">
            <text:p>223.420</text:p>
          </table:table-cell>
          <table:table-cell office:value-type="percentage" office:value="0.9395159643370331" table:style-name="ce95">
            <text:p>94,0%</text:p>
          </table:table-cell>
          <table:table-cell office:value-type="float" office:value="287110" table:style-name="ce94">
            <text:p>287.110</text:p>
          </table:table-cell>
          <table:table-cell office:value-type="percentage" office:value="0.91436005267946818" table:style-name="ce95">
            <text:p>91,4%</text:p>
          </table:table-cell>
          <table:table-cell office:value-type="float" office:value="287507" table:style-name="ce94">
            <text:p>287.507</text:p>
          </table:table-cell>
          <table:table-cell office:value-type="percentage" office:value="0.87405610725758243" table:style-name="ce95">
            <text:p>87,4%</text:p>
          </table:table-cell>
          <table:table-cell office:value-type="float" office:value="207301" table:style-name="ce94">
            <text:p>207.301</text:p>
          </table:table-cell>
          <table:table-cell office:value-type="percentage" office:value="0.82653333391757988" table:style-name="ce95">
            <text:p>82,7%</text:p>
          </table:table-cell>
          <table:table-cell office:value-type="float" office:value="175070" table:style-name="ce94">
            <text:p>175.070</text:p>
          </table:table-cell>
          <table:table-cell office:value-type="percentage" office:value="0.80222831632011948" table:style-name="ce95">
            <text:p>80,2%</text:p>
          </table:table-cell>
          <table:table-cell office:value-type="float" office:value="168133" table:style-name="ce94">
            <text:p>168.133</text:p>
          </table:table-cell>
          <table:table-cell office:value-type="percentage" office:value="0.93249749566265083" table:style-name="ce95">
            <text:p>93,2%</text:p>
          </table:table-cell>
          <table:table-cell office:value-type="float" office:value="1644380" table:style-name="ce94">
            <text:p>1.644.380</text:p>
          </table:table-cell>
          <table:table-cell office:value-type="float" office:value="1822885.5576559999" table:style-name="ce94">
            <text:p>1.822.886</text:p>
          </table:table-cell>
          <table:table-cell office:value-type="percentage" office:value="0.90207528009298865" table:style-name="ce95">
            <text:p>90,2%</text:p>
          </table:table-cell>
          <table:table-cell office:value-type="percentage" office:value="0.80214422437116506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82" table:style-name="ce94">
            <text:p>455.882</text:p>
          </table:table-cell>
          <table:table-cell office:value-type="percentage" office:value="1" table:style-name="ce95">
            <text:p>100,0%</text:p>
          </table:table-cell>
          <table:table-cell office:value-type="float" office:value="618674" table:style-name="ce94">
            <text:p>618.674</text:p>
          </table:table-cell>
          <table:table-cell office:value-type="percentage" office:value="0.95268300595527866" table:style-name="ce95">
            <text:p>95,3%</text:p>
          </table:table-cell>
          <table:table-cell office:value-type="float" office:value="802660" table:style-name="ce94">
            <text:p>802.660</text:p>
          </table:table-cell>
          <table:table-cell office:value-type="percentage" office:value="0.92547632077520181" table:style-name="ce95">
            <text:p>92,5%</text:p>
          </table:table-cell>
          <table:table-cell office:value-type="float" office:value="1040464" table:style-name="ce94">
            <text:p>1.040.464</text:p>
          </table:table-cell>
          <table:table-cell office:value-type="percentage" office:value="0.9320054882248936" table:style-name="ce95">
            <text:p>93,2%</text:p>
          </table:table-cell>
          <table:table-cell office:value-type="float" office:value="1157192" table:style-name="ce94">
            <text:p>1.157.192</text:p>
          </table:table-cell>
          <table:table-cell office:value-type="percentage" office:value="0.91919395925032998" table:style-name="ce95">
            <text:p>91,9%</text:p>
          </table:table-cell>
          <table:table-cell office:value-type="float" office:value="820952" table:style-name="ce94">
            <text:p>820.952</text:p>
          </table:table-cell>
          <table:table-cell office:value-type="percentage" office:value="0.86777183905333255" table:style-name="ce95">
            <text:p>86,8%</text:p>
          </table:table-cell>
          <table:table-cell office:value-type="float" office:value="686167" table:style-name="ce94">
            <text:p>686.167</text:p>
          </table:table-cell>
          <table:table-cell office:value-type="percentage" office:value="0.82019643190434799" table:style-name="ce95">
            <text:p>82,0%</text:p>
          </table:table-cell>
          <table:table-cell office:value-type="float" office:value="613898" table:style-name="ce94">
            <text:p>613.898</text:p>
          </table:table-cell>
          <table:table-cell office:value-type="percentage" office:value="0.89962381882064602" table:style-name="ce95">
            <text:p>90,0%</text:p>
          </table:table-cell>
          <table:table-cell office:value-type="float" office:value="6195889" table:style-name="ce94">
            <text:p>6.195.889</text:p>
          </table:table-cell>
          <table:table-cell office:value-type="float" office:value="6811841.3897879999" table:style-name="ce94">
            <text:p>6.811.841</text:p>
          </table:table-cell>
          <table:table-cell office:value-type="percentage" office:value="0.90957622843194685" table:style-name="ce95">
            <text:p>91,0%</text:p>
          </table:table-cell>
          <table:table-cell office:value-type="percentage" office:value="0.80684124378285627" table:style-name="ce95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96" table:style-name="ce94">
            <text:p>295.596</text:p>
          </table:table-cell>
          <table:table-cell office:value-type="percentage" office:value="1" table:style-name="ce95">
            <text:p>100,0%</text:p>
          </table:table-cell>
          <table:table-cell office:value-type="float" office:value="435756" table:style-name="ce94">
            <text:p>435.756</text:p>
          </table:table-cell>
          <table:table-cell office:value-type="percentage" office:value="0.96849875442521061" table:style-name="ce95">
            <text:p>96,8%</text:p>
          </table:table-cell>
          <table:table-cell office:value-type="float" office:value="579774" table:style-name="ce94">
            <text:p>579.774</text:p>
          </table:table-cell>
          <table:table-cell office:value-type="percentage" office:value="0.94523336929311208" table:style-name="ce95">
            <text:p>94,5%</text:p>
          </table:table-cell>
          <table:table-cell office:value-type="float" office:value="733819" table:style-name="ce94">
            <text:p>733.819</text:p>
          </table:table-cell>
          <table:table-cell office:value-type="percentage" office:value="0.94481356198710087" table:style-name="ce95">
            <text:p>94,5%</text:p>
          </table:table-cell>
          <table:table-cell office:value-type="float" office:value="770053" table:style-name="ce94">
            <text:p>770.053</text:p>
          </table:table-cell>
          <table:table-cell office:value-type="percentage" office:value="0.92195286426037037" table:style-name="ce95">
            <text:p>92,2%</text:p>
          </table:table-cell>
          <table:table-cell office:value-type="float" office:value="530733" table:style-name="ce94">
            <text:p>530.733</text:p>
          </table:table-cell>
          <table:table-cell office:value-type="percentage" office:value="0.88198051724768811" table:style-name="ce95">
            <text:p>88,2%</text:p>
          </table:table-cell>
          <table:table-cell office:value-type="float" office:value="447431" table:style-name="ce94">
            <text:p>447.431</text:p>
          </table:table-cell>
          <table:table-cell office:value-type="percentage" office:value="0.86177734201975531" table:style-name="ce95">
            <text:p>86,2%</text:p>
          </table:table-cell>
          <table:table-cell office:value-type="float" office:value="430515" table:style-name="ce94">
            <text:p>430.515</text:p>
          </table:table-cell>
          <table:table-cell office:value-type="percentage" office:value="0.97852786889955901" table:style-name="ce95">
            <text:p>97,9%</text:p>
          </table:table-cell>
          <table:table-cell office:value-type="float" office:value="4223677" table:style-name="ce94">
            <text:p>4.223.677</text:p>
          </table:table-cell>
          <table:table-cell office:value-type="float" office:value="4528081.8524599997" table:style-name="ce94">
            <text:p>4.528.082</text:p>
          </table:table-cell>
          <table:table-cell office:value-type="percentage" office:value="0.93277399517532489" table:style-name="ce95">
            <text:p>93,3%</text:p>
          </table:table-cell>
          <table:table-cell office:value-type="percentage" office:value="0.83265356705592053" table:style-name="ce95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8" table:style-name="ce94">
            <text:p>77.698</text:p>
          </table:table-cell>
          <table:table-cell office:value-type="percentage" office:value="1" table:style-name="ce95">
            <text:p>100,0%</text:p>
          </table:table-cell>
          <table:table-cell office:value-type="float" office:value="95791" table:style-name="ce94">
            <text:p>95.791</text:p>
          </table:table-cell>
          <table:table-cell office:value-type="percentage" office:value="1" table:style-name="ce95">
            <text:p>100,0%</text:p>
          </table:table-cell>
          <table:table-cell office:value-type="float" office:value="132913" table:style-name="ce94">
            <text:p>132.913</text:p>
          </table:table-cell>
          <table:table-cell office:value-type="percentage" office:value="0.98212227798080098" table:style-name="ce95">
            <text:p>98,2%</text:p>
          </table:table-cell>
          <table:table-cell office:value-type="float" office:value="161628" table:style-name="ce94">
            <text:p>161.628</text:p>
          </table:table-cell>
          <table:table-cell office:value-type="percentage" office:value="0.96420679122918729" table:style-name="ce95">
            <text:p>96,4%</text:p>
          </table:table-cell>
          <table:table-cell office:value-type="float" office:value="146275" table:style-name="ce94">
            <text:p>146.275</text:p>
          </table:table-cell>
          <table:table-cell office:value-type="percentage" office:value="0.93968395898318191" table:style-name="ce95">
            <text:p>94,0%</text:p>
          </table:table-cell>
          <table:table-cell office:value-type="float" office:value="113417" table:style-name="ce94">
            <text:p>113.417</text:p>
          </table:table-cell>
          <table:table-cell office:value-type="percentage" office:value="0.89352250058642024" table:style-name="ce95">
            <text:p>89,4%</text:p>
          </table:table-cell>
          <table:table-cell office:value-type="float" office:value="93659" table:style-name="ce94">
            <text:p>93.659</text:p>
          </table:table-cell>
          <table:table-cell office:value-type="percentage" office:value="0.84520091527240737" table:style-name="ce95">
            <text:p>84,5%</text:p>
          </table:table-cell>
          <table:table-cell office:value-type="float" office:value="86655" table:style-name="ce94">
            <text:p>86.655</text:p>
          </table:table-cell>
          <table:table-cell office:value-type="percentage" office:value="1.0114887770136798" table:style-name="ce95">
            <text:p>101,1%</text:p>
          </table:table-cell>
          <table:table-cell office:value-type="float" office:value="908036" table:style-name="ce94">
            <text:p>908.036</text:p>
          </table:table-cell>
          <table:table-cell office:value-type="float" office:value="948307.09296599997" table:style-name="ce94">
            <text:p>948.307</text:p>
          </table:table-cell>
          <table:table-cell office:value-type="percentage" office:value="0.95753370056524101" table:style-name="ce95">
            <text:p>95,8%</text:p>
          </table:table-cell>
          <table:table-cell office:value-type="percentage" office:value="0.86207282038777855" table:style-name="ce95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44" table:style-name="ce94">
            <text:p>241.844</text:p>
          </table:table-cell>
          <table:table-cell office:value-type="percentage" office:value="1" table:style-name="ce95">
            <text:p>100,0%</text:p>
          </table:table-cell>
          <table:table-cell office:value-type="float" office:value="291609" table:style-name="ce94">
            <text:p>291.609</text:p>
          </table:table-cell>
          <table:table-cell office:value-type="percentage" office:value="0.98787972329635432" table:style-name="ce95">
            <text:p>98,8%</text:p>
          </table:table-cell>
          <table:table-cell office:value-type="float" office:value="348251" table:style-name="ce94">
            <text:p>348.251</text:p>
          </table:table-cell>
          <table:table-cell office:value-type="percentage" office:value="0.96673575162801428" table:style-name="ce95">
            <text:p>96,7%</text:p>
          </table:table-cell>
          <table:table-cell office:value-type="float" office:value="393082" table:style-name="ce94">
            <text:p>393.082</text:p>
          </table:table-cell>
          <table:table-cell office:value-type="percentage" office:value="0.95120573761503902" table:style-name="ce95">
            <text:p>95,1%</text:p>
          </table:table-cell>
          <table:table-cell office:value-type="float" office:value="411500" table:style-name="ce94">
            <text:p>411.500</text:p>
          </table:table-cell>
          <table:table-cell office:value-type="percentage" office:value="0.93570814843933059" table:style-name="ce95">
            <text:p>93,6%</text:p>
          </table:table-cell>
          <table:table-cell office:value-type="float" office:value="267571" table:style-name="ce94">
            <text:p>267.571</text:p>
          </table:table-cell>
          <table:table-cell office:value-type="percentage" office:value="0.90269646724113239" table:style-name="ce95">
            <text:p>90,3%</text:p>
          </table:table-cell>
          <table:table-cell office:value-type="float" office:value="202720" table:style-name="ce94">
            <text:p>202.720</text:p>
          </table:table-cell>
          <table:table-cell office:value-type="percentage" office:value="0.88298129256584712" table:style-name="ce95">
            <text:p>88,3%</text:p>
          </table:table-cell>
          <table:table-cell office:value-type="float" office:value="193268" table:style-name="ce94">
            <text:p>193.268</text:p>
          </table:table-cell>
          <table:table-cell office:value-type="percentage" office:value="1.0388437768689567" table:style-name="ce95">
            <text:p>103,9%</text:p>
          </table:table-cell>
          <table:table-cell office:value-type="float" office:value="2349845" table:style-name="ce94">
            <text:p>2.349.845</text:p>
          </table:table-cell>
          <table:table-cell office:value-type="float" office:value="2457737.9663920002" table:style-name="ce94">
            <text:p>2.457.738</text:p>
          </table:table-cell>
          <table:table-cell office:value-type="percentage" office:value="0.95610070403461733" table:style-name="ce95">
            <text:p>95,6%</text:p>
          </table:table-cell>
          <table:table-cell office:value-type="percentage" office:value="0.87307571389368988" table:style-name="ce95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35" table:style-name="ce94">
            <text:p>25.135</text:p>
          </table:table-cell>
          <table:table-cell office:value-type="percentage" office:value="1" table:style-name="ce95">
            <text:p>100,0%</text:p>
          </table:table-cell>
          <table:table-cell office:value-type="float" office:value="30725" table:style-name="ce94">
            <text:p>30.725</text:p>
          </table:table-cell>
          <table:table-cell office:value-type="percentage" office:value="1" table:style-name="ce95">
            <text:p>100,0%</text:p>
          </table:table-cell>
          <table:table-cell office:value-type="float" office:value="39737" table:style-name="ce94">
            <text:p>39.737</text:p>
          </table:table-cell>
          <table:table-cell office:value-type="percentage" office:value="1.0032729948591108" table:style-name="ce95">
            <text:p>100,3%</text:p>
          </table:table-cell>
          <table:table-cell office:value-type="float" office:value="46342" table:style-name="ce94">
            <text:p>46.342</text:p>
          </table:table-cell>
          <table:table-cell office:value-type="percentage" office:value="0.97092940240637693" table:style-name="ce95">
            <text:p>97,1%</text:p>
          </table:table-cell>
          <table:table-cell office:value-type="float" office:value="48682" table:style-name="ce94">
            <text:p>48.682</text:p>
          </table:table-cell>
          <table:table-cell office:value-type="percentage" office:value="0.95122584683173128" table:style-name="ce95">
            <text:p>95,1%</text:p>
          </table:table-cell>
          <table:table-cell office:value-type="float" office:value="32500" table:style-name="ce94">
            <text:p>32.500</text:p>
          </table:table-cell>
          <table:table-cell office:value-type="percentage" office:value="0.90705108513952615" table:style-name="ce95">
            <text:p>90,7%</text:p>
          </table:table-cell>
          <table:table-cell office:value-type="float" office:value="25565" table:style-name="ce94">
            <text:p>25.565</text:p>
          </table:table-cell>
          <table:table-cell office:value-type="percentage" office:value="0.84449957845966961" table:style-name="ce95">
            <text:p>84,4%</text:p>
          </table:table-cell>
          <table:table-cell office:value-type="float" office:value="25765" table:style-name="ce94">
            <text:p>25.765</text:p>
          </table:table-cell>
          <table:table-cell office:value-type="percentage" office:value="0.97276451961146493" table:style-name="ce95">
            <text:p>97,3%</text:p>
          </table:table-cell>
          <table:table-cell office:value-type="float" office:value="274451" table:style-name="ce94">
            <text:p>274.451</text:p>
          </table:table-cell>
          <table:table-cell office:value-type="float" office:value="281978.88969400001" table:style-name="ce94">
            <text:p>281.979</text:p>
          </table:table-cell>
          <table:table-cell office:value-type="percentage" office:value="0.97330335720461492" table:style-name="ce95">
            <text:p>97,3%</text:p>
          </table:table-cell>
          <table:table-cell office:value-type="percentage" office:value="0.86874775768238721" table:style-name="ce95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746" table:style-name="ce94">
            <text:p>372.746</text:p>
          </table:table-cell>
          <table:table-cell office:value-type="percentage" office:value="0.99414514799023712" table:style-name="ce95">
            <text:p>99,4%</text:p>
          </table:table-cell>
          <table:table-cell office:value-type="float" office:value="511838" table:style-name="ce94">
            <text:p>511.838</text:p>
          </table:table-cell>
          <table:table-cell office:value-type="percentage" office:value="0.94823163566151791" table:style-name="ce95">
            <text:p>94,8%</text:p>
          </table:table-cell>
          <table:table-cell office:value-type="float" office:value="692362" table:style-name="ce94">
            <text:p>692.362</text:p>
          </table:table-cell>
          <table:table-cell office:value-type="percentage" office:value="0.93799078019767113" table:style-name="ce95">
            <text:p>93,8%</text:p>
          </table:table-cell>
          <table:table-cell office:value-type="float" office:value="963807" table:style-name="ce94">
            <text:p>963.807</text:p>
          </table:table-cell>
          <table:table-cell office:value-type="percentage" office:value="0.95337153277282749" table:style-name="ce95">
            <text:p>95,3%</text:p>
          </table:table-cell>
          <table:table-cell office:value-type="float" office:value="1055244" table:style-name="ce94">
            <text:p>1.055.244</text:p>
          </table:table-cell>
          <table:table-cell office:value-type="percentage" office:value="0.92277095598498371" table:style-name="ce95">
            <text:p>92,3%</text:p>
          </table:table-cell>
          <table:table-cell office:value-type="float" office:value="777071" table:style-name="ce94">
            <text:p>777.071</text:p>
          </table:table-cell>
          <table:table-cell office:value-type="percentage" office:value="0.88560004852527863" table:style-name="ce95">
            <text:p>88,6%</text:p>
          </table:table-cell>
          <table:table-cell office:value-type="float" office:value="633462" table:style-name="ce94">
            <text:p>633.462</text:p>
          </table:table-cell>
          <table:table-cell office:value-type="percentage" office:value="0.85439846768992078" table:style-name="ce95">
            <text:p>85,4%</text:p>
          </table:table-cell>
          <table:table-cell office:value-type="float" office:value="540296" table:style-name="ce94">
            <text:p>540.296</text:p>
          </table:table-cell>
          <table:table-cell office:value-type="percentage" office:value="0.93109379183519514" table:style-name="ce95">
            <text:p>93,1%</text:p>
          </table:table-cell>
          <table:table-cell office:value-type="float" office:value="5546826" table:style-name="ce94">
            <text:p>5.546.826</text:p>
          </table:table-cell>
          <table:table-cell office:value-type="float" office:value="6006507.0008919984" table:style-name="ce94">
            <text:p>6.006.507</text:p>
          </table:table-cell>
          <table:table-cell office:value-type="percentage" office:value="0.92346949719300531" table:style-name="ce95">
            <text:p>92,3%</text:p>
          </table:table-cell>
          <table:table-cell office:value-type="percentage" office:value="0.81940026930382737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75" table:style-name="ce94">
            <text:p>75.975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8" table:style-name="ce94">
            <text:p>108.348</text:p>
          </table:table-cell>
          <table:table-cell office:value-type="percentage" office:value="1" table:style-name="ce95">
            <text:p>100,0%</text:p>
          </table:table-cell>
          <table:table-cell office:value-type="float" office:value="154056" table:style-name="ce94">
            <text:p>154.056</text:p>
          </table:table-cell>
          <table:table-cell office:value-type="percentage" office:value="0.96998986808975818" table:style-name="ce95">
            <text:p>97,0%</text:p>
          </table:table-cell>
          <table:table-cell office:value-type="float" office:value="212106" table:style-name="ce94">
            <text:p>212.106</text:p>
          </table:table-cell>
          <table:table-cell office:value-type="percentage" office:value="0.95354567371979415" table:style-name="ce95">
            <text:p>95,4%</text:p>
          </table:table-cell>
          <table:table-cell office:value-type="float" office:value="236152" table:style-name="ce94">
            <text:p>236.152</text:p>
          </table:table-cell>
          <table:table-cell office:value-type="percentage" office:value="0.93663098195302774" table:style-name="ce95">
            <text:p>93,7%</text:p>
          </table:table-cell>
          <table:table-cell office:value-type="float" office:value="172222" table:style-name="ce94">
            <text:p>172.222</text:p>
          </table:table-cell>
          <table:table-cell office:value-type="percentage" office:value="0.88354899449309787" table:style-name="ce95">
            <text:p>88,4%</text:p>
          </table:table-cell>
          <table:table-cell office:value-type="float" office:value="145932" table:style-name="ce94">
            <text:p>145.932</text:p>
          </table:table-cell>
          <table:table-cell office:value-type="percentage" office:value="0.82782737815232044" table:style-name="ce95">
            <text:p>82,8%</text:p>
          </table:table-cell>
          <table:table-cell office:value-type="float" office:value="134235" table:style-name="ce94">
            <text:p>134.235</text:p>
          </table:table-cell>
          <table:table-cell office:value-type="percentage" office:value="0.91719775271339743" table:style-name="ce95">
            <text:p>91,7%</text:p>
          </table:table-cell>
          <table:table-cell office:value-type="float" office:value="1239026" table:style-name="ce94">
            <text:p>1.239.026</text:p>
          </table:table-cell>
          <table:table-cell office:value-type="float" office:value="1329419.0966020001" table:style-name="ce94">
            <text:p>1.329.419</text:p>
          </table:table-cell>
          <table:table-cell office:value-type="percentage" office:value="0.93200556782052768" table:style-name="ce95">
            <text:p>93,2%</text:p>
          </table:table-cell>
          <table:table-cell office:value-type="percentage" office:value="0.81380155796537945" table:style-name="ce95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6" table:style-name="ce94">
            <text:p>42.326</text:p>
          </table:table-cell>
          <table:table-cell office:value-type="percentage" office:value="1" table:style-name="ce95">
            <text:p>100,0%</text:p>
          </table:table-cell>
          <table:table-cell office:value-type="float" office:value="55915" table:style-name="ce94">
            <text:p>55.915</text:p>
          </table:table-cell>
          <table:table-cell office:value-type="percentage" office:value="0.96554559148919716" table:style-name="ce95">
            <text:p>96,6%</text:p>
          </table:table-cell>
          <table:table-cell office:value-type="float" office:value="72498" table:style-name="ce94">
            <text:p>72.498</text:p>
          </table:table-cell>
          <table:table-cell office:value-type="percentage" office:value="0.93546695036580885" table:style-name="ce95">
            <text:p>93,5%</text:p>
          </table:table-cell>
          <table:table-cell office:value-type="float" office:value="92877" table:style-name="ce94">
            <text:p>92.877</text:p>
          </table:table-cell>
          <table:table-cell office:value-type="percentage" office:value="0.93816742148637688" table:style-name="ce95">
            <text:p>93,8%</text:p>
          </table:table-cell>
          <table:table-cell office:value-type="float" office:value="96662" table:style-name="ce94">
            <text:p>96.662</text:p>
          </table:table-cell>
          <table:table-cell office:value-type="percentage" office:value="0.92499832467738274" table:style-name="ce95">
            <text:p>92,5%</text:p>
          </table:table-cell>
          <table:table-cell office:value-type="float" office:value="65857" table:style-name="ce94">
            <text:p>65.857</text:p>
          </table:table-cell>
          <table:table-cell office:value-type="percentage" office:value="0.88575401138944698" table:style-name="ce95">
            <text:p>88,6%</text:p>
          </table:table-cell>
          <table:table-cell office:value-type="float" office:value="59509" table:style-name="ce94">
            <text:p>59.509</text:p>
          </table:table-cell>
          <table:table-cell office:value-type="percentage" office:value="0.85235409446525601" table:style-name="ce95">
            <text:p>85,2%</text:p>
          </table:table-cell>
          <table:table-cell office:value-type="float" office:value="56216" table:style-name="ce94">
            <text:p>56.216</text:p>
          </table:table-cell>
          <table:table-cell office:value-type="percentage" office:value="0.96392619876048768" table:style-name="ce95">
            <text:p>96,4%</text:p>
          </table:table-cell>
          <table:table-cell office:value-type="float" office:value="541860" table:style-name="ce94">
            <text:p>541.860</text:p>
          </table:table-cell>
          <table:table-cell office:value-type="float" office:value="583256.26343300007" table:style-name="ce94">
            <text:p>583.256</text:p>
          </table:table-cell>
          <table:table-cell office:value-type="percentage" office:value="0.92902559984637811" table:style-name="ce95">
            <text:p>92,9%</text:p>
          </table:table-cell>
          <table:table-cell office:value-type="percentage" office:value="0.82205280757561761" table:style-name="ce95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4076" table:style-name="ce94">
            <text:p>164.076</text:p>
          </table:table-cell>
          <table:table-cell office:value-type="percentage" office:value="1.027048854401748" table:style-name="ce95">
            <text:p>102,7%</text:p>
          </table:table-cell>
          <table:table-cell office:value-type="float" office:value="214960" table:style-name="ce94">
            <text:p>214.960</text:p>
          </table:table-cell>
          <table:table-cell office:value-type="percentage" office:value="0.97571715149811666" table:style-name="ce95">
            <text:p>97,6%</text:p>
          </table:table-cell>
          <table:table-cell office:value-type="float" office:value="278712" table:style-name="ce94">
            <text:p>278.712</text:p>
          </table:table-cell>
          <table:table-cell office:value-type="percentage" office:value="0.96415470519846902" table:style-name="ce95">
            <text:p>96,4%</text:p>
          </table:table-cell>
          <table:table-cell office:value-type="float" office:value="327553" table:style-name="ce94">
            <text:p>327.553</text:p>
          </table:table-cell>
          <table:table-cell office:value-type="percentage" office:value="0.9655867107550139" table:style-name="ce95">
            <text:p>96,6%</text:p>
          </table:table-cell>
          <table:table-cell office:value-type="float" office:value="325340" table:style-name="ce94">
            <text:p>325.340</text:p>
          </table:table-cell>
          <table:table-cell office:value-type="percentage" office:value="0.95510138628836583" table:style-name="ce95">
            <text:p>95,5%</text:p>
          </table:table-cell>
          <table:table-cell office:value-type="float" office:value="210114" table:style-name="ce94">
            <text:p>210.114</text:p>
          </table:table-cell>
          <table:table-cell office:value-type="percentage" office:value="0.92188122287060204" table:style-name="ce95">
            <text:p>92,2%</text:p>
          </table:table-cell>
          <table:table-cell office:value-type="float" office:value="173931" table:style-name="ce94">
            <text:p>173.931</text:p>
          </table:table-cell>
          <table:table-cell office:value-type="percentage" office:value="0.864153578251182" table:style-name="ce95">
            <text:p>86,4%</text:p>
          </table:table-cell>
          <table:table-cell office:value-type="float" office:value="167482" table:style-name="ce94">
            <text:p>167.482</text:p>
          </table:table-cell>
          <table:table-cell office:value-type="percentage" office:value="0.95485152215009772" table:style-name="ce95">
            <text:p>95,5%</text:p>
          </table:table-cell>
          <table:table-cell office:value-type="float" office:value="1862168" table:style-name="ce94">
            <text:p>1.862.168</text:p>
          </table:table-cell>
          <table:table-cell office:value-type="float" office:value="1953592.4880969999" table:style-name="ce94">
            <text:p>1.953.592</text:p>
          </table:table-cell>
          <table:table-cell office:value-type="percentage" office:value="0.95320186341110635" table:style-name="ce95">
            <text:p>95,3%</text:p>
          </table:table-cell>
          <table:table-cell office:value-type="percentage" office:value="0.85541499290644674" table:style-name="ce95">
            <text:p>85,5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8" table:style-name="ce94">
            <text:p>2.398</text:p>
          </table:table-cell>
          <table:table-cell office:value-type="percentage" office:value="0.84917046189529155" table:style-name="ce95">
            <text:p>84,9%</text:p>
          </table:table-cell>
          <table:table-cell office:value-type="float" office:value="3909" table:style-name="ce94">
            <text:p>3.909</text:p>
          </table:table-cell>
          <table:table-cell office:value-type="percentage" office:value="0.88956157048866091" table:style-name="ce95">
            <text:p>89,0%</text:p>
          </table:table-cell>
          <table:table-cell office:value-type="float" office:value="7662" table:style-name="ce94">
            <text:p>7.662</text:p>
          </table:table-cell>
          <table:table-cell office:value-type="percentage" office:value="0.89458475911364699" table:style-name="ce95">
            <text:p>89,5%</text:p>
          </table:table-cell>
          <table:table-cell office:value-type="float" office:value="10626" table:style-name="ce94">
            <text:p>10.626</text:p>
          </table:table-cell>
          <table:table-cell office:value-type="percentage" office:value="0.92453593378417953" table:style-name="ce95">
            <text:p>92,5%</text:p>
          </table:table-cell>
          <table:table-cell office:value-type="float" office:value="11221" table:style-name="ce94">
            <text:p>11.221</text:p>
          </table:table-cell>
          <table:table-cell office:value-type="percentage" office:value="0.92188972421732251" table:style-name="ce95">
            <text:p>92,2%</text:p>
          </table:table-cell>
          <table:table-cell office:value-type="float" office:value="9409" table:style-name="ce94">
            <text:p>9.409</text:p>
          </table:table-cell>
          <table:table-cell office:value-type="percentage" office:value="0.84871835136923712" table:style-name="ce95">
            <text:p>84,9%</text:p>
          </table:table-cell>
          <table:table-cell office:value-type="float" office:value="9269" table:style-name="ce94">
            <text:p>9.269</text:p>
          </table:table-cell>
          <table:table-cell office:value-type="percentage" office:value="0.85200409106865993" table:style-name="ce95">
            <text:p>85,2%</text:p>
          </table:table-cell>
          <table:table-cell office:value-type="float" office:value="9532" table:style-name="ce94">
            <text:p>9.532</text:p>
          </table:table-cell>
          <table:table-cell office:value-type="percentage" office:value="1.0166652981984141" table:style-name="ce95">
            <text:p>101,7%</text:p>
          </table:table-cell>
          <table:table-cell office:value-type="float" office:value="64026" table:style-name="ce94">
            <text:p>64.026</text:p>
          </table:table-cell>
          <table:table-cell office:value-type="float" office:value="70789.104772000006" table:style-name="ce94">
            <text:p>70.789</text:p>
          </table:table-cell>
          <table:table-cell office:value-type="percentage" office:value="0.90446121908473276" table:style-name="ce95">
            <text:p>90,4%</text:p>
          </table:table-cell>
          <table:table-cell office:value-type="percentage" office:value="0.77595490917621623" table:style-name="ce95">
            <text:p>77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4288264737735075" table:style-name="ce95">
            <text:p>84,3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6625434472120855" table:style-name="ce95">
            <text:p>86,6%</text:p>
          </table:table-cell>
          <table:table-cell office:value-type="float" office:value="7412" table:style-name="ce94">
            <text:p>7.412</text:p>
          </table:table-cell>
          <table:table-cell office:value-type="percentage" office:value="0.90230643313333392" table:style-name="ce95">
            <text:p>90,2%</text:p>
          </table:table-cell>
          <table:table-cell office:value-type="float" office:value="10068" table:style-name="ce94">
            <text:p>10.068</text:p>
          </table:table-cell>
          <table:table-cell office:value-type="percentage" office:value="0.94502830329778642" table:style-name="ce95">
            <text:p>94,5%</text:p>
          </table:table-cell>
          <table:table-cell office:value-type="float" office:value="10594" table:style-name="ce94">
            <text:p>10.594</text:p>
          </table:table-cell>
          <table:table-cell office:value-type="percentage" office:value="0.97975971557779284" table:style-name="ce95">
            <text:p>98,0%</text:p>
          </table:table-cell>
          <table:table-cell office:value-type="float" office:value="9175" table:style-name="ce94">
            <text:p>9.175</text:p>
          </table:table-cell>
          <table:table-cell office:value-type="percentage" office:value="0.85460729901533961" table:style-name="ce95">
            <text:p>85,5%</text:p>
          </table:table-cell>
          <table:table-cell office:value-type="float" office:value="9767" table:style-name="ce94">
            <text:p>9.767</text:p>
          </table:table-cell>
          <table:table-cell office:value-type="percentage" office:value="0.82155503620811354" table:style-name="ce95">
            <text:p>82,2%</text:p>
          </table:table-cell>
          <table:table-cell office:value-type="float" office:value="9043" table:style-name="ce94">
            <text:p>9.043</text:p>
          </table:table-cell>
          <table:table-cell office:value-type="percentage" office:value="0.94835465708482658" table:style-name="ce95">
            <text:p>94,8%</text:p>
          </table:table-cell>
          <table:table-cell office:value-type="float" office:value="61488" table:style-name="ce94">
            <text:p>61.488</text:p>
          </table:table-cell>
          <table:table-cell office:value-type="float" office:value="68173.882384000011" table:style-name="ce94">
            <text:p>68.174</text:p>
          </table:table-cell>
          <table:table-cell office:value-type="percentage" office:value="0.90192897704812036" table:style-name="ce95">
            <text:p>90,2%</text:p>
          </table:table-cell>
          <table:table-cell office:value-type="percentage" office:value="0.73872159454630515" table:style-name="ce95">
            <text:p>73,9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3" table:style-name="ce94">
            <text:p>3.703</text:p>
          </table:table-cell>
          <table:table-cell office:value-type="string" table:style-name="ce95">
            <text:p>-</text:p>
          </table:table-cell>
          <table:table-cell office:value-type="float" office:value="9863" table:style-name="ce94">
            <text:p>9.863</text:p>
          </table:table-cell>
          <table:table-cell office:value-type="string" table:style-name="ce95">
            <text:p>-</text:p>
          </table:table-cell>
          <table:table-cell office:value-type="float" office:value="22834" table:style-name="ce94">
            <text:p>22.834</text:p>
          </table:table-cell>
          <table:table-cell office:value-type="string" table:style-name="ce95">
            <text:p>-</text:p>
          </table:table-cell>
          <table:table-cell office:value-type="float" office:value="32699" table:style-name="ce94">
            <text:p>32.699</text:p>
          </table:table-cell>
          <table:table-cell office:value-type="string" table:style-name="ce95">
            <text:p>-</text:p>
          </table:table-cell>
          <table:table-cell office:value-type="float" office:value="24627" table:style-name="ce94">
            <text:p>24.627</text:p>
          </table:table-cell>
          <table:table-cell office:value-type="string" table:style-name="ce95">
            <text:p>-</text:p>
          </table:table-cell>
          <table:table-cell office:value-type="float" office:value="1351" table:style-name="ce94">
            <text:p>1.351</text:p>
          </table:table-cell>
          <table:table-cell office:value-type="string" table:style-name="ce95">
            <text:p>-</text:p>
          </table:table-cell>
          <table:table-cell office:value-type="float" office:value="95119" table:style-name="ce94">
            <text:p>95.119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4" table:style-name="ce97">
            <text:p>314</text:p>
          </table:table-cell>
          <table:table-cell office:value-type="string" table:style-name="ce98">
            <text:p>-</text:p>
          </table:table-cell>
          <table:table-cell office:value-type="float" office:value="922" table:style-name="ce97">
            <text:p>922</text:p>
          </table:table-cell>
          <table:table-cell office:value-type="string" table:style-name="ce98">
            <text:p>-</text:p>
          </table:table-cell>
          <table:table-cell office:value-type="float" office:value="1986" table:style-name="ce97">
            <text:p>1.986</text:p>
          </table:table-cell>
          <table:table-cell office:value-type="string" table:style-name="ce98">
            <text:p>-</text:p>
          </table:table-cell>
          <table:table-cell office:value-type="float" office:value="2451" table:style-name="ce97">
            <text:p>2.451</text:p>
          </table:table-cell>
          <table:table-cell office:value-type="string" table:style-name="ce98">
            <text:p>-</text:p>
          </table:table-cell>
          <table:table-cell office:value-type="float" office:value="2142" table:style-name="ce97">
            <text:p>2.142</text:p>
          </table:table-cell>
          <table:table-cell office:value-type="string" table:style-name="ce98">
            <text:p>-</text:p>
          </table:table-cell>
          <table:table-cell office:value-type="float" office:value="258" table:style-name="ce97">
            <text:p>258</text:p>
          </table:table-cell>
          <table:table-cell office:value-type="string" table:style-name="ce98">
            <text:p>-</text:p>
          </table:table-cell>
          <table:table-cell office:value-type="float" office:value="8153" table:style-name="ce97">
            <text:p>8.153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9235" table:style-name="ce99">
            <text:p>2.929.235</text:p>
          </table:table-cell>
          <table:table-cell office:value-type="percentage" office:value="1" table:style-name="ce100">
            <text:p>100,0%</text:p>
          </table:table-cell>
          <table:table-cell office:value-type="float" office:value="3956778" table:style-name="ce99">
            <text:p>3.956.778</text:p>
          </table:table-cell>
          <table:table-cell office:value-type="percentage" office:value="0.96785048827104325" table:style-name="ce100">
            <text:p>96,8%</text:p>
          </table:table-cell>
          <table:table-cell office:value-type="float" office:value="5323671" table:style-name="ce99">
            <text:p>5.323.671</text:p>
          </table:table-cell>
          <table:table-cell office:value-type="percentage" office:value="0.94238168020849655" table:style-name="ce100">
            <text:p>94,2%</text:p>
          </table:table-cell>
          <table:table-cell office:value-type="float" office:value="6777332" table:style-name="ce99">
            <text:p>6.777.332</text:p>
          </table:table-cell>
          <table:table-cell office:value-type="percentage" office:value="0.93752639889106693" table:style-name="ce100">
            <text:p>93,8%</text:p>
          </table:table-cell>
          <table:table-cell office:value-type="float" office:value="7103779" table:style-name="ce99">
            <text:p>7.103.779</text:p>
          </table:table-cell>
          <table:table-cell office:value-type="percentage" office:value="0.91812545345358887" table:style-name="ce100">
            <text:p>91,8%</text:p>
          </table:table-cell>
          <table:table-cell office:value-type="float" office:value="5070735" table:style-name="ce99">
            <text:p>5.070.735</text:p>
          </table:table-cell>
          <table:table-cell office:value-type="percentage" office:value="0.8763647938162209" table:style-name="ce100">
            <text:p>87,6%</text:p>
          </table:table-cell>
          <table:table-cell office:value-type="float" office:value="4186874" table:style-name="ce99">
            <text:p>4.186.874</text:p>
          </table:table-cell>
          <table:table-cell office:value-type="percentage" office:value="0.84702676693312084" table:style-name="ce100">
            <text:p>84,7%</text:p>
          </table:table-cell>
          <table:table-cell office:value-type="float" office:value="3865806" table:style-name="ce99">
            <text:p>3.865.806</text:p>
          </table:table-cell>
          <table:table-cell office:value-type="percentage" office:value="0.95816829428099082" table:style-name="ce100">
            <text:p>95,8%</text:p>
          </table:table-cell>
          <table:table-cell office:value-type="float" office:value="39214210" table:style-name="ce99">
            <text:p>39.214.210</text:p>
          </table:table-cell>
          <table:table-cell office:value-type="float" office:value="42350585.205100007" table:style-name="ce99">
            <text:p>42.350.585</text:p>
          </table:table-cell>
          <table:table-cell office:value-type="percentage" office:value="0.92594257694643822" table:style-name="ce100">
            <text:p>92,6%</text:p>
          </table:table-cell>
          <table:table-cell office:value-type="percentage" office:value="0.82673030394499791" table:style-name="ce100">
            <text:p>82,7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01">
            <text:p>Nº Personas &gt; 80 años con <text:s/>dosis de recuerdo adaptadas</text:p>
          </table:table-cell>
          <table:table-cell office:value-type="string" table:style-name="ce101">
            <text:p>% Dosis de recuerdo adaptadas en &gt; 80 años (1)</text:p>
          </table:table-cell>
          <table:table-cell office:value-type="string" table:style-name="ce101">
            <text:p>Nº Personas 70-79 años con <text:s/>dosis de recuerdo adaptadas</text:p>
          </table:table-cell>
          <table:table-cell office:value-type="string" table:style-name="ce101">
            <text:p>% Dosis de recuerdo adaptadas en 70-79 años (1)</text:p>
          </table:table-cell>
          <table:table-cell office:value-type="string" table:style-name="ce101">
            <text:p>Nº Personas 60-69 años con <text:s/>dosis de recuerdo adaptadas</text:p>
          </table:table-cell>
          <table:table-cell office:value-type="string" table:style-name="ce101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315126" table:style-name="ce102">
            <text:p>315.126</text:p>
          </table:table-cell>
          <table:table-cell office:value-type="percentage" office:value="0.74947830122910852" table:style-name="ce103">
            <text:p>74,95%</text:p>
          </table:table-cell>
          <table:table-cell office:value-type="float" office:value="437948" table:style-name="ce102">
            <text:p>437.948</text:p>
          </table:table-cell>
          <table:table-cell office:value-type="percentage" office:value="0.65142031475571927" table:style-name="ce103">
            <text:p>65,14%</text:p>
          </table:table-cell>
          <table:table-cell office:value-type="float" office:value="428543" table:style-name="ce102">
            <text:p>428.543</text:p>
          </table:table-cell>
          <table:table-cell office:value-type="percentage" office:value="0.43335764881534905" table:style-name="ce103">
            <text:p>43,3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76445" table:style-name="ce104">
            <text:p>76.445</text:p>
          </table:table-cell>
          <table:table-cell office:value-type="percentage" office:value="0.78765707218934555" table:style-name="ce105">
            <text:p>78,77%</text:p>
          </table:table-cell>
          <table:table-cell office:value-type="float" office:value="85572" table:style-name="ce104">
            <text:p>85.572</text:p>
          </table:table-cell>
          <table:table-cell office:value-type="percentage" office:value="0.70675384537876851" table:style-name="ce105">
            <text:p>70,68%</text:p>
          </table:table-cell>
          <table:table-cell office:value-type="float" office:value="82426" table:style-name="ce104">
            <text:p>82.426</text:p>
          </table:table-cell>
          <table:table-cell office:value-type="percentage" office:value="0.502921666071107" table:style-name="ce105">
            <text:p>50,2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72917" table:style-name="ce104">
            <text:p>72.917</text:p>
          </table:table-cell>
          <table:table-cell office:value-type="percentage" office:value="0.86405852292461849" table:style-name="ce105">
            <text:p>86,41%</text:p>
          </table:table-cell>
          <table:table-cell office:value-type="float" office:value="93613" table:style-name="ce104">
            <text:p>93.613</text:p>
          </table:table-cell>
          <table:table-cell office:value-type="percentage" office:value="0.81414062998755898" table:style-name="ce105">
            <text:p>81,41%</text:p>
          </table:table-cell>
          <table:table-cell office:value-type="float" office:value="105759" table:style-name="ce104">
            <text:p>105.759</text:p>
          </table:table-cell>
          <table:table-cell office:value-type="percentage" office:value="0.68709444983951717" table:style-name="ce105">
            <text:p>68,7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7326" table:style-name="ce104">
            <text:p>37.326</text:p>
          </table:table-cell>
          <table:table-cell office:value-type="percentage" office:value="0.69051457198128308" table:style-name="ce105">
            <text:p>69,05%</text:p>
          </table:table-cell>
          <table:table-cell office:value-type="float" office:value="50088" table:style-name="ce104">
            <text:p>50.088</text:p>
          </table:table-cell>
          <table:table-cell office:value-type="percentage" office:value="0.55718062900800236" table:style-name="ce105">
            <text:p>55,72%</text:p>
          </table:table-cell>
          <table:table-cell office:value-type="float" office:value="42316" table:style-name="ce104">
            <text:p>42.316</text:p>
          </table:table-cell>
          <table:table-cell office:value-type="percentage" office:value="0.32364011189069075" table:style-name="ce105">
            <text:p>32,3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54549" table:style-name="ce104">
            <text:p>54.549</text:p>
          </table:table-cell>
          <table:table-cell office:value-type="percentage" office:value="0.5286960371387367" table:style-name="ce105">
            <text:p>52,87%</text:p>
          </table:table-cell>
          <table:table-cell office:value-type="float" office:value="70215" table:style-name="ce104">
            <text:p>70.215</text:p>
          </table:table-cell>
          <table:table-cell office:value-type="percentage" office:value="0.40526379094279069" table:style-name="ce105">
            <text:p>40,53%</text:p>
          </table:table-cell>
          <table:table-cell office:value-type="float" office:value="72584" table:style-name="ce104">
            <text:p>72.584</text:p>
          </table:table-cell>
          <table:table-cell office:value-type="percentage" office:value="0.27787853672954954" table:style-name="ce105">
            <text:p>27,7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32728" table:style-name="ce104">
            <text:p>32.728</text:p>
          </table:table-cell>
          <table:table-cell office:value-type="percentage" office:value="0.7929142252733169" table:style-name="ce105">
            <text:p>79,29%</text:p>
          </table:table-cell>
          <table:table-cell office:value-type="float" office:value="40686" table:style-name="ce104">
            <text:p>40.686</text:p>
          </table:table-cell>
          <table:table-cell office:value-type="percentage" office:value="0.71552602481733174" table:style-name="ce105">
            <text:p>71,55%</text:p>
          </table:table-cell>
          <table:table-cell office:value-type="float" office:value="39721" table:style-name="ce104">
            <text:p>39.721</text:p>
          </table:table-cell>
          <table:table-cell office:value-type="percentage" office:value="0.49033965528651685" table:style-name="ce105">
            <text:p>49,0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87340" table:style-name="ce104">
            <text:p>187.340</text:p>
          </table:table-cell>
          <table:table-cell office:value-type="percentage" office:value="0.85929230173521209" table:style-name="ce105">
            <text:p>85,93%</text:p>
          </table:table-cell>
          <table:table-cell office:value-type="float" office:value="188796" table:style-name="ce104">
            <text:p>188.796</text:p>
          </table:table-cell>
          <table:table-cell office:value-type="percentage" office:value="0.75634488181714421" table:style-name="ce105">
            <text:p>75,63%</text:p>
          </table:table-cell>
          <table:table-cell office:value-type="float" office:value="183209" table:style-name="ce104">
            <text:p>183.209</text:p>
          </table:table-cell>
          <table:table-cell office:value-type="percentage" office:value="0.54599543984988308" table:style-name="ce105">
            <text:p>54,60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05424" table:style-name="ce104">
            <text:p>105.424</text:p>
          </table:table-cell>
          <table:table-cell office:value-type="percentage" office:value="0.79681936335091152" table:style-name="ce105">
            <text:p>79,68%</text:p>
          </table:table-cell>
          <table:table-cell office:value-type="float" office:value="112942" table:style-name="ce104">
            <text:p>112.942</text:p>
          </table:table-cell>
          <table:table-cell office:value-type="percentage" office:value="0.70369051553366935" table:style-name="ce105">
            <text:p>70,37%</text:p>
          </table:table-cell>
          <table:table-cell office:value-type="float" office:value="116928" table:style-name="ce104">
            <text:p>116.928</text:p>
          </table:table-cell>
          <table:table-cell office:value-type="percentage" office:value="0.4917004864291496" table:style-name="ce105">
            <text:p>49,1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341650" table:style-name="ce104">
            <text:p>341.650</text:p>
          </table:table-cell>
          <table:table-cell office:value-type="percentage" office:value="0.75116705338363088" table:style-name="ce105">
            <text:p>75,12%</text:p>
          </table:table-cell>
          <table:table-cell office:value-type="float" office:value="405905" table:style-name="ce104">
            <text:p>405.905</text:p>
          </table:table-cell>
          <table:table-cell office:value-type="percentage" office:value="0.6250445235007086" table:style-name="ce105">
            <text:p>62,50%</text:p>
          </table:table-cell>
          <table:table-cell office:value-type="float" office:value="375898" table:style-name="ce104">
            <text:p>375.898</text:p>
          </table:table-cell>
          <table:table-cell office:value-type="percentage" office:value="0.43341476842842153" table:style-name="ce105">
            <text:p>43,3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213180" table:style-name="ce104">
            <text:p>213.180</text:p>
          </table:table-cell>
          <table:table-cell office:value-type="percentage" office:value="0.73018059113770017" table:style-name="ce105">
            <text:p>73,02%</text:p>
          </table:table-cell>
          <table:table-cell office:value-type="float" office:value="310722" table:style-name="ce104">
            <text:p>310.722</text:p>
          </table:table-cell>
          <table:table-cell office:value-type="percentage" office:value="0.69060178166797537" table:style-name="ce105">
            <text:p>69,06%</text:p>
          </table:table-cell>
          <table:table-cell office:value-type="float" office:value="301714" table:style-name="ce104">
            <text:p>301.714</text:p>
          </table:table-cell>
          <table:table-cell office:value-type="percentage" office:value="0.49189881019656284" table:style-name="ce105">
            <text:p>49,1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54684" table:style-name="ce104">
            <text:p>54.684</text:p>
          </table:table-cell>
          <table:table-cell office:value-type="percentage" office:value="0.74842810199213661" table:style-name="ce105">
            <text:p>74,84%</text:p>
          </table:table-cell>
          <table:table-cell office:value-type="float" office:value="61661" table:style-name="ce104">
            <text:p>61.661</text:p>
          </table:table-cell>
          <table:table-cell office:value-type="percentage" office:value="0.66158707676234363" table:style-name="ce105">
            <text:p>66,16%</text:p>
          </table:table-cell>
          <table:table-cell office:value-type="float" office:value="68086" table:style-name="ce104">
            <text:p>68.086</text:p>
          </table:table-cell>
          <table:table-cell office:value-type="percentage" office:value="0.50310185925079431" table:style-name="ce105">
            <text:p>50,3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09156" table:style-name="ce104">
            <text:p>209.156</text:p>
          </table:table-cell>
          <table:table-cell office:value-type="percentage" office:value="0.88155852702918891" table:style-name="ce105">
            <text:p>88,16%</text:p>
          </table:table-cell>
          <table:table-cell office:value-type="float" office:value="250649" table:style-name="ce104">
            <text:p>250.649</text:p>
          </table:table-cell>
          <table:table-cell office:value-type="percentage" office:value="0.84912010522483161" table:style-name="ce105">
            <text:p>84,91%</text:p>
          </table:table-cell>
          <table:table-cell office:value-type="float" office:value="273412" table:style-name="ce104">
            <text:p>273.412</text:p>
          </table:table-cell>
          <table:table-cell office:value-type="percentage" office:value="0.7589846269619287" table:style-name="ce105">
            <text:p>75,9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7782" table:style-name="ce104">
            <text:p>17.782</text:p>
          </table:table-cell>
          <table:table-cell office:value-type="percentage" office:value="0.80465468744565205" table:style-name="ce105">
            <text:p>80,47%</text:p>
          </table:table-cell>
          <table:table-cell office:value-type="float" office:value="22093" table:style-name="ce104">
            <text:p>22.093</text:p>
          </table:table-cell>
          <table:table-cell office:value-type="percentage" office:value="0.76776385825883731" table:style-name="ce105">
            <text:p>76,78%</text:p>
          </table:table-cell>
          <table:table-cell office:value-type="float" office:value="24271" table:style-name="ce104">
            <text:p>24.271</text:p>
          </table:table-cell>
          <table:table-cell office:value-type="percentage" office:value="0.61279006614051079" table:style-name="ce105">
            <text:p>61,2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281904" table:style-name="ce104">
            <text:p>281.904</text:p>
          </table:table-cell>
          <table:table-cell office:value-type="percentage" office:value="0.75186184103663034" table:style-name="ce105">
            <text:p>75,19%</text:p>
          </table:table-cell>
          <table:table-cell office:value-type="float" office:value="354050" table:style-name="ce104">
            <text:p>354.050</text:p>
          </table:table-cell>
          <table:table-cell office:value-type="percentage" office:value="0.65591341519379254" table:style-name="ce105">
            <text:p>65,59%</text:p>
          </table:table-cell>
          <table:table-cell office:value-type="float" office:value="330616" table:style-name="ce104">
            <text:p>330.616</text:p>
          </table:table-cell>
          <table:table-cell office:value-type="percentage" office:value="0.44790840598680065" table:style-name="ce105">
            <text:p>44,7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48123" table:style-name="ce104">
            <text:p>48.123</text:p>
          </table:table-cell>
          <table:table-cell office:value-type="percentage" office:value="0.6727497266581185" table:style-name="ce105">
            <text:p>67,27%</text:p>
          </table:table-cell>
          <table:table-cell office:value-type="float" office:value="65263" table:style-name="ce104">
            <text:p>65.263</text:p>
          </table:table-cell>
          <table:table-cell office:value-type="percentage" office:value="0.61028054708785107" table:style-name="ce105">
            <text:p>61,03%</text:p>
          </table:table-cell>
          <table:table-cell office:value-type="float" office:value="67557" table:style-name="ce104">
            <text:p>67.557</text:p>
          </table:table-cell>
          <table:table-cell office:value-type="percentage" office:value="0.42536224177273063" table:style-name="ce105">
            <text:p>42,5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6284" table:style-name="ce104">
            <text:p>36.284</text:p>
          </table:table-cell>
          <table:table-cell office:value-type="percentage" office:value="0.86678625828281319" table:style-name="ce105">
            <text:p>86,68%</text:p>
          </table:table-cell>
          <table:table-cell office:value-type="float" office:value="44449" table:style-name="ce104">
            <text:p>44.449</text:p>
          </table:table-cell>
          <table:table-cell office:value-type="percentage" office:value="0.7675496020048882" table:style-name="ce105">
            <text:p>76,75%</text:p>
          </table:table-cell>
          <table:table-cell office:value-type="float" office:value="45500" table:style-name="ce104">
            <text:p>45.500</text:p>
          </table:table-cell>
          <table:table-cell office:value-type="percentage" office:value="0.58710235098408647" table:style-name="ce105">
            <text:p>58,7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30718" table:style-name="ce104">
            <text:p>130.718</text:p>
          </table:table-cell>
          <table:table-cell office:value-type="percentage" office:value="0.81824137686003862" table:style-name="ce105">
            <text:p>81,82%</text:p>
          </table:table-cell>
          <table:table-cell office:value-type="float" office:value="158110" table:style-name="ce104">
            <text:p>158.110</text:p>
          </table:table-cell>
          <table:table-cell office:value-type="percentage" office:value="0.71767137524826585" table:style-name="ce105">
            <text:p>71,77%</text:p>
          </table:table-cell>
          <table:table-cell office:value-type="float" office:value="147983" table:style-name="ce104">
            <text:p>147.983</text:p>
          </table:table-cell>
          <table:table-cell office:value-type="percentage" office:value="0.51192092819607704" table:style-name="ce105">
            <text:p>51,1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933" table:style-name="ce106">
            <text:p>933</text:p>
          </table:table-cell>
          <table:table-cell office:value-type="percentage" office:value="0.33039034234708381" table:style-name="ce105">
            <text:p>33,04%</text:p>
          </table:table-cell>
          <table:table-cell office:value-type="float" office:value="1130" table:style-name="ce106">
            <text:p>1130</text:p>
          </table:table-cell>
          <table:table-cell office:value-type="percentage" office:value="0.25715133657001454" table:style-name="ce105">
            <text:p>25,72%</text:p>
          </table:table-cell>
          <table:table-cell office:value-type="float" office:value="1443" table:style-name="ce106">
            <text:p>1443</text:p>
          </table:table-cell>
          <table:table-cell office:value-type="percentage" office:value="0.16847896207269547" table:style-name="ce105">
            <text:p>16,8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909" table:style-name="ce106">
            <text:p>909</text:p>
          </table:table-cell>
          <table:table-cell office:value-type="percentage" office:value="0.37247463610404075" table:style-name="ce105">
            <text:p>37,25%</text:p>
          </table:table-cell>
          <table:table-cell office:value-type="float" office:value="1094" table:style-name="ce106">
            <text:p>1094</text:p>
          </table:table-cell>
          <table:table-cell office:value-type="percentage" office:value="0.28104455905249176" table:style-name="ce105">
            <text:p>28,10%</text:p>
          </table:table-cell>
          <table:table-cell office:value-type="float" office:value="1626" table:style-name="ce104">
            <text:p>1.626</text:p>
          </table:table-cell>
          <table:table-cell office:value-type="percentage" office:value="0.19794256074943348" table:style-name="ce105">
            <text:p>19,7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109" table:style-name="ce106">
            <text:p>109</text:p>
          </table:table-cell>
          <table:table-cell office:value-type="percentage" office:value="0" table:style-name="ce10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Sanidad Exterior</text:p>
          </table:table-cell>
          <table:table-cell office:value-type="float" office:value="3" table:style-name="ce108">
            <text:p>3</text:p>
          </table:table-cell>
          <table:table-cell office:value-type="percentage" office:value="0" table:style-name="ce109">
            <text:p>0,00%</text:p>
          </table:table-cell>
          <table:table-cell office:value-type="float" office:value="19" table:style-name="ce108">
            <text:p>19</text:p>
          </table:table-cell>
          <table:table-cell office:value-type="percentage" office:value="0" table:style-name="ce109">
            <text:p>0,00%</text:p>
          </table:table-cell>
          <table:table-cell office:value-type="float" office:value="116" table:style-name="ce108">
            <text:p>116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0">
            <text:p>Totales</text:p>
          </table:table-cell>
          <table:table-cell office:value-type="float" office:value="2217181" table:style-name="ce111">
            <text:p>2.217.181</text:p>
          </table:table-cell>
          <table:table-cell office:value-type="percentage" office:value="0.7689766987887392" table:style-name="ce112">
            <text:p>76,90%</text:p>
          </table:table-cell>
          <table:table-cell office:value-type="float" office:value="2755005" table:style-name="ce111">
            <text:p>2.755.005</text:p>
          </table:table-cell>
          <table:table-cell office:value-type="percentage" office:value="0.67388995148051412" table:style-name="ce112">
            <text:p>67,39%</text:p>
          </table:table-cell>
          <table:table-cell office:value-type="float" office:value="2709817" table:style-name="ce111">
            <text:p>2.709.817</text:p>
          </table:table-cell>
          <table:table-cell office:value-type="percentage" office:value="0.47968439400510426" table:style-name="ce112">
            <text:p>47,97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17"/>
        <table:table-row table:style-name="ro14">
          <table:table-cell table:style-name="ce113"/>
          <table:table-cell office:value-type="string" table:style-name="ce114">
            <text:p>Población a vacunar de 5 a 11 años</text:p>
          </table:table-cell>
          <table:table-cell office:value-type="string" table:style-name="ce114">
            <text:p>Nº Personas con 1 dosis</text:p>
          </table:table-cell>
          <table:table-cell office:value-type="string" table:style-name="ce114">
            <text:p>% 1ª dosis</text:p>
          </table:table-cell>
          <table:table-cell office:value-type="string" table:style-name="ce114">
            <text:p>Nº Personas con pauta completa</text:p>
          </table:table-cell>
          <table:table-cell office:value-type="string" table:style-name="ce115">
            <text:p><text:s/>% PC</text:p>
          </table:table-cell>
          <table:table-cell office:value-type="string" table:style-name="ce116">
            <text:p>Fecha de la última</text:p>
            <text:p><text:s/>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18">
            <text:p>Andalucía</text:p>
          </table:table-cell>
          <table:table-cell office:value-type="float" office:value="711866.23802299995" table:style-name="ce119">
            <text:p>711.866</text:p>
          </table:table-cell>
          <table:table-cell office:value-type="float" office:value="456460" table:style-name="ce119">
            <text:p>456.460</text:p>
          </table:table-cell>
          <table:table-cell office:value-type="percentage" office:value="0.64121596954462123" table:style-name="ce120">
            <text:p>64,1%</text:p>
          </table:table-cell>
          <table:table-cell office:value-type="float" office:value="374505" table:style-name="ce119">
            <text:p>374.505</text:p>
          </table:table-cell>
          <table:table-cell office:value-type="percentage" office:value="0.52608900379947499" table:style-name="ce120">
            <text:p>52,6%</text:p>
          </table:table-cell>
          <table:table-cell office:value-type="date" office:date-value="2023-05-17T00:00:00" table:style-name="ce121">
            <text:p>17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Aragón</text:p>
          </table:table-cell>
          <table:table-cell office:value-type="float" office:value="101295.991253" table:style-name="ce119">
            <text:p>101.296</text:p>
          </table:table-cell>
          <table:table-cell office:value-type="float" office:value="56407" table:style-name="ce119">
            <text:p>56.407</text:p>
          </table:table-cell>
          <table:table-cell office:value-type="percentage" office:value="0.55685323083631344" table:style-name="ce120">
            <text:p>55,7%</text:p>
          </table:table-cell>
          <table:table-cell office:value-type="float" office:value="47763" table:style-name="ce119">
            <text:p>47.763</text:p>
          </table:table-cell>
          <table:table-cell office:value-type="percentage" office:value="0.47151915302063291" table:style-name="ce120">
            <text:p>47,2%</text:p>
          </table:table-cell>
          <table:table-cell office:value-type="date" office:date-value="2023-05-24T00:00:00" table:style-name="ce121">
            <text:p>24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Asturias<text:s/></text:p>
          </table:table-cell>
          <table:table-cell office:value-type="float" office:value="60559.811022999995" table:style-name="ce119">
            <text:p>60.560</text:p>
          </table:table-cell>
          <table:table-cell office:value-type="float" office:value="45239" table:style-name="ce119">
            <text:p>45.239</text:p>
          </table:table-cell>
          <table:table-cell office:value-type="percentage" office:value="0.74701355958357751" table:style-name="ce120">
            <text:p>74,7%</text:p>
          </table:table-cell>
          <table:table-cell office:value-type="float" office:value="39806" table:style-name="ce119">
            <text:p>39.806</text:p>
          </table:table-cell>
          <table:table-cell office:value-type="percentage" office:value="0.65730059799694707" table:style-name="ce120">
            <text:p>65,7%</text:p>
          </table:table-cell>
          <table:table-cell office:value-type="date" office:date-value="2023-05-24T00:00:00" table:style-name="ce121">
            <text:p>24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Baleares</text:p>
          </table:table-cell>
          <table:table-cell office:value-type="float" office:value="96555.911571000004" table:style-name="ce119">
            <text:p>96.556</text:p>
          </table:table-cell>
          <table:table-cell office:value-type="float" office:value="34427" table:style-name="ce119">
            <text:p>34.427</text:p>
          </table:table-cell>
          <table:table-cell office:value-type="percentage" office:value="0.35654989363012701" table:style-name="ce120">
            <text:p>35,7%</text:p>
          </table:table-cell>
          <table:table-cell office:value-type="float" office:value="27248" table:style-name="ce119">
            <text:p>27.248</text:p>
          </table:table-cell>
          <table:table-cell office:value-type="percentage" office:value="0.2821991896370204" table:style-name="ce120">
            <text:p>28,2%</text:p>
          </table:table-cell>
          <table:table-cell office:value-type="date" office:date-value="2023-05-24T00:00:00" table:style-name="ce121">
            <text:p>24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Canarias</text:p>
          </table:table-cell>
          <table:table-cell office:value-type="float" office:value="151958.11089100002" table:style-name="ce119">
            <text:p>151.958</text:p>
          </table:table-cell>
          <table:table-cell office:value-type="float" office:value="82076" table:style-name="ce119">
            <text:p>82.076</text:p>
          </table:table-cell>
          <table:table-cell office:value-type="percentage" office:value="0.54012253455081016" table:style-name="ce120">
            <text:p>54,0%</text:p>
          </table:table-cell>
          <table:table-cell office:value-type="float" office:value="63732" table:style-name="ce119">
            <text:p>63.732</text:p>
          </table:table-cell>
          <table:table-cell office:value-type="percentage" office:value="0.419405055948051" table:style-name="ce120">
            <text:p>41,9%</text:p>
          </table:table-cell>
          <table:table-cell office:value-type="date" office:date-value="2023-05-24T00:00:00" table:style-name="ce121">
            <text:p>24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Cantabria</text:p>
          </table:table-cell>
          <table:table-cell office:value-type="float" office:value="41717.294332999998" table:style-name="ce119">
            <text:p>41.717</text:p>
          </table:table-cell>
          <table:table-cell office:value-type="float" office:value="26304" table:style-name="ce119">
            <text:p>26.304</text:p>
          </table:table-cell>
          <table:table-cell office:value-type="percentage" office:value="0.63052986586410797" table:style-name="ce120">
            <text:p>63,1%</text:p>
          </table:table-cell>
          <table:table-cell office:value-type="float" office:value="23899" table:style-name="ce119">
            <text:p>23.899</text:p>
          </table:table-cell>
          <table:table-cell office:value-type="percentage" office:value="0.5728799142444615" table:style-name="ce120">
            <text:p>57,3%</text:p>
          </table:table-cell>
          <table:table-cell office:value-type="date" office:date-value="2023-05-24T00:00:00" table:style-name="ce121">
            <text:p>24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Castilla y Leon<text:s/></text:p>
          </table:table-cell>
          <table:table-cell office:value-type="float" office:value="155567.76790400001" table:style-name="ce119">
            <text:p>155.568</text:p>
          </table:table-cell>
          <table:table-cell office:value-type="float" office:value="107380" table:style-name="ce119">
            <text:p>107.380</text:p>
          </table:table-cell>
          <table:table-cell office:value-type="percentage" office:value="0.69024581021348586" table:style-name="ce120">
            <text:p>69,0%</text:p>
          </table:table-cell>
          <table:table-cell office:value-type="float" office:value="99546" table:style-name="ce119">
            <text:p>99.546</text:p>
          </table:table-cell>
          <table:table-cell office:value-type="percentage" office:value="0.63988833510441101" table:style-name="ce120">
            <text:p>64,0%</text:p>
          </table:table-cell>
          <table:table-cell office:value-type="date" office:date-value="2023-05-24T00:00:00" table:style-name="ce121">
            <text:p>24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Castilla - La Mancha</text:p>
          </table:table-cell>
          <table:table-cell office:value-type="float" office:value="168143.211595" table:style-name="ce119">
            <text:p>168.143</text:p>
          </table:table-cell>
          <table:table-cell office:value-type="float" office:value="107999" table:style-name="ce119">
            <text:p>107.999</text:p>
          </table:table-cell>
          <table:table-cell office:value-type="percentage" office:value="0.64230365874141249" table:style-name="ce120">
            <text:p>64,2%</text:p>
          </table:table-cell>
          <table:table-cell office:value-type="float" office:value="89977" table:style-name="ce119">
            <text:p>89.977</text:p>
          </table:table-cell>
          <table:table-cell office:value-type="percentage" office:value="0.5351212168869719" table:style-name="ce120">
            <text:p>53,5%</text:p>
          </table:table-cell>
          <table:table-cell office:value-type="date" office:date-value="2023-05-24T00:00:00" table:style-name="ce121">
            <text:p>24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Cataluña</text:p>
          </table:table-cell>
          <table:table-cell office:value-type="float" office:value="636008.12552400003" table:style-name="ce119">
            <text:p>636.008</text:p>
          </table:table-cell>
          <table:table-cell office:value-type="float" office:value="265896" table:style-name="ce119">
            <text:p>265.896</text:p>
          </table:table-cell>
          <table:table-cell office:value-type="percentage" office:value="0.4180701304420148" table:style-name="ce120">
            <text:p>41,8%</text:p>
          </table:table-cell>
          <table:table-cell office:value-type="float" office:value="209602" table:style-name="ce119">
            <text:p>209.602</text:p>
          </table:table-cell>
          <table:table-cell office:value-type="percentage" office:value="0.3295586826462496" table:style-name="ce120">
            <text:p>33,0%</text:p>
          </table:table-cell>
          <table:table-cell office:value-type="date" office:date-value="2023-05-24T00:00:00" table:style-name="ce121">
            <text:p>24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C. Valenciana</text:p>
          </table:table-cell>
          <table:table-cell office:value-type="float" office:value="403004.73383400001" table:style-name="ce119">
            <text:p>403.005</text:p>
          </table:table-cell>
          <table:table-cell office:value-type="float" office:value="266250" table:style-name="ce119">
            <text:p>266.250</text:p>
          </table:table-cell>
          <table:table-cell office:value-type="percentage" office:value="0.6606622147264154" table:style-name="ce120">
            <text:p>66,1%</text:p>
          </table:table-cell>
          <table:table-cell office:value-type="float" office:value="205711" table:style-name="ce119">
            <text:p>205.711</text:p>
          </table:table-cell>
          <table:table-cell office:value-type="percentage" office:value="0.51044313560032162" table:style-name="ce120">
            <text:p>51,0%</text:p>
          </table:table-cell>
          <table:table-cell office:value-type="date" office:date-value="2023-05-24T00:00:00" table:style-name="ce121">
            <text:p>24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Extremadura</text:p>
          </table:table-cell>
          <table:table-cell office:value-type="float" office:value="76572.953594999999" table:style-name="ce119">
            <text:p>76.573</text:p>
          </table:table-cell>
          <table:table-cell office:value-type="float" office:value="62454" table:style-name="ce119">
            <text:p>62.454</text:p>
          </table:table-cell>
          <table:table-cell office:value-type="percentage" office:value="0.81561435295187668" table:style-name="ce120">
            <text:p>81,6%</text:p>
          </table:table-cell>
          <table:table-cell office:value-type="float" office:value="53613" table:style-name="ce119">
            <text:p>53.613</text:p>
          </table:table-cell>
          <table:table-cell office:value-type="percentage" office:value="0.7001558315689782" table:style-name="ce120">
            <text:p>70,0%</text:p>
          </table:table-cell>
          <table:table-cell office:value-type="date" office:date-value="2023-05-24T00:00:00" table:style-name="ce121">
            <text:p>24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Galicia</text:p>
          </table:table-cell>
          <table:table-cell office:value-type="float" office:value="174389.62124499999" table:style-name="ce119">
            <text:p>174.390</text:p>
          </table:table-cell>
          <table:table-cell office:value-type="float" office:value="145675" table:style-name="ce119">
            <text:p>145.675</text:p>
          </table:table-cell>
          <table:table-cell office:value-type="percentage" office:value="0.83534214341426427" table:style-name="ce120">
            <text:p>83,5%</text:p>
          </table:table-cell>
          <table:table-cell office:value-type="float" office:value="129444" table:style-name="ce119">
            <text:p>129.444</text:p>
          </table:table-cell>
          <table:table-cell office:value-type="percentage" office:value="0.74226894396510057" table:style-name="ce120">
            <text:p>74,2%</text:p>
          </table:table-cell>
          <table:table-cell office:value-type="date" office:date-value="2023-05-23T00:00:00" table:style-name="ce121">
            <text:p>23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La Rioja</text:p>
          </table:table-cell>
          <table:table-cell office:value-type="float" office:value="24985.563856000001" table:style-name="ce119">
            <text:p>24.986</text:p>
          </table:table-cell>
          <table:table-cell office:value-type="float" office:value="17165" table:style-name="ce119">
            <text:p>17.165</text:p>
          </table:table-cell>
          <table:table-cell office:value-type="percentage" office:value="0.68699670333347385" table:style-name="ce120">
            <text:p>68,7%</text:p>
          </table:table-cell>
          <table:table-cell office:value-type="float" office:value="14944" table:style-name="ce119">
            <text:p>14.944</text:p>
          </table:table-cell>
          <table:table-cell office:value-type="percentage" office:value="0.59810537341190995" table:style-name="ce120">
            <text:p>59,8%</text:p>
          </table:table-cell>
          <table:table-cell office:value-type="date" office:date-value="2023-05-24T00:00:00" table:style-name="ce121">
            <text:p>24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Madrid</text:p>
          </table:table-cell>
          <table:table-cell office:value-type="float" office:value="557396.80747899995" table:style-name="ce119">
            <text:p>557.397</text:p>
          </table:table-cell>
          <table:table-cell office:value-type="float" office:value="272073" table:style-name="ce119">
            <text:p>272.073</text:p>
          </table:table-cell>
          <table:table-cell office:value-type="percentage" office:value="0.48811366758725183" table:style-name="ce120">
            <text:p>48,8%</text:p>
          </table:table-cell>
          <table:table-cell office:value-type="float" office:value="243842" table:style-name="ce119">
            <text:p>243.842</text:p>
          </table:table-cell>
          <table:table-cell office:value-type="percentage" office:value="0.43746572769738512" table:style-name="ce120">
            <text:p>43,7%</text:p>
          </table:table-cell>
          <table:table-cell office:value-type="date" office:date-value="2023-05-24T00:00:00" table:style-name="ce121">
            <text:p>24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Murcia<text:s/></text:p>
          </table:table-cell>
          <table:table-cell office:value-type="float" office:value="138113.43695899998" table:style-name="ce119">
            <text:p>138.113</text:p>
          </table:table-cell>
          <table:table-cell office:value-type="float" office:value="72636" table:style-name="ce119">
            <text:p>72.636</text:p>
          </table:table-cell>
          <table:table-cell office:value-type="percentage" office:value="0.5259155198748876" table:style-name="ce120">
            <text:p>52,6%</text:p>
          </table:table-cell>
          <table:table-cell office:value-type="float" office:value="52570" table:style-name="ce119">
            <text:p>52.570</text:p>
          </table:table-cell>
          <table:table-cell office:value-type="percentage" office:value="0.38062914917978474" table:style-name="ce120">
            <text:p>38,1%</text:p>
          </table:table-cell>
          <table:table-cell office:value-type="date" office:date-value="2023-05-24T00:00:00" table:style-name="ce121">
            <text:p>24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Navarra</text:p>
          </table:table-cell>
          <table:table-cell office:value-type="float" office:value="55623.848526000009" table:style-name="ce119">
            <text:p>55.624</text:p>
          </table:table-cell>
          <table:table-cell office:value-type="float" office:value="30037" table:style-name="ce119">
            <text:p>30.037</text:p>
          </table:table-cell>
          <table:table-cell office:value-type="percentage" office:value="0.54000218963561897" table:style-name="ce120">
            <text:p>54,0%</text:p>
          </table:table-cell>
          <table:table-cell office:value-type="float" office:value="26450" table:style-name="ce119">
            <text:p>26.450</text:p>
          </table:table-cell>
          <table:table-cell office:value-type="percentage" office:value="0.47551546145960388" table:style-name="ce120">
            <text:p>47,6%</text:p>
          </table:table-cell>
          <table:table-cell office:value-type="date" office:date-value="2023-05-24T00:00:00" table:style-name="ce121">
            <text:p>24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País Vasco</text:p>
          </table:table-cell>
          <table:table-cell office:value-type="float" office:value="166591.270532" table:style-name="ce119">
            <text:p>166.591</text:p>
          </table:table-cell>
          <table:table-cell office:value-type="float" office:value="88965" table:style-name="ce119">
            <text:p>88.965</text:p>
          </table:table-cell>
          <table:table-cell office:value-type="percentage" office:value="0.5340315835031163" table:style-name="ce120">
            <text:p>53,4%</text:p>
          </table:table-cell>
          <table:table-cell office:value-type="float" office:value="71734" table:style-name="ce119">
            <text:p>71.734</text:p>
          </table:table-cell>
          <table:table-cell office:value-type="percentage" office:value="0.43059879290746417" table:style-name="ce120">
            <text:p>43,1%</text:p>
          </table:table-cell>
          <table:table-cell office:value-type="date" office:date-value="2023-05-24T00:00:00" table:style-name="ce121">
            <text:p>24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Ceuta</text:p>
          </table:table-cell>
          <table:table-cell office:value-type="float" office:value="8813.6462310000006" table:style-name="ce119">
            <text:p>8.814</text:p>
          </table:table-cell>
          <table:table-cell office:value-type="float" office:value="3245" table:style-name="ce119">
            <text:p>3.245</text:p>
          </table:table-cell>
          <table:table-cell office:value-type="percentage" office:value="0.3681790617583956" table:style-name="ce120">
            <text:p>36,8%</text:p>
          </table:table-cell>
          <table:table-cell office:value-type="float" office:value="2282" table:style-name="ce119">
            <text:p>2.282</text:p>
          </table:table-cell>
          <table:table-cell office:value-type="percentage" office:value="0.25891667763718301" table:style-name="ce120">
            <text:p>25,9%</text:p>
          </table:table-cell>
          <table:table-cell office:value-type="date" office:date-value="2023-05-18T00:00:00" table:style-name="ce121">
            <text:p>18/05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Melilla</text:p>
          </table:table-cell>
          <table:table-cell office:value-type="float" office:value="10836.881358999999" table:style-name="ce119">
            <text:p>10.837</text:p>
          </table:table-cell>
          <table:table-cell office:value-type="float" office:value="3657" table:style-name="ce119">
            <text:p>3.657</text:p>
          </table:table-cell>
          <table:table-cell office:value-type="percentage" office:value="0.33745870964646779" table:style-name="ce120">
            <text:p>33,7%</text:p>
          </table:table-cell>
          <table:table-cell office:value-type="float" office:value="2189" table:style-name="ce119">
            <text:p>2.189</text:p>
          </table:table-cell>
          <table:table-cell office:value-type="percentage" office:value="0.20199538294124092" table:style-name="ce120">
            <text:p>20,2%</text:p>
          </table:table-cell>
          <table:table-cell office:value-type="date" office:date-value="2023-05-16T00:00:00" table:style-name="ce121">
            <text:p>16/05/2023</text:p>
          </table:table-cell>
          <table:table-cell table:number-columns-repeated="16377"/>
        </table:table-row>
        <table:table-row table:style-name="ro5">
          <table:table-cell office:value-type="string" table:style-name="ce123">
            <text:p>Min. Defensa</text:p>
          </table:table-cell>
          <table:table-cell office:value-type="string" table:style-name="ce119">
            <text:p>-</text:p>
          </table:table-cell>
          <table:table-cell office:value-type="float" office:value="0" table:style-name="ce119">
            <text:p>0</text:p>
          </table:table-cell>
          <table:table-cell office:value-type="string" table:style-name="ce120">
            <text:p>-</text:p>
          </table:table-cell>
          <table:table-cell office:value-type="float" office:value="0" table:style-name="ce119">
            <text:p>0</text:p>
          </table:table-cell>
          <table:table-cell office:value-type="string" table:style-name="ce120">
            <text:p>-</text:p>
          </table:table-cell>
          <table:table-cell office:value-type="date" office:date-value="2023-05-12T00:00:00" table:style-name="ce121">
            <text:p>12/05/2023</text:p>
          </table:table-cell>
          <table:table-cell table:number-columns-repeated="16377"/>
        </table:table-row>
        <table:table-row table:style-name="ro5">
          <table:table-cell office:value-type="string" table:style-name="ce124">
            <text:p>Sanidad Exterior</text:p>
          </table:table-cell>
          <table:table-cell office:value-type="string" table:style-name="ce119">
            <text:p>-</text:p>
          </table:table-cell>
          <table:table-cell office:value-type="float" office:value="0" table:style-name="ce119">
            <text:p>0</text:p>
          </table:table-cell>
          <table:table-cell office:value-type="string" table:style-name="ce120">
            <text:p>-</text:p>
          </table:table-cell>
          <table:table-cell office:value-type="float" office:value="0" table:style-name="ce119">
            <text:p>0</text:p>
          </table:table-cell>
          <table:table-cell office:value-type="string" table:style-name="ce120">
            <text:p>-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Totales</text:p>
          </table:table-cell>
          <table:table-cell office:value-type="float" office:value="3740001.2257329994" table:style-name="ce126">
            <text:p>3.740.001</text:p>
          </table:table-cell>
          <table:table-cell office:value-type="float" office:value="2144345" table:style-name="ce126">
            <text:p>2.144.345</text:p>
          </table:table-cell>
          <table:table-cell office:value-type="percentage" office:value="0.57335409016603511" table:style-name="ce127">
            <text:p>57,3%</text:p>
          </table:table-cell>
          <table:table-cell office:value-type="float" office:value="1778857" table:style-name="ce126">
            <text:p>1.778.857</text:p>
          </table:table-cell>
          <table:table-cell office:value-type="percentage" office:value="0.47563005802260494" table:style-name="ce127">
            <text:p>47,6%</text:p>
          </table:table-cell>
          <table:table-cell table:style-name="ce126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Primera_Dosis_refuerzo" table:style-name="ta3">
        <table:table-column table:style-name="co4" table:number-columns-repeated="16384" table:default-cell-style-name="ce117"/>
        <table:table-row table:style-name="ro15">
          <table:table-cell table:number-columns-spanned="1" table:number-rows-spanned="2" table:style-name="ce138"/>
          <table:table-cell office:value-type="string" table:number-columns-spanned="2" table:number-rows-spanned="1" table:style-name="ce139">
            <text:p><text:s/>Mayores de 70 años</text:p>
          </table:table-cell>
          <table:covered-table-cell/>
          <table:table-cell office:value-type="string" table:number-columns-spanned="2" table:number-rows-spanned="1" table:style-name="ce139">
            <text:p>60-69 años</text:p>
          </table:table-cell>
          <table:covered-table-cell/>
          <table:table-cell office:value-type="string" table:number-columns-spanned="2" table:number-rows-spanned="1" table:style-name="ce139">
            <text:p>50-59 años</text:p>
          </table:table-cell>
          <table:covered-table-cell/>
          <table:table-cell office:value-type="string" table:number-columns-spanned="2" table:number-rows-spanned="1" table:style-name="ce139">
            <text:p>40-49 años</text:p>
          </table:table-cell>
          <table:covered-table-cell/>
          <table:table-cell office:value-type="string" table:number-columns-spanned="2" table:number-rows-spanned="1" table:style-name="ce139">
            <text:p>30-39 años</text:p>
          </table:table-cell>
          <table:covered-table-cell/>
          <table:table-cell office:value-type="string" table:number-columns-spanned="2" table:number-rows-spanned="1" table:style-name="ce139">
            <text:p>20-29 años</text:p>
          </table:table-cell>
          <table:covered-table-cell/>
          <table:table-cell office:value-type="string" table:number-columns-spanned="2" table:number-rows-spanned="1" table:style-name="ce140">
            <text:p>18-19 años</text:p>
          </table:table-cell>
          <table:covered-table-cell/>
          <table:table-cell table:number-columns-repeated="16369"/>
        </table:table-row>
        <table:table-row table:style-name="ro16">
          <table:covered-table-cell/>
          <table:table-cell office:value-type="string" table:style-name="ce128">
            <text:p>Nº Personas &gt; 70 años con <text:s/>dosis de recuerdo</text:p>
          </table:table-cell>
          <table:table-cell office:value-type="string" table:style-name="ce128">
            <text:p>% Dosis de recuerdo en &gt; 70 años</text:p>
          </table:table-cell>
          <table:table-cell office:value-type="string" table:style-name="ce128">
            <text:p>Nº Personas 60-69 años con <text:s/>dosis de recuerdo</text:p>
          </table:table-cell>
          <table:table-cell office:value-type="string" table:style-name="ce128">
            <text:p>% Dosis de recuerdo en 60-69 años</text:p>
          </table:table-cell>
          <table:table-cell office:value-type="string" table:style-name="ce128">
            <text:p>Nº Personas 50-59 años con <text:s/>dosis de recuerdo</text:p>
          </table:table-cell>
          <table:table-cell office:value-type="string" table:style-name="ce128">
            <text:p>% Dosis de recuerdo en 50-59 años</text:p>
          </table:table-cell>
          <table:table-cell office:value-type="string" table:style-name="ce128">
            <text:p>Nº Personas 40-49 años con <text:s/>dosis de recuerdo</text:p>
          </table:table-cell>
          <table:table-cell office:value-type="string" table:style-name="ce128">
            <text:p>% Dosis de recuerdo en 40-49 años</text:p>
          </table:table-cell>
          <table:table-cell office:value-type="string" table:style-name="ce128">
            <text:p>Nº Personas 30-39 años con <text:s/>dosis de recuerdo</text:p>
          </table:table-cell>
          <table:table-cell office:value-type="string" table:style-name="ce128">
            <text:p>% Dosis de recuerdo en 30-39 años</text:p>
          </table:table-cell>
          <table:table-cell office:value-type="string" table:style-name="ce128">
            <text:p>Nº Personas 20-29 años con <text:s/>dosis de recuerdo</text:p>
          </table:table-cell>
          <table:table-cell office:value-type="string" table:style-name="ce128">
            <text:p>% Dosis de recuerdo en 20-29 años</text:p>
          </table:table-cell>
          <table:table-cell office:value-type="string" table:style-name="ce128">
            <text:p>Nº Personas 18-19 años con <text:s/>dosis de recuerdo</text:p>
          </table:table-cell>
          <table:table-cell office:value-type="string" table:style-name="ce128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29">
            <text:p>Andalucía</text:p>
          </table:table-cell>
          <table:table-cell office:value-type="float" office:value="1011074" table:style-name="ce130">
            <text:p>1.011.074</text:p>
          </table:table-cell>
          <table:table-cell office:value-type="percentage" office:value="0.93270272115244468" table:style-name="ce131">
            <text:p>93,3%</text:p>
          </table:table-cell>
          <table:table-cell office:value-type="float" office:value="889341" table:style-name="ce130">
            <text:p>889.341</text:p>
          </table:table-cell>
          <table:table-cell office:value-type="percentage" office:value="0.95199971739982148" table:style-name="ce131">
            <text:p>95,2%</text:p>
          </table:table-cell>
          <table:table-cell office:value-type="float" office:value="914396" table:style-name="ce130">
            <text:p>914.396</text:p>
          </table:table-cell>
          <table:table-cell office:value-type="percentage" office:value="0.74766639411283731" table:style-name="ce131">
            <text:p>74,8%</text:p>
          </table:table-cell>
          <table:table-cell office:value-type="float" office:value="747479" table:style-name="ce130">
            <text:p>747.479</text:p>
          </table:table-cell>
          <table:table-cell office:value-type="percentage" office:value="0.58941685125066334" table:style-name="ce131">
            <text:p>58,9%</text:p>
          </table:table-cell>
          <table:table-cell office:value-type="float" office:value="424263" table:style-name="ce130">
            <text:p>424.263</text:p>
          </table:table-cell>
          <table:table-cell office:value-type="percentage" office:value="0.44466559132684985" table:style-name="ce131">
            <text:p>44,5%</text:p>
          </table:table-cell>
          <table:table-cell office:value-type="float" office:value="305523" table:style-name="ce130">
            <text:p>305.523</text:p>
          </table:table-cell>
          <table:table-cell office:value-type="percentage" office:value="0.38433950159133506" table:style-name="ce131">
            <text:p>38,4%</text:p>
          </table:table-cell>
          <table:table-cell office:value-type="float" office:value="40345" table:style-name="ce130">
            <text:p>40.345</text:p>
          </table:table-cell>
          <table:table-cell office:value-type="percentage" office:value="0.24111758553712834" table:style-name="ce131">
            <text:p>24,1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Aragón</text:p>
          </table:table-cell>
          <table:table-cell office:value-type="float" office:value="205327" table:style-name="ce133">
            <text:p>205.327</text:p>
          </table:table-cell>
          <table:table-cell office:value-type="percentage" office:value="0.934022044206686" table:style-name="ce83">
            <text:p>93,4%</text:p>
          </table:table-cell>
          <table:table-cell office:value-type="float" office:value="148564" table:style-name="ce133">
            <text:p>148.564</text:p>
          </table:table-cell>
          <table:table-cell office:value-type="percentage" office:value="0.9548551302156979" table:style-name="ce83">
            <text:p>95,5%</text:p>
          </table:table-cell>
          <table:table-cell office:value-type="float" office:value="148461" table:style-name="ce133">
            <text:p>148.461</text:p>
          </table:table-cell>
          <table:table-cell office:value-type="percentage" office:value="0.7873450750163079" table:style-name="ce83">
            <text:p>78,7%</text:p>
          </table:table-cell>
          <table:table-cell office:value-type="float" office:value="120097" table:style-name="ce133">
            <text:p>120.097</text:p>
          </table:table-cell>
          <table:table-cell office:value-type="percentage" office:value="0.62778091414711668" table:style-name="ce83">
            <text:p>62,8%</text:p>
          </table:table-cell>
          <table:table-cell office:value-type="float" office:value="63610" table:style-name="ce133">
            <text:p>63.610</text:p>
          </table:table-cell>
          <table:table-cell office:value-type="percentage" office:value="0.48812118235673285" table:style-name="ce83">
            <text:p>48,8%</text:p>
          </table:table-cell>
          <table:table-cell office:value-type="float" office:value="48548" table:style-name="ce133">
            <text:p>48.548</text:p>
          </table:table-cell>
          <table:table-cell office:value-type="percentage" office:value="0.44668537516676632" table:style-name="ce83">
            <text:p>44,7%</text:p>
          </table:table-cell>
          <table:table-cell office:value-type="float" office:value="11145" table:style-name="ce130">
            <text:p>11.145</text:p>
          </table:table-cell>
          <table:table-cell office:value-type="percentage" office:value="0.49253137705497613" table:style-name="ce131">
            <text:p>49,3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Asturias<text:s/></text:p>
          </table:table-cell>
          <table:table-cell office:value-type="float" office:value="193910" table:style-name="ce133">
            <text:p>193.910</text:p>
          </table:table-cell>
          <table:table-cell office:value-type="percentage" office:value="0.95425801530474152" table:style-name="ce83">
            <text:p>95,4%</text:p>
          </table:table-cell>
          <table:table-cell office:value-type="float" office:value="145116" table:style-name="ce133">
            <text:p>145.116</text:p>
          </table:table-cell>
          <table:table-cell office:value-type="percentage" office:value="0.97265994168705383" table:style-name="ce83">
            <text:p>97,3%</text:p>
          </table:table-cell>
          <table:table-cell office:value-type="float" office:value="147417" table:style-name="ce133">
            <text:p>147.417</text:p>
          </table:table-cell>
          <table:table-cell office:value-type="percentage" office:value="0.9516668388162991" table:style-name="ce83">
            <text:p>95,2%</text:p>
          </table:table-cell>
          <table:table-cell office:value-type="float" office:value="130328" table:style-name="ce133">
            <text:p>130.328</text:p>
          </table:table-cell>
          <table:table-cell office:value-type="percentage" office:value="0.85372532065139073" table:style-name="ce83">
            <text:p>85,4%</text:p>
          </table:table-cell>
          <table:table-cell office:value-type="float" office:value="64862" table:style-name="ce133">
            <text:p>64.862</text:p>
          </table:table-cell>
          <table:table-cell office:value-type="percentage" office:value="0.70310348939306888" table:style-name="ce83">
            <text:p>70,3%</text:p>
          </table:table-cell>
          <table:table-cell office:value-type="float" office:value="46174" table:style-name="ce133">
            <text:p>46.174</text:p>
          </table:table-cell>
          <table:table-cell office:value-type="percentage" office:value="0.68094205783892992" table:style-name="ce83">
            <text:p>68,1%</text:p>
          </table:table-cell>
          <table:table-cell office:value-type="float" office:value="10898" table:style-name="ce130">
            <text:p>10.898</text:p>
          </table:table-cell>
          <table:table-cell office:value-type="percentage" office:value="0.75246841124076502" table:style-name="ce131">
            <text:p>75,2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Baleares</text:p>
          </table:table-cell>
          <table:table-cell office:value-type="float" office:value="122053" table:style-name="ce133">
            <text:p>122.053</text:p>
          </table:table-cell>
          <table:table-cell office:value-type="percentage" office:value="0.92923379115022686" table:style-name="ce83">
            <text:p>92,9%</text:p>
          </table:table-cell>
          <table:table-cell office:value-type="float" office:value="101082" table:style-name="ce133">
            <text:p>101.082</text:p>
          </table:table-cell>
          <table:table-cell office:value-type="percentage" office:value="0.90069234676147447" table:style-name="ce83">
            <text:p>90,1%</text:p>
          </table:table-cell>
          <table:table-cell office:value-type="float" office:value="113796" table:style-name="ce133">
            <text:p>113.796</text:p>
          </table:table-cell>
          <table:table-cell office:value-type="percentage" office:value="0.74264345987430747" table:style-name="ce83">
            <text:p>74,3%</text:p>
          </table:table-cell>
          <table:table-cell office:value-type="float" office:value="89830" table:style-name="ce133">
            <text:p>89.830</text:p>
          </table:table-cell>
          <table:table-cell office:value-type="percentage" office:value="0.51914352587626778" table:style-name="ce83">
            <text:p>51,9%</text:p>
          </table:table-cell>
          <table:table-cell office:value-type="float" office:value="43960" table:style-name="ce133">
            <text:p>43.960</text:p>
          </table:table-cell>
          <table:table-cell office:value-type="percentage" office:value="0.3284886979263964" table:style-name="ce83">
            <text:p>32,8%</text:p>
          </table:table-cell>
          <table:table-cell office:value-type="float" office:value="30356" table:style-name="ce133">
            <text:p>30.356</text:p>
          </table:table-cell>
          <table:table-cell office:value-type="percentage" office:value="0.29432125578103335" table:style-name="ce83">
            <text:p>29,4%</text:p>
          </table:table-cell>
          <table:table-cell office:value-type="float" office:value="3930" table:style-name="ce130">
            <text:p>3.930</text:p>
          </table:table-cell>
          <table:table-cell office:value-type="percentage" office:value="0.19714070729872085" table:style-name="ce131">
            <text:p>19,7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Canarias</text:p>
          </table:table-cell>
          <table:table-cell office:value-type="float" office:value="227731" table:style-name="ce133">
            <text:p>227.731</text:p>
          </table:table-cell>
          <table:table-cell office:value-type="percentage" office:value="0.92377931291857485" table:style-name="ce83">
            <text:p>92,4%</text:p>
          </table:table-cell>
          <table:table-cell office:value-type="float" office:value="203528" table:style-name="ce133">
            <text:p>203.528</text:p>
          </table:table-cell>
          <table:table-cell office:value-type="percentage" office:value="0.897662869215061" table:style-name="ce83">
            <text:p>89,8%</text:p>
          </table:table-cell>
          <table:table-cell office:value-type="float" office:value="251172" table:style-name="ce133">
            <text:p>251.172</text:p>
          </table:table-cell>
          <table:table-cell office:value-type="percentage" office:value="0.77202214278469183" table:style-name="ce83">
            <text:p>77,2%</text:p>
          </table:table-cell>
          <table:table-cell office:value-type="float" office:value="198317" table:style-name="ce133">
            <text:p>198.317</text:p>
          </table:table-cell>
          <table:table-cell office:value-type="percentage" office:value="0.61410239736419991" table:style-name="ce83">
            <text:p>61,4%</text:p>
          </table:table-cell>
          <table:table-cell office:value-type="float" office:value="93790" table:style-name="ce133">
            <text:p>93.790</text:p>
          </table:table-cell>
          <table:table-cell office:value-type="percentage" office:value="0.39974768032119612" table:style-name="ce83">
            <text:p>40,0%</text:p>
          </table:table-cell>
          <table:table-cell office:value-type="float" office:value="57370" table:style-name="ce133">
            <text:p>57.370</text:p>
          </table:table-cell>
          <table:table-cell office:value-type="percentage" office:value="0.29732937377883506" table:style-name="ce83">
            <text:p>29,7%</text:p>
          </table:table-cell>
          <table:table-cell office:value-type="float" office:value="7336" table:style-name="ce130">
            <text:p>7.336</text:p>
          </table:table-cell>
          <table:table-cell office:value-type="percentage" office:value="0.17802800495061519" table:style-name="ce131">
            <text:p>17,8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Cantabria</text:p>
          </table:table-cell>
          <table:table-cell office:value-type="float" office:value="93130" table:style-name="ce133">
            <text:p>93.130</text:p>
          </table:table-cell>
          <table:table-cell office:value-type="percentage" office:value="0.94611617936891723" table:style-name="ce83">
            <text:p>94,6%</text:p>
          </table:table-cell>
          <table:table-cell office:value-type="float" office:value="77135" table:style-name="ce133">
            <text:p>77.135</text:p>
          </table:table-cell>
          <table:table-cell office:value-type="percentage" office:value="0.99919685998160546" table:style-name="ce83">
            <text:p>99,9%</text:p>
          </table:table-cell>
          <table:table-cell office:value-type="float" office:value="74468" table:style-name="ce133">
            <text:p>74.468</text:p>
          </table:table-cell>
          <table:table-cell office:value-type="percentage" office:value="0.87448917281225047" table:style-name="ce83">
            <text:p>87,4%</text:p>
          </table:table-cell>
          <table:table-cell office:value-type="float" office:value="64894" table:style-name="ce133">
            <text:p>64.894</text:p>
          </table:table-cell>
          <table:table-cell office:value-type="percentage" office:value="0.72612733579500954" table:style-name="ce83">
            <text:p>72,6%</text:p>
          </table:table-cell>
          <table:table-cell office:value-type="float" office:value="33225" table:style-name="ce133">
            <text:p>33.225</text:p>
          </table:table-cell>
          <table:table-cell office:value-type="percentage" office:value="0.58449440574203082" table:style-name="ce83">
            <text:p>58,4%</text:p>
          </table:table-cell>
          <table:table-cell office:value-type="float" office:value="21996" table:style-name="ce133">
            <text:p>21.996</text:p>
          </table:table-cell>
          <table:table-cell office:value-type="percentage" office:value="0.50649350649350644" table:style-name="ce83">
            <text:p>50,6%</text:p>
          </table:table-cell>
          <table:table-cell office:value-type="float" office:value="3220" table:style-name="ce130">
            <text:p>3.220</text:p>
          </table:table-cell>
          <table:table-cell office:value-type="percentage" office:value="0.32352054656887369" table:style-name="ce131">
            <text:p>32,4%</text:p>
          </table:table-cell>
          <table:table-cell table:number-columns-repeated="16369"/>
        </table:table-row>
        <table:table-row table:style-name="ro17">
          <table:table-cell office:value-type="string" table:style-name="ce132">
            <text:p>Castilla y León<text:s/></text:p>
          </table:table-cell>
          <table:table-cell office:value-type="float" office:value="453256" table:style-name="ce133">
            <text:p>453.256</text:p>
          </table:table-cell>
          <table:table-cell office:value-type="percentage" office:value="0.94417121300178941" table:style-name="ce83">
            <text:p>94,4%</text:p>
          </table:table-cell>
          <table:table-cell office:value-type="float" office:value="313097" table:style-name="ce133">
            <text:p>313.097</text:p>
          </table:table-cell>
          <table:table-cell office:value-type="percentage" office:value="0.96314719281893213" table:style-name="ce83">
            <text:p>96,3%</text:p>
          </table:table-cell>
          <table:table-cell office:value-type="float" office:value="318137" table:style-name="ce133">
            <text:p>318.137</text:p>
          </table:table-cell>
          <table:table-cell office:value-type="percentage" office:value="0.89145968302360512" table:style-name="ce83">
            <text:p>89,1%</text:p>
          </table:table-cell>
          <table:table-cell office:value-type="float" office:value="244584" table:style-name="ce133">
            <text:p>244.584</text:p>
          </table:table-cell>
          <table:table-cell office:value-type="percentage" office:value="0.75241567071201143" table:style-name="ce83">
            <text:p>75,2%</text:p>
          </table:table-cell>
          <table:table-cell office:value-type="float" office:value="134480" table:style-name="ce133">
            <text:p>134.480</text:p>
          </table:table-cell>
          <table:table-cell office:value-type="percentage" office:value="0.6189049505952956" table:style-name="ce83">
            <text:p>61,9%</text:p>
          </table:table-cell>
          <table:table-cell office:value-type="float" office:value="103059" table:style-name="ce133">
            <text:p>103.059</text:p>
          </table:table-cell>
          <table:table-cell office:value-type="percentage" office:value="0.55205939543927873" table:style-name="ce83">
            <text:p>55,2%</text:p>
          </table:table-cell>
          <table:table-cell office:value-type="float" office:value="14076" table:style-name="ce130">
            <text:p>14.076</text:p>
          </table:table-cell>
          <table:table-cell office:value-type="percentage" office:value="0.29581993569131831" table:style-name="ce131">
            <text:p>29,6%</text:p>
          </table:table-cell>
          <table:table-cell table:number-columns-repeated="16369"/>
        </table:table-row>
        <table:table-row table:style-name="ro17">
          <table:table-cell office:value-type="string" table:style-name="ce132">
            <text:p>Castilla - La Mancha</text:p>
          </table:table-cell>
          <table:table-cell office:value-type="float" office:value="278652" table:style-name="ce133">
            <text:p>278.652</text:p>
          </table:table-cell>
          <table:table-cell office:value-type="percentage" office:value="0.94190421141228842" table:style-name="ce83">
            <text:p>94,2%</text:p>
          </table:table-cell>
          <table:table-cell office:value-type="float" office:value="215670" table:style-name="ce133">
            <text:p>215.670</text:p>
          </table:table-cell>
          <table:table-cell office:value-type="percentage" office:value="0.9653119684898398" table:style-name="ce83">
            <text:p>96,5%</text:p>
          </table:table-cell>
          <table:table-cell office:value-type="float" office:value="238256" table:style-name="ce133">
            <text:p>238.256</text:p>
          </table:table-cell>
          <table:table-cell office:value-type="percentage" office:value="0.82984222075162828" table:style-name="ce83">
            <text:p>83,0%</text:p>
          </table:table-cell>
          <table:table-cell office:value-type="float" office:value="195907" table:style-name="ce133">
            <text:p>195.907</text:p>
          </table:table-cell>
          <table:table-cell office:value-type="percentage" office:value="0.68139906158806574" table:style-name="ce83">
            <text:p>68,1%</text:p>
          </table:table-cell>
          <table:table-cell office:value-type="float" office:value="107732" table:style-name="ce133">
            <text:p>107.732</text:p>
          </table:table-cell>
          <table:table-cell office:value-type="percentage" office:value="0.51968876175223466" table:style-name="ce83">
            <text:p>52,0%</text:p>
          </table:table-cell>
          <table:table-cell office:value-type="float" office:value="80089" table:style-name="ce133">
            <text:p>80.089</text:p>
          </table:table-cell>
          <table:table-cell office:value-type="percentage" office:value="0.45746844119495061" table:style-name="ce83">
            <text:p>45,7%</text:p>
          </table:table-cell>
          <table:table-cell office:value-type="float" office:value="12498" table:style-name="ce130">
            <text:p>12.498</text:p>
          </table:table-cell>
          <table:table-cell office:value-type="percentage" office:value="0.33791164224301085" table:style-name="ce131">
            <text:p>33,8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Cataluña</text:p>
          </table:table-cell>
          <table:table-cell office:value-type="float" office:value="993340" table:style-name="ce133">
            <text:p>993.340</text:p>
          </table:table-cell>
          <table:table-cell office:value-type="percentage" office:value="0.92441901585398989" table:style-name="ce83">
            <text:p>92,4%</text:p>
          </table:table-cell>
          <table:table-cell office:value-type="float" office:value="749214" table:style-name="ce133">
            <text:p>749.214</text:p>
          </table:table-cell>
          <table:table-cell office:value-type="percentage" office:value="0.9334138987865348" table:style-name="ce83">
            <text:p>93,3%</text:p>
          </table:table-cell>
          <table:table-cell office:value-type="float" office:value="821956" table:style-name="ce133">
            <text:p>821.956</text:p>
          </table:table-cell>
          <table:table-cell office:value-type="percentage" office:value="0.78998985068200345" table:style-name="ce83">
            <text:p>79,0%</text:p>
          </table:table-cell>
          <table:table-cell office:value-type="float" office:value="719470" table:style-name="ce133">
            <text:p>719.470</text:p>
          </table:table-cell>
          <table:table-cell office:value-type="percentage" office:value="0.62173779286410558" table:style-name="ce83">
            <text:p>62,2%</text:p>
          </table:table-cell>
          <table:table-cell office:value-type="float" office:value="390712" table:style-name="ce133">
            <text:p>390.712</text:p>
          </table:table-cell>
          <table:table-cell office:value-type="percentage" office:value="0.47592551087030666" table:style-name="ce83">
            <text:p>47,6%</text:p>
          </table:table-cell>
          <table:table-cell office:value-type="float" office:value="276199" table:style-name="ce133">
            <text:p>276.199</text:p>
          </table:table-cell>
          <table:table-cell office:value-type="percentage" office:value="0.40252445833157235" table:style-name="ce83">
            <text:p>40,3%</text:p>
          </table:table-cell>
          <table:table-cell office:value-type="float" office:value="41011" table:style-name="ce130">
            <text:p>41.011</text:p>
          </table:table-cell>
          <table:table-cell office:value-type="percentage" office:value="0.28813618862940166" table:style-name="ce131">
            <text:p>28,8%</text:p>
          </table:table-cell>
          <table:table-cell table:number-columns-repeated="16369"/>
        </table:table-row>
        <table:table-row table:style-name="ro17">
          <table:table-cell office:value-type="string" table:style-name="ce132">
            <text:p>C. Valenciana</text:p>
          </table:table-cell>
          <table:table-cell office:value-type="float" office:value="703186" table:style-name="ce133">
            <text:p>703.186</text:p>
          </table:table-cell>
          <table:table-cell office:value-type="percentage" office:value="0.96148776512541156" table:style-name="ce83">
            <text:p>96,1%</text:p>
          </table:table-cell>
          <table:table-cell office:value-type="float" office:value="571638" table:style-name="ce133">
            <text:p>571.638</text:p>
          </table:table-cell>
          <table:table-cell office:value-type="percentage" office:value="0.98596694574092669" table:style-name="ce83">
            <text:p>98,6%</text:p>
          </table:table-cell>
          <table:table-cell office:value-type="float" office:value="626539" table:style-name="ce133">
            <text:p>626.539</text:p>
          </table:table-cell>
          <table:table-cell office:value-type="percentage" office:value="0.85380591126694727" table:style-name="ce83">
            <text:p>85,4%</text:p>
          </table:table-cell>
          <table:table-cell office:value-type="float" office:value="554913" table:style-name="ce133">
            <text:p>554.913</text:p>
          </table:table-cell>
          <table:table-cell office:value-type="percentage" office:value="0.72061663288111333" table:style-name="ce83">
            <text:p>72,1%</text:p>
          </table:table-cell>
          <table:table-cell office:value-type="float" office:value="311804" table:style-name="ce133">
            <text:p>311.804</text:p>
          </table:table-cell>
          <table:table-cell office:value-type="percentage" office:value="0.58749691464446341" table:style-name="ce83">
            <text:p>58,7%</text:p>
          </table:table-cell>
          <table:table-cell office:value-type="float" office:value="243996" table:style-name="ce133">
            <text:p>243.996</text:p>
          </table:table-cell>
          <table:table-cell office:value-type="percentage" office:value="0.54532654196959973" table:style-name="ce83">
            <text:p>54,5%</text:p>
          </table:table-cell>
          <table:table-cell office:value-type="float" office:value="51764" table:style-name="ce130">
            <text:p>51.764</text:p>
          </table:table-cell>
          <table:table-cell office:value-type="percentage" office:value="0.5416060685325661" table:style-name="ce131">
            <text:p>54,2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Extremadura</text:p>
          </table:table-cell>
          <table:table-cell office:value-type="float" office:value="156595" table:style-name="ce133">
            <text:p>156.595</text:p>
          </table:table-cell>
          <table:table-cell office:value-type="percentage" office:value="0.9026220682579299" table:style-name="ce83">
            <text:p>90,3%</text:p>
          </table:table-cell>
          <table:table-cell office:value-type="float" office:value="128843" table:style-name="ce133">
            <text:p>128.843</text:p>
          </table:table-cell>
          <table:table-cell office:value-type="percentage" office:value="0.96937846561284446" table:style-name="ce83">
            <text:p>96,9%</text:p>
          </table:table-cell>
          <table:table-cell office:value-type="float" office:value="137604" table:style-name="ce133">
            <text:p>137.604</text:p>
          </table:table-cell>
          <table:table-cell office:value-type="percentage" office:value="0.85136238770510064" table:style-name="ce83">
            <text:p>85,1%</text:p>
          </table:table-cell>
          <table:table-cell office:value-type="float" office:value="109181" table:style-name="ce133">
            <text:p>109.181</text:p>
          </table:table-cell>
          <table:table-cell office:value-type="percentage" office:value="0.74640916082720898" table:style-name="ce83">
            <text:p>74,6%</text:p>
          </table:table-cell>
          <table:table-cell office:value-type="float" office:value="73932" table:style-name="ce133">
            <text:p>73.932</text:p>
          </table:table-cell>
          <table:table-cell office:value-type="percentage" office:value="0.65185995044834544" table:style-name="ce83">
            <text:p>65,2%</text:p>
          </table:table-cell>
          <table:table-cell office:value-type="float" office:value="52408" table:style-name="ce133">
            <text:p>52.408</text:p>
          </table:table-cell>
          <table:table-cell office:value-type="percentage" office:value="0.55956181466810451" table:style-name="ce83">
            <text:p>56,0%</text:p>
          </table:table-cell>
          <table:table-cell office:value-type="float" office:value="7232" table:style-name="ce130">
            <text:p>7.232</text:p>
          </table:table-cell>
          <table:table-cell office:value-type="percentage" office:value="0.37529839128178516" table:style-name="ce131">
            <text:p>37,5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Galicia</text:p>
          </table:table-cell>
          <table:table-cell office:value-type="float" office:value="510471" table:style-name="ce133">
            <text:p>510.471</text:p>
          </table:table-cell>
          <table:table-cell office:value-type="percentage" office:value="0.9569184164303135" table:style-name="ce83">
            <text:p>95,7%</text:p>
          </table:table-cell>
          <table:table-cell office:value-type="float" office:value="339713" table:style-name="ce133">
            <text:p>339.713</text:p>
          </table:table-cell>
          <table:table-cell office:value-type="percentage" office:value="0.97548320033539027" table:style-name="ce83">
            <text:p>97,5%</text:p>
          </table:table-cell>
          <table:table-cell office:value-type="float" office:value="379650" table:style-name="ce133">
            <text:p>379.650</text:p>
          </table:table-cell>
          <table:table-cell office:value-type="percentage" office:value="0.96582901277596023" table:style-name="ce83">
            <text:p>96,6%</text:p>
          </table:table-cell>
          <table:table-cell office:value-type="float" office:value="394581" table:style-name="ce133">
            <text:p>394.581</text:p>
          </table:table-cell>
          <table:table-cell office:value-type="percentage" office:value="0.9588845686512758" table:style-name="ce83">
            <text:p>95,9%</text:p>
          </table:table-cell>
          <table:table-cell office:value-type="float" office:value="209861" table:style-name="ce133">
            <text:p>209.861</text:p>
          </table:table-cell>
          <table:table-cell office:value-type="percentage" office:value="0.78431892843394835" table:style-name="ce83">
            <text:p>78,4%</text:p>
          </table:table-cell>
          <table:table-cell office:value-type="float" office:value="153555" table:style-name="ce133">
            <text:p>153.555</text:p>
          </table:table-cell>
          <table:table-cell office:value-type="percentage" office:value="0.75747336227308604" table:style-name="ce83">
            <text:p>75,7%</text:p>
          </table:table-cell>
          <table:table-cell office:value-type="float" office:value="29684" table:style-name="ce130">
            <text:p>29.684</text:p>
          </table:table-cell>
          <table:table-cell office:value-type="percentage" office:value="0.71128363645077042" table:style-name="ce131">
            <text:p>71,1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La Rioja</text:p>
          </table:table-cell>
          <table:table-cell office:value-type="float" office:value="46315" table:style-name="ce133">
            <text:p>46.315</text:p>
          </table:table-cell>
          <table:table-cell office:value-type="percentage" office:value="0.82912638739706412" table:style-name="ce83">
            <text:p>82,9%</text:p>
          </table:table-cell>
          <table:table-cell office:value-type="float" office:value="37454" table:style-name="ce133">
            <text:p>37.454</text:p>
          </table:table-cell>
          <table:table-cell office:value-type="percentage" office:value="0.94254724815662982" table:style-name="ce83">
            <text:p>94,3%</text:p>
          </table:table-cell>
          <table:table-cell office:value-type="float" office:value="38381" table:style-name="ce133">
            <text:p>38.381</text:p>
          </table:table-cell>
          <table:table-cell office:value-type="percentage" office:value="0.82821198912433647" table:style-name="ce83">
            <text:p>82,8%</text:p>
          </table:table-cell>
          <table:table-cell office:value-type="float" office:value="34859" table:style-name="ce133">
            <text:p>34.859</text:p>
          </table:table-cell>
          <table:table-cell office:value-type="percentage" office:value="0.71605521548005424" table:style-name="ce83">
            <text:p>71,6%</text:p>
          </table:table-cell>
          <table:table-cell office:value-type="float" office:value="18363" table:style-name="ce133">
            <text:p>18.363</text:p>
          </table:table-cell>
          <table:table-cell office:value-type="percentage" office:value="0.56501538461538459" table:style-name="ce83">
            <text:p>56,5%</text:p>
          </table:table-cell>
          <table:table-cell office:value-type="float" office:value="12625" table:style-name="ce133">
            <text:p>12.625</text:p>
          </table:table-cell>
          <table:table-cell office:value-type="percentage" office:value="0.49383923332681401" table:style-name="ce83">
            <text:p>49,4%</text:p>
          </table:table-cell>
          <table:table-cell office:value-type="float" office:value="2178" table:style-name="ce130">
            <text:p>2.178</text:p>
          </table:table-cell>
          <table:table-cell office:value-type="percentage" office:value="0.39095315024232635" table:style-name="ce131">
            <text:p>39,1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Madrid</text:p>
          </table:table-cell>
          <table:table-cell office:value-type="float" office:value="841812" table:style-name="ce133">
            <text:p>841.812</text:p>
          </table:table-cell>
          <table:table-cell office:value-type="percentage" office:value="0.95164732800955021" table:style-name="ce83">
            <text:p>95,2%</text:p>
          </table:table-cell>
          <table:table-cell office:value-type="float" office:value="643431" table:style-name="ce133">
            <text:p>643.431</text:p>
          </table:table-cell>
          <table:table-cell office:value-type="percentage" office:value="0.92932743275916352" table:style-name="ce83">
            <text:p>92,9%</text:p>
          </table:table-cell>
          <table:table-cell office:value-type="float" office:value="745407" table:style-name="ce133">
            <text:p>745.407</text:p>
          </table:table-cell>
          <table:table-cell office:value-type="percentage" office:value="0.773398616112977" table:style-name="ce83">
            <text:p>77,3%</text:p>
          </table:table-cell>
          <table:table-cell office:value-type="float" office:value="660736" table:style-name="ce133">
            <text:p>660.736</text:p>
          </table:table-cell>
          <table:table-cell office:value-type="percentage" office:value="0.62614523276133294" table:style-name="ce83">
            <text:p>62,6%</text:p>
          </table:table-cell>
          <table:table-cell office:value-type="float" office:value="393292" table:style-name="ce133">
            <text:p>393.292</text:p>
          </table:table-cell>
          <table:table-cell office:value-type="percentage" office:value="0.5061210622967528" table:style-name="ce83">
            <text:p>50,6%</text:p>
          </table:table-cell>
          <table:table-cell office:value-type="float" office:value="286021" table:style-name="ce133">
            <text:p>286.021</text:p>
          </table:table-cell>
          <table:table-cell office:value-type="percentage" office:value="0.45152037533427419" table:style-name="ce83">
            <text:p>45,2%</text:p>
          </table:table-cell>
          <table:table-cell office:value-type="float" office:value="35378" table:style-name="ce130">
            <text:p>35.378</text:p>
          </table:table-cell>
          <table:table-cell office:value-type="percentage" office:value="0.28625988170276812" table:style-name="ce131">
            <text:p>28,6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Murcia<text:s/></text:p>
          </table:table-cell>
          <table:table-cell office:value-type="float" office:value="164288" table:style-name="ce133">
            <text:p>164.288</text:p>
          </table:table-cell>
          <table:table-cell office:value-type="percentage" office:value="0.89130493752814355" table:style-name="ce83">
            <text:p>89,1%</text:p>
          </table:table-cell>
          <table:table-cell office:value-type="float" office:value="137332" table:style-name="ce133">
            <text:p>137.332</text:p>
          </table:table-cell>
          <table:table-cell office:value-type="percentage" office:value="0.89144207301241107" table:style-name="ce83">
            <text:p>89,1%</text:p>
          </table:table-cell>
          <table:table-cell office:value-type="float" office:value="158194" table:style-name="ce133">
            <text:p>158.194</text:p>
          </table:table-cell>
          <table:table-cell office:value-type="percentage" office:value="0.74582520060724355" table:style-name="ce83">
            <text:p>74,6%</text:p>
          </table:table-cell>
          <table:table-cell office:value-type="float" office:value="139284" table:style-name="ce133">
            <text:p>139.284</text:p>
          </table:table-cell>
          <table:table-cell office:value-type="percentage" office:value="0.58980656526305086" table:style-name="ce83">
            <text:p>59,0%</text:p>
          </table:table-cell>
          <table:table-cell office:value-type="float" office:value="70032" table:style-name="ce133">
            <text:p>70.032</text:p>
          </table:table-cell>
          <table:table-cell office:value-type="percentage" office:value="0.40663794404896009" table:style-name="ce83">
            <text:p>40,7%</text:p>
          </table:table-cell>
          <table:table-cell office:value-type="float" office:value="52193" table:style-name="ce133">
            <text:p>52.193</text:p>
          </table:table-cell>
          <table:table-cell office:value-type="percentage" office:value="0.35765287942329305" table:style-name="ce83">
            <text:p>35,8%</text:p>
          </table:table-cell>
          <table:table-cell office:value-type="float" office:value="6623" table:style-name="ce130">
            <text:p>6.623</text:p>
          </table:table-cell>
          <table:table-cell office:value-type="percentage" office:value="0.21597208634970325" table:style-name="ce131">
            <text:p>21,6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Navarra</text:p>
          </table:table-cell>
          <table:table-cell office:value-type="float" office:value="93714" table:style-name="ce133">
            <text:p>93.714</text:p>
          </table:table-cell>
          <table:table-cell office:value-type="percentage" office:value="0.95391944300241238" table:style-name="ce83">
            <text:p>95,4%</text:p>
          </table:table-cell>
          <table:table-cell office:value-type="float" office:value="72498" table:style-name="ce133">
            <text:p>72.498</text:p>
          </table:table-cell>
          <table:table-cell office:value-type="percentage" office:value="1" table:style-name="ce83">
            <text:p>100,0%</text:p>
          </table:table-cell>
          <table:table-cell office:value-type="float" office:value="77706" table:style-name="ce133">
            <text:p>77.706</text:p>
          </table:table-cell>
          <table:table-cell office:value-type="percentage" office:value="0.83665493071481634" table:style-name="ce83">
            <text:p>83,7%</text:p>
          </table:table-cell>
          <table:table-cell office:value-type="float" office:value="65652" table:style-name="ce133">
            <text:p>65.652</text:p>
          </table:table-cell>
          <table:table-cell office:value-type="percentage" office:value="0.67919140924044608" table:style-name="ce83">
            <text:p>67,9%</text:p>
          </table:table-cell>
          <table:table-cell office:value-type="float" office:value="34530" table:style-name="ce133">
            <text:p>34.530</text:p>
          </table:table-cell>
          <table:table-cell office:value-type="percentage" office:value="0.52431784016885075" table:style-name="ce83">
            <text:p>52,4%</text:p>
          </table:table-cell>
          <table:table-cell office:value-type="float" office:value="27041" table:style-name="ce133">
            <text:p>27.041</text:p>
          </table:table-cell>
          <table:table-cell office:value-type="percentage" office:value="0.45440185518156917" table:style-name="ce83">
            <text:p>45,4%</text:p>
          </table:table-cell>
          <table:table-cell office:value-type="float" office:value="4126" table:style-name="ce130">
            <text:p>4.126</text:p>
          </table:table-cell>
          <table:table-cell office:value-type="percentage" office:value="0.30843985946026764" table:style-name="ce131">
            <text:p>30,8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País Vasco</text:p>
          </table:table-cell>
          <table:table-cell office:value-type="float" office:value="353039" table:style-name="ce133">
            <text:p>353.039</text:p>
          </table:table-cell>
          <table:table-cell office:value-type="percentage" office:value="0.93141284732848595" table:style-name="ce83">
            <text:p>93,1%</text:p>
          </table:table-cell>
          <table:table-cell office:value-type="float" office:value="262118" table:style-name="ce133">
            <text:p>262.118</text:p>
          </table:table-cell>
          <table:table-cell office:value-type="percentage" office:value="0.94046183874393641" table:style-name="ce83">
            <text:p>94,0%</text:p>
          </table:table-cell>
          <table:table-cell office:value-type="float" office:value="274049" table:style-name="ce133">
            <text:p>274.049</text:p>
          </table:table-cell>
          <table:table-cell office:value-type="percentage" office:value="0.83665544202007003" table:style-name="ce83">
            <text:p>83,7%</text:p>
          </table:table-cell>
          <table:table-cell office:value-type="float" office:value="204355" table:style-name="ce133">
            <text:p>204.355</text:p>
          </table:table-cell>
          <table:table-cell office:value-type="percentage" office:value="0.62812749738734863" table:style-name="ce83">
            <text:p>62,8%</text:p>
          </table:table-cell>
          <table:table-cell office:value-type="float" office:value="94890" table:style-name="ce133">
            <text:p>94.890</text:p>
          </table:table-cell>
          <table:table-cell office:value-type="percentage" office:value="0.45161198206687797" table:style-name="ce83">
            <text:p>45,2%</text:p>
          </table:table-cell>
          <table:table-cell office:value-type="float" office:value="67468" table:style-name="ce133">
            <text:p>67.468</text:p>
          </table:table-cell>
          <table:table-cell office:value-type="percentage" office:value="0.38790094922699231" table:style-name="ce83">
            <text:p>38,8%</text:p>
          </table:table-cell>
          <table:table-cell office:value-type="float" office:value="12909" table:style-name="ce130">
            <text:p>12.909</text:p>
          </table:table-cell>
          <table:table-cell office:value-type="percentage" office:value="0.33483775581666797" table:style-name="ce131">
            <text:p>33,5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Ceuta</text:p>
          </table:table-cell>
          <table:table-cell office:value-type="float" office:value="5750" table:style-name="ce133">
            <text:p>5.750</text:p>
          </table:table-cell>
          <table:table-cell office:value-type="percentage" office:value="0.91168542888853654" table:style-name="ce83">
            <text:p>91,2%</text:p>
          </table:table-cell>
          <table:table-cell office:value-type="float" office:value="7359" table:style-name="ce133">
            <text:p>7.359</text:p>
          </table:table-cell>
          <table:table-cell office:value-type="percentage" office:value="0.96045418950665618" table:style-name="ce83">
            <text:p>96,0%</text:p>
          </table:table-cell>
          <table:table-cell office:value-type="float" office:value="9300" table:style-name="ce133">
            <text:p>9.300</text:p>
          </table:table-cell>
          <table:table-cell office:value-type="percentage" office:value="0.87521174477696217" table:style-name="ce83">
            <text:p>87,5%</text:p>
          </table:table-cell>
          <table:table-cell office:value-type="float" office:value="8981" table:style-name="ce133">
            <text:p>8.981</text:p>
          </table:table-cell>
          <table:table-cell office:value-type="percentage" office:value="0.80037429819089212" table:style-name="ce83">
            <text:p>80,0%</text:p>
          </table:table-cell>
          <table:table-cell office:value-type="float" office:value="6435" table:style-name="ce133">
            <text:p>6.435</text:p>
          </table:table-cell>
          <table:table-cell office:value-type="percentage" office:value="0.68391965139759803" table:style-name="ce83">
            <text:p>68,4%</text:p>
          </table:table-cell>
          <table:table-cell office:value-type="float" office:value="5325" table:style-name="ce133">
            <text:p>5.325</text:p>
          </table:table-cell>
          <table:table-cell office:value-type="percentage" office:value="0.57449563059661235" table:style-name="ce83">
            <text:p>57,4%</text:p>
          </table:table-cell>
          <table:table-cell office:value-type="float" office:value="1033" table:style-name="ce130">
            <text:p>1.033</text:p>
          </table:table-cell>
          <table:table-cell office:value-type="percentage" office:value="0.43513058129738835" table:style-name="ce131">
            <text:p>43,5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Melilla</text:p>
          </table:table-cell>
          <table:table-cell office:value-type="float" office:value="4601" table:style-name="ce133">
            <text:p>4.601</text:p>
          </table:table-cell>
          <table:table-cell office:value-type="percentage" office:value="0.8474857248111991" table:style-name="ce83">
            <text:p>84,7%</text:p>
          </table:table-cell>
          <table:table-cell office:value-type="float" office:value="6234" table:style-name="ce133">
            <text:p>6.234</text:p>
          </table:table-cell>
          <table:table-cell office:value-type="percentage" office:value="0.84106853750674582" table:style-name="ce83">
            <text:p>84,1%</text:p>
          </table:table-cell>
          <table:table-cell office:value-type="float" office:value="8059" table:style-name="ce133">
            <text:p>8.059</text:p>
          </table:table-cell>
          <table:table-cell office:value-type="percentage" office:value="0.80045689312673818" table:style-name="ce83">
            <text:p>80,0%</text:p>
          </table:table-cell>
          <table:table-cell office:value-type="float" office:value="7798" table:style-name="ce133">
            <text:p>7.798</text:p>
          </table:table-cell>
          <table:table-cell office:value-type="percentage" office:value="0.7360770247309798" table:style-name="ce83">
            <text:p>73,6%</text:p>
          </table:table-cell>
          <table:table-cell office:value-type="float" office:value="5099" table:style-name="ce133">
            <text:p>5.099</text:p>
          </table:table-cell>
          <table:table-cell office:value-type="percentage" office:value="0.55574931880108991" table:style-name="ce83">
            <text:p>55,6%</text:p>
          </table:table-cell>
          <table:table-cell office:value-type="float" office:value="4521" table:style-name="ce133">
            <text:p>4.521</text:p>
          </table:table-cell>
          <table:table-cell office:value-type="percentage" office:value="0.46288522576021296" table:style-name="ce83">
            <text:p>46,3%</text:p>
          </table:table-cell>
          <table:table-cell office:value-type="float" office:value="976" table:style-name="ce130">
            <text:p>976</text:p>
          </table:table-cell>
          <table:table-cell office:value-type="percentage" office:value="0.40414078674948239" table:style-name="ce131">
            <text:p>40,4%</text:p>
          </table:table-cell>
          <table:table-cell table:number-columns-repeated="16369"/>
        </table:table-row>
        <table:table-row table:style-name="ro17">
          <table:table-cell office:value-type="string" table:style-name="ce132">
            <text:p>Fuerzas Armadas</text:p>
          </table:table-cell>
          <table:table-cell office:value-type="float" office:value="7" table:style-name="ce133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95" table:style-name="ce133">
            <text:p>2.395</text:p>
          </table:table-cell>
          <table:table-cell office:value-type="percentage" office:value="0.64677288684850121" table:style-name="ce83">
            <text:p>64,7%</text:p>
          </table:table-cell>
          <table:table-cell office:value-type="float" office:value="7461" table:style-name="ce133">
            <text:p>7.461</text:p>
          </table:table-cell>
          <table:table-cell office:value-type="percentage" office:value="0.75646355064382031" table:style-name="ce83">
            <text:p>75,6%</text:p>
          </table:table-cell>
          <table:table-cell office:value-type="float" office:value="15439" table:style-name="ce133">
            <text:p>15.439</text:p>
          </table:table-cell>
          <table:table-cell office:value-type="percentage" office:value="0.67614084260313567" table:style-name="ce83">
            <text:p>67,6%</text:p>
          </table:table-cell>
          <table:table-cell office:value-type="float" office:value="15551" table:style-name="ce133">
            <text:p>15.551</text:p>
          </table:table-cell>
          <table:table-cell office:value-type="percentage" office:value="0.47558029297532034" table:style-name="ce83">
            <text:p>47,6%</text:p>
          </table:table-cell>
          <table:table-cell office:value-type="float" office:value="11127" table:style-name="ce133">
            <text:p>11.127</text:p>
          </table:table-cell>
          <table:table-cell office:value-type="percentage" office:value="0.45182117188451698" table:style-name="ce83">
            <text:p>45,2%</text:p>
          </table:table-cell>
          <table:table-cell office:value-type="float" office:value="257" table:style-name="ce130">
            <text:p>257</text:p>
          </table:table-cell>
          <table:table-cell office:value-type="percentage" office:value="0.19308790383170549" table:style-name="ce131">
            <text:p>19,3%</text:p>
          </table:table-cell>
          <table:table-cell table:number-columns-repeated="16369"/>
        </table:table-row>
        <table:table-row table:style-name="ro17">
          <table:table-cell office:value-type="string" table:style-name="ce134">
            <text:p>Sanidad Exterior</text:p>
          </table:table-cell>
          <table:table-cell office:value-type="float" office:value="79" table:style-name="ce133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4" table:style-name="ce133">
            <text:p>304</text:p>
          </table:table-cell>
          <table:table-cell office:value-type="percentage" office:value="0.96815286624203822" table:style-name="ce86">
            <text:p>96,8%</text:p>
          </table:table-cell>
          <table:table-cell office:value-type="float" office:value="710" table:style-name="ce133">
            <text:p>710</text:p>
          </table:table-cell>
          <table:table-cell office:value-type="percentage" office:value="0.77006507592190887" table:style-name="ce86">
            <text:p>77,0%</text:p>
          </table:table-cell>
          <table:table-cell office:value-type="float" office:value="946" table:style-name="ce133">
            <text:p>946</text:p>
          </table:table-cell>
          <table:table-cell office:value-type="percentage" office:value="0.47633434038267874" table:style-name="ce86">
            <text:p>47,6%</text:p>
          </table:table-cell>
          <table:table-cell office:value-type="float" office:value="1199" table:style-name="ce133">
            <text:p>1.199</text:p>
          </table:table-cell>
          <table:table-cell office:value-type="percentage" office:value="0.48918808649530804" table:style-name="ce86">
            <text:p>48,9%</text:p>
          </table:table-cell>
          <table:table-cell office:value-type="float" office:value="964" table:style-name="ce133">
            <text:p>964</text:p>
          </table:table-cell>
          <table:table-cell office:value-type="percentage" office:value="0.450046685340803" table:style-name="ce86">
            <text:p>45,0%</text:p>
          </table:table-cell>
          <table:table-cell office:value-type="float" office:value="20" table:style-name="ce130">
            <text:p>20</text:p>
          </table:table-cell>
          <table:table-cell office:value-type="percentage" office:value="0.11627906976744186" table:style-name="ce131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35">
            <text:p>Totales</text:p>
          </table:table-cell>
          <table:table-cell office:value-type="float" office:value="6458330" table:style-name="ce136">
            <text:p>6.458.330</text:p>
          </table:table-cell>
          <table:table-cell office:value-type="percentage" office:value="0.93789105539010742" table:style-name="ce137">
            <text:p>93,79%</text:p>
          </table:table-cell>
          <table:table-cell office:value-type="float" office:value="5052066" table:style-name="ce136">
            <text:p>5.052.066</text:p>
          </table:table-cell>
          <table:table-cell office:value-type="percentage" office:value="0.94898163316253015" table:style-name="ce137">
            <text:p>94,90%</text:p>
          </table:table-cell>
          <table:table-cell office:value-type="float" office:value="5491119" table:style-name="ce136">
            <text:p>5.491.119</text:p>
          </table:table-cell>
          <table:table-cell office:value-type="percentage" office:value="0.81021838682242509" table:style-name="ce137">
            <text:p>81,02%</text:p>
          </table:table-cell>
          <table:table-cell office:value-type="float" office:value="4707631" table:style-name="ce136">
            <text:p>4.707.631</text:p>
          </table:table-cell>
          <table:table-cell office:value-type="percentage" office:value="0.66269389855737348" table:style-name="ce137">
            <text:p>66,27%</text:p>
          </table:table-cell>
          <table:table-cell office:value-type="float" office:value="2591622" table:style-name="ce136">
            <text:p>2.591.622</text:p>
          </table:table-cell>
          <table:table-cell office:value-type="percentage" office:value="0.51109395383509493" table:style-name="ce137">
            <text:p>51,11%</text:p>
          </table:table-cell>
          <table:table-cell office:value-type="float" office:value="1886558" table:style-name="ce136">
            <text:p>1.886.558</text:p>
          </table:table-cell>
          <table:table-cell office:value-type="percentage" office:value="0.45058867307685879" table:style-name="ce137">
            <text:p>45,06%</text:p>
          </table:table-cell>
          <table:table-cell office:value-type="float" office:value="296639" table:style-name="ce136">
            <text:p>296.639</text:p>
          </table:table-cell>
          <table:table-cell office:value-type="percentage" office:value="0.33822127663455925" table:style-name="ce137">
            <text:p>33,82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3-05-25T14:35:45Z</dc:date>
  </office:meta>
</office:document-meta>
</file>